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666666"/>
    </style:style>
    <style:style style:name="dp2" style:family="drawing-page">
      <style:drawing-page-properties draw:fill="solid" draw:fill-color="#3a1a0f"/>
    </style:style>
    <style:style style:name="dp3" style:family="drawing-page"/>
    <style:style style:name="gr1" style:family="graphic" style:parent-style-name="standard">
      <style:graphic-properties svg:stroke-color="#000000" draw:fill-color="#003a69" draw:textarea-horizontal-align="justify" draw:textarea-vertical-align="top" draw:auto-grow-height="false" fo:min-height="1.55cm" fo:min-width="2.9cm"/>
    </style:style>
    <style:style style:name="gr2" style:family="graphic" style:parent-style-name="standard">
      <style:graphic-properties svg:stroke-width="0.106cm" svg:stroke-color="#ffffff" draw:marker-start-width="0.358cm" draw:marker-end-width="0.358cm" draw:fill="none" draw:textarea-horizontal-align="justify" draw:textarea-vertical-align="middle" draw:auto-grow-height="false" fo:min-height="1.929cm" fo:min-width="3.306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094cm" fo:min-width="0.844cm"/>
    </style:style>
    <style:style style:name="gr4" style:family="graphic" style:parent-style-name="standard">
      <style:graphic-properties svg:stroke-color="#bf0041" draw:fill-color="#ff0000" draw:textarea-horizontal-align="justify" draw:textarea-vertical-align="middle" draw:auto-grow-height="false" fo:min-height="0.812cm" fo:min-width="0.562cm"/>
    </style:style>
    <style:style style:name="gr5" style:family="graphic" style:parent-style-name="standard">
      <style:graphic-properties svg:stroke-width="0.081cm" svg:stroke-color="#ffffff" draw:marker-start-width="0.322cm" draw:marker-end-width="0.322cm" draw:fill="none" draw:fill-color="#ffffff" draw:textarea-horizontal-align="justify" draw:textarea-vertical-align="middle" draw:auto-grow-height="false" fo:min-height="3.506cm" fo:min-width="2.456cm" fo:padding-top="0.166cm" fo:padding-bottom="0.166cm" fo:padding-left="0.291cm" fo:padding-right="0.291cm"/>
    </style:style>
    <style:style style:name="gr6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0.452cm" fo:min-width="2.683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0.787cm" fo:min-width="2.506cm" fo:padding-top="0.134cm" fo:padding-bottom="0.134cm" fo:padding-left="0.259cm" fo:padding-right="0.259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2.15cm" fo:min-width="0.2cm"/>
    </style:style>
    <style:style style:name="gr9" style:family="graphic" style:parent-style-name="standard">
      <style:graphic-properties draw:stroke="solid" svg:stroke-color="#000000" draw:fill-color="#1c1c1c" draw:textarea-horizontal-align="justify" draw:textarea-vertical-align="middle" draw:auto-grow-height="false" fo:min-height="0.95cm" fo:min-width="0.2cm"/>
    </style:style>
    <style:style style:name="gr10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081cm" svg:stroke-color="#ffffff" draw:marker-start-width="0.322cm" draw:marker-end-width="0.322cm" draw:fill="none" draw:textarea-horizontal-align="justify" draw:textarea-vertical-align="middle" draw:auto-grow-height="false" fo:min-height="4.304cm" fo:min-width="2.354cm" fo:padding-top="0.166cm" fo:padding-bottom="0.166cm" fo:padding-left="0.291cm" fo:padding-right="0.291cm"/>
    </style:style>
    <style:style style:name="gr12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0.335cm" fo:min-width="2.583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0.76cm" fo:min-width="2.41cm" fo:padding-top="0.134cm" fo:padding-bottom="0.134cm" fo:padding-left="0.259cm" fo:padding-right="0.259cm"/>
    </style:style>
    <style:style style:name="gr14" style:family="graphic" style:parent-style-name="standard">
      <style:graphic-properties svg:stroke-color="#999999" draw:fill-color="#dddddd" draw:textarea-horizontal-align="justify" draw:textarea-vertical-align="middle" draw:auto-grow-height="false" fo:min-height="0.6cm" fo:min-width="0.35cm"/>
    </style:style>
    <style:style style:name="gr15" style:family="graphic" style:parent-style-name="standard">
      <style:graphic-properties svg:stroke-color="#999999" draw:fill-color="#cccccc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svg:stroke-color="#999999" draw:fill-color="#b2b2b2" draw:textarea-horizontal-align="justify" draw:textarea-vertical-align="middle" draw:auto-grow-height="false" fo:min-height="0.182cm" fo:min-width="0cm"/>
    </style:style>
    <style:style style:name="gr17" style:family="graphic" style:parent-style-name="standard">
      <style:graphic-properties svg:stroke-color="#999999" draw:fill-color="#b2b2b2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stroke="none" draw:fill="solid" draw:textarea-vertical-align="middle"/>
    </style:style>
    <style:style style:name="gr19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color="#999999" draw:fill-color="#eeeeee" draw:textarea-horizontal-align="justify" draw:textarea-vertical-align="middle" draw:auto-grow-height="false" fo:min-height="0.6cm" fo:min-width="0.35cm"/>
    </style:style>
    <style:style style:name="gr21" style:family="graphic" style:parent-style-name="standard">
      <style:graphic-properties svg:stroke-color="#bf0041" draw:fill-color="#ff0000" draw:textarea-horizontal-align="justify" draw:textarea-vertical-align="middle" draw:auto-grow-height="false" fo:min-height="0.316cm" fo:min-width="0.066cm"/>
    </style:style>
    <style:style style:name="gr22" style:family="graphic" style:parent-style-name="standard">
      <style:graphic-properties svg:stroke-color="#ffffff" draw:fill-color="#81d41a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width="0.081cm" svg:stroke-color="#ffffff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24" style:family="graphic" style:parent-style-name="objectwithoutfill">
      <style:graphic-properties draw:stroke="none" svg:stroke-width="0.018cm" svg:stroke-color="#ffffff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5" style:family="graphic" style:parent-style-name="objectwithoutfill">
      <style:graphic-properties svg:stroke-width="0.018cm" svg:stroke-color="#ffffff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6" style:family="graphic" style:parent-style-name="standard">
      <style:graphic-properties svg:stroke-color="#000000" draw:fill="hatch" draw:fill-hatch-name="Blue_20_Crossed_20_45_20_Degrees" draw:textarea-horizontal-align="justify" draw:textarea-vertical-align="middle" draw:auto-grow-height="false" fo:min-height="0.388cm" fo:min-width="0.138cm"/>
    </style:style>
    <style:style style:name="gr27" style:family="graphic" style:parent-style-name="standard">
      <style:graphic-properties svg:stroke-color="#999999" draw:fill-color="#dddddd" draw:textarea-horizontal-align="justify" draw:textarea-vertical-align="middle" draw:auto-grow-height="false" fo:min-height="0.74cm" fo:min-width="0.49cm"/>
    </style:style>
    <style:style style:name="gr28" style:family="graphic" style:parent-style-name="standard">
      <style:graphic-properties svg:stroke-color="#808080" draw:fill-color="#b2b2b2" draw:textarea-horizontal-align="justify" draw:textarea-vertical-align="middle" draw:auto-grow-height="false" fo:min-height="0.174cm" fo:min-width="0cm"/>
    </style:style>
    <style:style style:name="gr29" style:family="graphic" style:parent-style-name="standard">
      <style:graphic-properties svg:stroke-color="#999999" draw:fill-color="#cccccc" draw:textarea-horizontal-align="justify" draw:textarea-vertical-align="middle" draw:auto-grow-height="false" fo:min-height="0.388cm" fo:min-width="0cm"/>
    </style:style>
    <style:style style:name="gr30" style:family="graphic" style:parent-style-name="standard">
      <style:graphic-properties svg:stroke-color="#999999" draw:fill-color="#cccccc" draw:textarea-horizontal-align="justify" draw:textarea-vertical-align="middle" draw:auto-grow-height="false" fo:min-height="0.104cm" fo:min-width="0cm"/>
    </style:style>
    <style:style style:name="gr31" style:family="graphic" style:parent-style-name="standard">
      <style:graphic-properties svg:stroke-color="#ffffff" draw:fill-color="#ff000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8.11cm" fo:min-width="3.26cm" fo:padding-top="0.165cm" fo:padding-bottom="0.165cm" fo:padding-left="0.29cm" fo:padding-right="0.29cm"/>
    </style:style>
    <style:style style:name="gr33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0.933cm" fo:min-width="3.482cm" fo:padding-top="0.134cm" fo:padding-bottom="0.134cm" fo:padding-left="0.259cm" fo:padding-right="0.259cm"/>
    </style:style>
    <style:style style:name="gr34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1.255cm" fo:min-width="3.306cm" fo:padding-top="0.134cm" fo:padding-bottom="0.134cm" fo:padding-left="0.259cm" fo:padding-right="0.259cm"/>
    </style:style>
    <style:style style:name="gr35" style:family="graphic" style:parent-style-name="standard">
      <style:graphic-properties svg:stroke-color="#158466" draw:fill-color="#00a933" draw:textarea-horizontal-align="justify" draw:textarea-vertical-align="middle" draw:auto-grow-height="false" fo:min-height="0.316cm" fo:min-width="0.066cm"/>
    </style:style>
    <style:style style:name="gr36" style:family="graphic" style:parent-style-name="objectwithoutfill">
      <style:graphic-properties svg:stroke-width="0.035cm" svg:stroke-color="#fffff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808080" draw:fill-color="#cccccc" draw:textarea-horizontal-align="justify" draw:textarea-vertical-align="middle" draw:auto-grow-height="false" fo:min-height="3.144cm" fo:min-width="2.894cm"/>
    </style:style>
    <style:style style:name="gr39" style:family="graphic" style:parent-style-name="standard">
      <style:graphic-properties svg:stroke-width="0.035cm" svg:stroke-color="#ffffff" draw:marker-start-width="0.252cm" draw:marker-end-width="0.252cm" draw:fill-color="#dddddd" draw:textarea-horizontal-align="justify" draw:textarea-vertical-align="middle" draw:auto-grow-height="false" fo:min-height="2.97cm" fo:min-width="2.72cm" fo:padding-top="0.142cm" fo:padding-bottom="0.142cm" fo:padding-left="0.267cm" fo:padding-right="0.267cm"/>
    </style:style>
    <style:style style:name="gr40" style:family="graphic" style:parent-style-name="standard">
      <style:graphic-properties svg:stroke-color="#000000" draw:fill-color="#111111" draw:textarea-horizontal-align="justify" draw:textarea-vertical-align="middle" draw:auto-grow-height="false" fo:min-height="6.05cm" fo:min-width="0cm"/>
    </style:style>
    <style:style style:name="gr41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432cm" fo:min-width="1.082cm" fo:padding-top="0.134cm" fo:padding-bottom="0.134cm" fo:padding-left="0.259cm" fo:padding-right="0.259cm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3cm"/>
    </style:style>
    <style:style style:name="gr43" style:family="graphic" style:parent-style-name="standard">
      <style:graphic-properties svg:stroke-color="#dee6ef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color="#999999" draw:fill-color="#dddddd" draw:textarea-horizontal-align="justify" draw:textarea-vertical-align="middle" draw:auto-grow-height="false" fo:min-height="1.378cm" fo:min-width="1.128cm"/>
    </style:style>
    <style:style style:name="gr45" style:family="graphic" style:parent-style-name="standard">
      <style:graphic-properties svg:stroke-color="#000000" draw:fill-color="#000000" draw:textarea-vertical-align="middle" draw:auto-grow-height="false" fo:min-height="0.614cm" fo:min-width="0.364cm" fo:wrap-option="wrap"/>
    </style:style>
    <style:style style:name="gr46" style:family="graphic" style:parent-style-name="standard">
      <style:graphic-properties svg:stroke-color="#999999" draw:fill-color="#eeeeee" draw:textarea-horizontal-align="justify" draw:textarea-vertical-align="middle" draw:auto-grow-height="false" fo:min-height="0.74cm" fo:min-width="0.49cm"/>
    </style:style>
    <style:style style:name="gr47" style:family="graphic" style:parent-style-name="standard">
      <style:graphic-properties svg:stroke-color="#000000" draw:fill-color="#111111" draw:textarea-horizontal-align="justify" draw:textarea-vertical-align="middle" draw:auto-grow-height="false" fo:min-height="0.528cm" fo:min-width="0.278cm"/>
    </style:style>
    <style:style style:name="gr48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svg:stroke-color="#000000" draw:fill-color="#383d3c" draw:textarea-horizontal-align="justify" draw:textarea-vertical-align="middle" draw:auto-grow-height="false" fo:min-height="2.05cm" fo:min-width="2.9cm"/>
    </style:style>
    <style:style style:name="gr50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2.015cm" fo:min-width="3.392cm" fo:padding-top="0.165cm" fo:padding-bottom="0.165cm" fo:padding-left="0.29cm" fo:padding-right="0.29cm"/>
    </style:style>
    <style:style style:name="gr51" style:family="graphic" style:parent-style-name="standard">
      <style:graphic-properties svg:stroke-width="0.018cm" svg:stroke-color="#ffffff" draw:marker-start-width="0.227cm" draw:marker-end-width="0.227cm" draw:fill="none" draw:fill-color="#ffffff" draw:textarea-horizontal-align="justify" draw:textarea-vertical-align="middle" draw:auto-grow-height="false" fo:min-height="3.57cm" fo:min-width="2.52cm" fo:padding-top="0.134cm" fo:padding-bottom="0.134cm" fo:padding-left="0.259cm" fo:padding-right="0.259cm"/>
    </style:style>
    <style:style style:name="gr52" style:family="graphic" style:parent-style-name="standard">
      <style:graphic-properties svg:stroke-width="0.018cm" svg:stroke-color="#ffffff" draw:marker-start-width="0.227cm" draw:marker-end-width="0.227cm" draw:fill="none" draw:textarea-horizontal-align="justify" draw:textarea-vertical-align="middle" draw:auto-grow-height="false" fo:min-height="4.368cm" fo:min-width="2.418cm" fo:padding-top="0.134cm" fo:padding-bottom="0.134cm" fo:padding-left="0.259cm" fo:padding-right="0.259cm"/>
    </style:style>
    <style:style style:name="gr53" style:family="graphic" style:parent-style-name="standard">
      <style:graphic-properties svg:stroke-width="0.018cm" svg:stroke-color="#ffffff" draw:marker-start-width="0.227cm" draw:marker-end-width="0.227cm" draw:fill="none" draw:textarea-horizontal-align="justify" draw:textarea-vertical-align="middle" draw:auto-grow-height="false" fo:min-height="8.172cm" fo:min-width="3.322cm" fo:padding-top="0.134cm" fo:padding-bottom="0.134cm" fo:padding-left="0.259cm" fo:padding-right="0.259cm"/>
    </style:style>
    <style:style style:name="gr54" style:family="graphic" style:parent-style-name="standard">
      <style:graphic-properties svg:stroke-color="#dddddd" draw:fill-color="#ffffff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color="#ffffff" draw:fill-color="#4e70ff" draw:textarea-horizontal-align="justify" draw:textarea-vertical-align="middle" draw:auto-grow-height="false" fo:min-height="0cm" fo:min-width="0cm"/>
    </style:style>
    <style:style style:name="gr56" style:family="graphic" style:parent-style-name="objectwithoutfill">
      <style:graphic-properties svg:stroke-color="#ffffff" draw:fill="solid" draw:textarea-vertical-align="middle"/>
    </style:style>
    <style:style style:name="gr57" style:family="graphic" style:parent-style-name="objectwithoutfill">
      <style:graphic-properties svg:stroke-width="0.028cm" svg:stroke-color="#ffffff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8" style:family="graphic" style:parent-style-name="standard">
      <style:graphic-properties svg:stroke-color="#ffffff" draw:fill-color="#ffbf00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2.043cm" fo:min-width="3.42cm" fo:padding-top="0.165cm" fo:padding-bottom="0.165cm" fo:padding-left="0.29cm" fo:padding-right="0.29cm"/>
    </style:style>
    <style:style style:name="gr60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1.4cm"/>
    </style:style>
    <style:style style:name="gr61" style:family="graphic" style:parent-style-name="standard">
      <style:graphic-properties svg:stroke-color="#bf0041" draw:fill-color="#ff0000" draw:textarea-horizontal-align="justify" draw:textarea-vertical-align="middle" draw:auto-grow-height="false" fo:min-height="1.25cm" fo:min-width="1cm"/>
    </style:style>
    <style:style style:name="gr62" style:family="graphic" style:parent-style-name="standard">
      <style:graphic-properties svg:stroke-width="0.018cm" svg:stroke-color="#ffffff" draw:marker-start-width="0.227cm" draw:marker-end-width="0.227cm" draw:fill="none" draw:fill-color="#ffffff" draw:textarea-horizontal-align="justify" draw:textarea-vertical-align="middle" draw:auto-grow-height="false" fo:min-height="3.732cm" fo:min-width="2.682cm" fo:padding-top="0.134cm" fo:padding-bottom="0.134cm" fo:padding-left="0.259cm" fo:padding-right="0.259cm"/>
    </style:style>
    <style:style style:name="gr63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0.451cm" fo:min-width="2.682cm" fo:padding-top="0.134cm" fo:padding-bottom="0.134cm" fo:padding-left="0.259cm" fo:padding-right="0.259cm"/>
    </style:style>
    <style:style style:name="gr64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0.963cm" fo:min-width="2.682cm" fo:padding-top="0.134cm" fo:padding-bottom="0.134cm" fo:padding-left="0.259cm" fo:padding-right="0.259cm"/>
    </style:style>
    <style:style style:name="gr65" style:family="graphic" style:parent-style-name="standard">
      <style:graphic-properties svg:stroke-width="0.018cm" svg:stroke-color="#ffffff" draw:marker-start-width="0.227cm" draw:marker-end-width="0.227cm" draw:fill="none" draw:textarea-horizontal-align="justify" draw:textarea-vertical-align="middle" draw:auto-grow-height="false" fo:min-height="4.532cm" fo:min-width="2.582cm" fo:padding-top="0.134cm" fo:padding-bottom="0.134cm" fo:padding-left="0.259cm" fo:padding-right="0.259cm"/>
    </style:style>
    <style:style style:name="gr66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0.334cm" fo:min-width="2.582cm" fo:padding-top="0.134cm" fo:padding-bottom="0.134cm" fo:padding-left="0.259cm" fo:padding-right="0.259cm"/>
    </style:style>
    <style:style style:name="gr67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0.932cm" fo:min-width="2.582cm" fo:padding-top="0.134cm" fo:padding-bottom="0.134cm" fo:padding-left="0.259cm" fo:padding-right="0.259cm"/>
    </style:style>
    <style:style style:name="gr68" style:family="graphic" style:parent-style-name="standard">
      <style:graphic-properties svg:stroke-color="#999999" draw:fill-color="#dddddd" draw:textarea-horizontal-align="justify" draw:textarea-vertical-align="middle" draw:auto-grow-height="false" fo:min-height="0.95cm" fo:min-width="0.7cm"/>
    </style:style>
    <style:style style:name="gr69" style:family="graphic" style:parent-style-name="standard">
      <style:graphic-properties svg:stroke-color="#999999" draw:fill-color="#cccccc" draw:textarea-horizontal-align="justify" draw:textarea-vertical-align="middle" draw:auto-grow-height="false" fo:min-height="0.35cm" fo:min-width="0.1cm"/>
    </style:style>
    <style:style style:name="gr70" style:family="graphic" style:parent-style-name="standard">
      <style:graphic-properties svg:stroke-color="#999999" draw:fill-color="#b2b2b2" draw:textarea-horizontal-align="justify" draw:textarea-vertical-align="middle" draw:auto-grow-height="false" fo:min-height="0.36cm" fo:min-width="0cm"/>
    </style:style>
    <style:style style:name="gr71" style:family="graphic" style:parent-style-name="standard">
      <style:graphic-properties svg:stroke-color="#999999" draw:fill-color="#b2b2b2" draw:textarea-horizontal-align="justify" draw:textarea-vertical-align="middle" draw:auto-grow-height="false" fo:min-height="0.05cm" fo:min-width="0cm"/>
    </style:style>
    <style:style style:name="gr72" style:family="graphic" style:parent-style-name="standard">
      <style:graphic-properties svg:stroke-color="#999999" draw:fill-color="#eeeeee" draw:textarea-horizontal-align="justify" draw:textarea-vertical-align="middle" draw:auto-grow-height="false" fo:min-height="0.95cm" fo:min-width="0.7cm"/>
    </style:style>
    <style:style style:name="gr73" style:family="graphic" style:parent-style-name="standard">
      <style:graphic-properties svg:stroke-color="#bf0041" draw:fill-color="#ff0000" draw:textarea-horizontal-align="justify" draw:textarea-vertical-align="middle" draw:auto-grow-height="false" fo:min-height="0.55cm" fo:min-width="0.3cm"/>
    </style:style>
    <style:style style:name="gr74" style:family="graphic" style:parent-style-name="standard">
      <style:graphic-properties svg:stroke-color="#ffffff" draw:fill-color="#81d41a" draw:textarea-horizontal-align="justify" draw:textarea-vertical-align="middle" draw:auto-grow-height="false" fo:min-height="0.05cm" fo:min-width="0cm"/>
    </style:style>
    <style:style style:name="gr75" style:family="graphic" style:parent-style-name="standard">
      <style:graphic-properties svg:stroke-color="#000000" draw:fill="hatch" draw:fill-hatch-name="Blue_20_Crossed_20_45_20_Degrees" draw:textarea-horizontal-align="justify" draw:textarea-vertical-align="middle" draw:auto-grow-height="false" fo:min-height="0.65cm" fo:min-width="0.4cm"/>
    </style:style>
    <style:style style:name="gr76" style:family="graphic" style:parent-style-name="standard">
      <style:graphic-properties svg:stroke-color="#999999" draw:fill-color="#dddddd" draw:textarea-horizontal-align="justify" draw:textarea-vertical-align="middle" draw:auto-grow-height="false" fo:min-height="1.15cm" fo:min-width="0.9cm"/>
    </style:style>
    <style:style style:name="gr77" style:family="graphic" style:parent-style-name="standard">
      <style:graphic-properties svg:stroke-color="#808080" draw:fill-color="#b2b2b2" draw:textarea-horizontal-align="justify" draw:textarea-vertical-align="middle" draw:auto-grow-height="false" fo:min-height="0.35cm" fo:min-width="0.1cm"/>
    </style:style>
    <style:style style:name="gr78" style:family="graphic" style:parent-style-name="standard">
      <style:graphic-properties svg:stroke-color="#999999" draw:fill-color="#cccccc" draw:textarea-horizontal-align="justify" draw:textarea-vertical-align="middle" draw:auto-grow-height="false" fo:min-height="0.65cm" fo:min-width="0cm"/>
    </style:style>
    <style:style style:name="gr79" style:family="graphic" style:parent-style-name="standard">
      <style:graphic-properties svg:stroke-color="#999999" draw:fill-color="#cccccc" draw:textarea-horizontal-align="justify" draw:textarea-vertical-align="middle" draw:auto-grow-height="false" fo:min-height="0.25cm" fo:min-width="0cm"/>
    </style:style>
    <style:style style:name="gr80" style:family="graphic" style:parent-style-name="standard">
      <style:graphic-properties svg:stroke-color="#ffffff" draw:fill-color="#ff0000" draw:textarea-horizontal-align="justify" draw:textarea-vertical-align="middle" draw:auto-grow-height="false" fo:min-height="0.05cm" fo:min-width="0cm"/>
    </style:style>
    <style:style style:name="gr81" style:family="graphic" style:parent-style-name="standard">
      <style:graphic-properties svg:stroke-width="0.018cm" svg:stroke-color="#ffffff" draw:marker-start-width="0.227cm" draw:marker-end-width="0.227cm" draw:fill="none" draw:textarea-horizontal-align="justify" draw:textarea-vertical-align="middle" draw:auto-grow-height="false" fo:min-height="8.332cm" fo:min-width="3.482cm" fo:padding-top="0.134cm" fo:padding-bottom="0.134cm" fo:padding-left="0.259cm" fo:padding-right="0.259cm"/>
    </style:style>
    <style:style style:name="gr82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0.932cm" fo:min-width="3.481cm" fo:padding-top="0.134cm" fo:padding-bottom="0.134cm" fo:padding-left="0.259cm" fo:padding-right="0.259cm"/>
    </style:style>
    <style:style style:name="gr83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1.431cm" fo:min-width="3.482cm" fo:padding-top="0.134cm" fo:padding-bottom="0.134cm" fo:padding-left="0.259cm" fo:padding-right="0.259cm"/>
    </style:style>
    <style:style style:name="gr84" style:family="graphic" style:parent-style-name="standard">
      <style:graphic-properties svg:stroke-color="#158466" draw:fill-color="#00a933" draw:textarea-horizontal-align="justify" draw:textarea-vertical-align="middle" draw:auto-grow-height="false" fo:min-height="0.55cm" fo:min-width="0.3cm"/>
    </style:style>
    <style:style style:name="gr85" style:family="graphic" style:parent-style-name="standard">
      <style:graphic-properties svg:stroke-color="#808080" draw:fill-color="#cccccc" draw:textarea-horizontal-align="justify" draw:textarea-vertical-align="middle" draw:auto-grow-height="false" fo:min-height="4.55cm" fo:min-width="4.3cm"/>
    </style:style>
    <style:style style:name="gr86" style:family="graphic" style:parent-style-name="standard">
      <style:graphic-properties svg:stroke-width="0.035cm" svg:stroke-color="#ffffff" draw:marker-start-width="0.252cm" draw:marker-end-width="0.252cm" draw:fill-color="#dddddd" draw:textarea-horizontal-align="justify" draw:textarea-vertical-align="middle" draw:auto-grow-height="false" fo:min-height="4.316cm" fo:min-width="4.066cm" fo:padding-top="0.142cm" fo:padding-bottom="0.142cm" fo:padding-left="0.267cm" fo:padding-right="0.267cm"/>
    </style:style>
    <style:style style:name="gr87" style:family="graphic" style:parent-style-name="standard">
      <style:graphic-properties svg:stroke-color="#dee6ef" draw:fill-color="#ffffff" draw:textarea-horizontal-align="justify" draw:textarea-vertical-align="middle" draw:auto-grow-height="false" fo:min-height="0.05cm" fo:min-width="0cm"/>
    </style:style>
    <style:style style:name="gr88" style:family="graphic" style:parent-style-name="standard">
      <style:graphic-properties svg:stroke-color="#999999" draw:fill-color="#dddddd" draw:textarea-horizontal-align="justify" draw:textarea-vertical-align="middle" draw:auto-grow-height="false" fo:min-height="2.05cm" fo:min-width="1.8cm"/>
    </style:style>
    <style:style style:name="gr89" style:family="graphic" style:parent-style-name="standard">
      <style:graphic-properties svg:stroke-color="#000000" draw:fill-color="#000000" draw:textarea-vertical-align="middle" draw:auto-grow-height="false" fo:min-height="1.25cm" fo:min-width="1cm" fo:wrap-option="wrap"/>
    </style:style>
    <style:style style:name="gr90" style:family="graphic" style:parent-style-name="standard">
      <style:graphic-properties svg:stroke-color="#999999" draw:fill-color="#eeeeee" draw:textarea-horizontal-align="justify" draw:textarea-vertical-align="middle" draw:auto-grow-height="false" fo:min-height="1.15cm" fo:min-width="0.9cm"/>
    </style:style>
    <style:style style:name="gr91" style:family="graphic" style:parent-style-name="standard">
      <style:graphic-properties svg:stroke-color="#000000" draw:fill-color="#111111" draw:textarea-horizontal-align="justify" draw:textarea-vertical-align="middle" draw:auto-grow-height="false" fo:min-height="0.85cm" fo:min-width="0.6cm"/>
    </style:style>
    <style:style style:name="gr92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1.953cm" fo:min-width="3.33cm" fo:padding-top="0.165cm" fo:padding-bottom="0.165cm" fo:padding-left="0.29cm" fo:padding-right="0.29cm"/>
    </style:style>
    <style:style style:name="gr93" style:family="graphic" style:parent-style-name="standard">
      <style:graphic-properties draw:stroke="none" draw:fill-color="#939393" draw:textarea-horizontal-align="justify" draw:textarea-vertical-align="middle" draw:auto-grow-height="false" fo:min-height="6.95cm" fo:min-width="4.4cm"/>
    </style:style>
    <style:style style:name="gr94" style:family="graphic" style:parent-style-name="standard">
      <style:graphic-properties draw:stroke="none" draw:fill-color="#939393" draw:textarea-horizontal-align="justify" draw:textarea-vertical-align="middle" draw:auto-grow-height="false" fo:min-height="0.75cm" fo:min-width="0.5cm"/>
    </style:style>
    <style:style style:name="gr95" style:family="graphic" style:parent-style-name="standard">
      <style:graphic-properties draw:stroke="none" draw:fill-color="#939393" draw:textarea-horizontal-align="justify" draw:textarea-vertical-align="middle" draw:auto-grow-height="false" fo:min-height="0.65cm" fo:min-width="0.9cm"/>
    </style:style>
    <style:style style:name="gr96" style:family="graphic" style:parent-style-name="standard">
      <style:graphic-properties draw:stroke="none" draw:fill-color="#939393" draw:textarea-horizontal-align="justify" draw:textarea-vertical-align="middle" draw:auto-grow-height="false" fo:min-height="0.65cm" fo:min-width="0.7cm"/>
    </style:style>
    <style:style style:name="gr97" style:family="graphic" style:parent-style-name="standard">
      <style:graphic-properties draw:stroke="none" draw:fill-color="#939393" draw:textarea-horizontal-align="justify" draw:textarea-vertical-align="middle" draw:auto-grow-height="false" fo:min-height="0.85cm" fo:min-width="2.6cm"/>
    </style:style>
    <style:style style:name="gr98" style:family="graphic" style:parent-style-name="standard">
      <style:graphic-properties draw:stroke="none" draw:fill-color="#939393" draw:textarea-horizontal-align="justify" draw:textarea-vertical-align="middle" draw:auto-grow-height="false" fo:min-height="0.85cm" fo:min-width="0.6cm"/>
    </style:style>
    <style:style style:name="gr99" style:family="graphic" style:parent-style-name="standard">
      <style:graphic-properties draw:stroke="none" draw:fill-color="#939393" draw:textarea-horizontal-align="justify" draw:textarea-vertical-align="middle" draw:auto-grow-height="false" fo:min-height="1.05cm" fo:min-width="0.7cm"/>
    </style:style>
    <style:style style:name="gr100" style:family="graphic" style:parent-style-name="standard">
      <style:graphic-properties draw:stroke="none" draw:fill-color="#939393" draw:textarea-horizontal-align="justify" draw:textarea-vertical-align="middle" draw:auto-grow-height="false" fo:min-height="0.75cm" fo:min-width="0.7cm"/>
    </style:style>
    <style:style style:name="gr101" style:family="graphic" style:parent-style-name="standard">
      <style:graphic-properties draw:stroke="none" draw:fill-color="#939393" draw:textarea-horizontal-align="justify" draw:textarea-vertical-align="middle" draw:auto-grow-height="false" fo:min-height="0.74cm" fo:min-width="11.9cm"/>
    </style:style>
    <style:style style:name="gr102" style:family="graphic" style:parent-style-name="standard">
      <style:graphic-properties draw:stroke="none" draw:fill-color="#939393" draw:textarea-horizontal-align="justify" draw:textarea-vertical-align="middle" draw:auto-grow-height="false" fo:min-height="0.75cm" fo:min-width="1.9cm"/>
    </style:style>
    <style:style style:name="gr103" style:family="graphic" style:parent-style-name="standard">
      <style:graphic-properties draw:stroke="none" draw:fill-color="#939393" draw:textarea-horizontal-align="justify" draw:textarea-vertical-align="middle" draw:auto-grow-height="false" fo:min-height="1.35cm" fo:min-width="2.5cm"/>
    </style:style>
    <style:style style:name="gr104" style:family="graphic" style:parent-style-name="standard">
      <style:graphic-properties draw:stroke="none" draw:fill-color="#939393" draw:textarea-horizontal-align="justify" draw:textarea-vertical-align="middle" draw:auto-grow-height="false" fo:min-height="0.75cm" fo:min-width="2.2cm"/>
    </style:style>
    <style:style style:name="gr105" style:family="graphic" style:parent-style-name="standard">
      <style:graphic-properties draw:stroke="none" draw:fill-color="#939393" draw:textarea-horizontal-align="justify" draw:textarea-vertical-align="middle" draw:auto-grow-height="false" fo:min-height="0.75cm" fo:min-width="0.9cm"/>
    </style:style>
    <style:style style:name="gr106" style:family="graphic" style:parent-style-name="standard">
      <style:graphic-properties draw:stroke="none" draw:fill-color="#939393" draw:textarea-horizontal-align="justify" draw:textarea-vertical-align="middle" draw:auto-grow-height="false" fo:min-height="0.75cm" fo:min-width="1.5cm"/>
    </style:style>
    <style:style style:name="gr107" style:family="graphic" style:parent-style-name="standard">
      <style:graphic-properties draw:stroke="none" draw:fill-color="#939393" draw:textarea-horizontal-align="justify" draw:textarea-vertical-align="middle" draw:auto-grow-height="false" fo:min-height="0.85cm" fo:min-width="2cm"/>
    </style:style>
    <style:style style:name="gr108" style:family="graphic" style:parent-style-name="standard">
      <style:graphic-properties draw:stroke="none" draw:fill-color="#939393" draw:textarea-horizontal-align="justify" draw:textarea-vertical-align="middle" draw:auto-grow-height="false" fo:min-height="0.95cm" fo:min-width="1cm"/>
    </style:style>
    <style:style style:name="gr109" style:family="graphic" style:parent-style-name="standard">
      <style:graphic-properties draw:stroke="none" draw:fill-color="#939393" draw:textarea-horizontal-align="justify" draw:textarea-vertical-align="middle" draw:auto-grow-height="false" fo:min-height="0.65cm" fo:min-width="0.5cm"/>
    </style:style>
    <style:style style:name="gr110" style:family="graphic" style:parent-style-name="standard">
      <style:graphic-properties draw:stroke="none" draw:fill-color="#939393" draw:textarea-horizontal-align="justify" draw:textarea-vertical-align="middle" draw:auto-grow-height="false" fo:min-height="0.85cm" fo:min-width="1.6cm"/>
    </style:style>
    <style:style style:name="gr111" style:family="graphic" style:parent-style-name="standard">
      <style:graphic-properties draw:stroke="none" draw:fill-color="#939393" draw:textarea-horizontal-align="justify" draw:textarea-vertical-align="middle" draw:auto-grow-height="false" fo:min-height="2.45cm" fo:min-width="0.7cm"/>
    </style:style>
    <style:style style:name="gr112" style:family="graphic" style:parent-style-name="standard">
      <style:graphic-properties draw:fill-color="#acacac" draw:textarea-horizontal-align="justify" draw:textarea-vertical-align="middle" draw:auto-grow-height="false" fo:min-height="0.45cm" fo:min-width="2cm"/>
    </style:style>
    <style:style style:name="gr113" style:family="graphic" style:parent-style-name="standard">
      <style:graphic-properties draw:fill-color="#a1a1a1" draw:textarea-horizontal-align="justify" draw:textarea-vertical-align="middle" draw:auto-grow-height="false" fo:min-height="0.45cm" fo:min-width="2cm"/>
    </style:style>
    <style:style style:name="gr114" style:family="graphic" style:parent-style-name="standard">
      <style:graphic-properties draw:fill-color="#939393" draw:textarea-horizontal-align="justify" draw:textarea-vertical-align="middle" draw:auto-grow-height="false" fo:min-height="0.45cm" fo:min-width="2cm"/>
    </style:style>
    <style:style style:name="P1" style:family="paragraph">
      <style:paragraph-properties fo:margin-top="0.3cm" fo:margin-bottom="0.2cm" fo:text-align="center"/>
      <style:text-properties fo:font-size="18pt"/>
    </style:style>
    <style:style style:name="P2" style:family="paragraph">
      <loext:graphic-properties draw:fill-color="#003a69"/>
      <style:paragraph-properties fo:margin-top="0.3cm" fo:margin-bottom="0.2cm" fo:text-align="center"/>
      <style:text-properties fo:color="#ffffff" style:font-name="Courier New" fo:font-size="18pt"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000000"/>
      <style:paragraph-properties fo:text-align="center"/>
      <style:text-properties fo:language="en" fo:country="US"/>
    </style:style>
    <style:style style:name="P5" style:family="paragraph">
      <loext:graphic-properties draw:fill-color="#ff0000"/>
      <style:paragraph-properties fo:text-align="center"/>
      <style:text-properties fo:language="en" fo:country="US"/>
    </style:style>
    <style:style style:name="P6" style:family="paragraph">
      <loext:graphic-properties draw:fill="none" draw:fill-color="#ffffff"/>
      <style:paragraph-properties fo:text-align="center"/>
      <style:text-properties fo:language="en" fo:country="US"/>
    </style:style>
    <style:style style:name="P7" style:family="paragraph">
      <loext:graphic-properties draw:fill="solid" draw:fill-color="#ffffff"/>
      <style:paragraph-properties fo:text-align="center"/>
      <style:text-properties fo:language="en" fo:country="US"/>
    </style:style>
    <style:style style:name="P8" style:family="paragraph">
      <style:paragraph-properties fo:text-align="center"/>
      <style:text-properties fo:font-size="15pt"/>
    </style:style>
    <style:style style:name="P9" style:family="paragraph">
      <loext:graphic-properties draw:fill="solid" draw:fill-color="#ffffff"/>
      <style:paragraph-properties fo:text-align="center"/>
      <style:text-properties fo:color="#000000" fo:font-size="15pt" fo:language="en" fo:country="US" style:font-size-asian="15pt" style:font-size-complex="15pt"/>
    </style:style>
    <style:style style:name="P10" style:family="paragraph">
      <loext:graphic-properties draw:fill-color="#1c1c1c"/>
      <style:paragraph-properties fo:text-align="center"/>
      <style:text-properties fo:language="en" fo:country="US"/>
    </style:style>
    <style:style style:name="P11" style:family="paragraph">
      <loext:graphic-properties draw:fill-color="#eeeeee"/>
      <style:paragraph-properties fo:text-align="center"/>
      <style:text-properties fo:language="en" fo:country="US"/>
    </style:style>
    <style:style style:name="P12" style:family="paragraph">
      <loext:graphic-properties draw:fill="solid" draw:fill-color="#ffffff"/>
      <style:paragraph-properties fo:text-align="center"/>
      <style:text-properties fo:color="#000000" fo:font-size="15pt" fo:language="en" fo:country="US" style:font-size-asian="16pt" style:font-size-complex="16pt"/>
    </style:style>
    <style:style style:name="P13" style:family="paragraph">
      <loext:graphic-properties draw:fill-color="#dddddd"/>
      <style:paragraph-properties fo:text-align="center"/>
      <style:text-properties fo:language="en" fo:country="US"/>
    </style:style>
    <style:style style:name="P14" style:family="paragraph">
      <loext:graphic-properties draw:fill-color="#cccccc"/>
      <style:paragraph-properties fo:text-align="center"/>
      <style:text-properties fo:language="en" fo:country="US"/>
    </style:style>
    <style:style style:name="P15" style:family="paragraph">
      <loext:graphic-properties draw:fill-color="#b2b2b2"/>
      <style:paragraph-properties fo:text-align="center"/>
      <style:text-properties fo:language="en" fo:country="US"/>
    </style:style>
    <style:style style:name="P16" style:family="paragraph">
      <style:paragraph-properties fo:text-align="center"/>
      <style:text-properties fo:font-size="14pt"/>
    </style:style>
    <style:style style:name="P17" style:family="paragraph">
      <loext:graphic-properties draw:fill="solid"/>
      <style:paragraph-properties fo:text-align="center"/>
      <style:text-properties fo:color="#ffffff" fo:font-size="14pt" fo:language="en" fo:country="US" style:font-size-asian="14pt" style:font-size-complex="14pt"/>
    </style:style>
    <style:style style:name="P18" style:family="paragraph">
      <loext:graphic-properties draw:fill="solid"/>
      <style:paragraph-properties fo:text-align="center"/>
      <style:text-properties fo:language="en" fo:country="US"/>
    </style:style>
    <style:style style:name="P19" style:family="paragraph">
      <loext:graphic-properties draw:fill-color="#81d41a"/>
      <style:paragraph-properties fo:text-align="center"/>
      <style:text-properties fo:language="en" fo:country="US"/>
    </style:style>
    <style:style style:name="P20" style:family="paragraph">
      <loext:graphic-properties draw:fill="solid"/>
      <style:paragraph-properties fo:text-align="center"/>
      <style:text-properties fo:color="#ffffff" fo:font-size="15pt" fo:language="en" fo:country="US" style:font-size-asian="15pt" style:font-size-complex="15pt"/>
    </style:style>
    <style:style style:name="P21" style:family="paragraph">
      <loext:graphic-properties draw:fill="hatch" draw:fill-hatch-name="Blue_20_Crossed_20_45_20_Degrees"/>
      <style:paragraph-properties fo:text-align="center"/>
    </style:style>
    <style:style style:name="P22" style:family="paragraph">
      <style:paragraph-properties fo:text-align="center"/>
      <style:text-properties fo:font-size="16pt"/>
    </style:style>
    <style:style style:name="P23" style:family="paragraph">
      <loext:graphic-properties draw:fill="solid" draw:fill-color="#ffffff"/>
      <style:paragraph-properties fo:text-align="center"/>
      <style:text-properties fo:color="#000000" fo:font-size="16pt" fo:language="en" fo:country="US" style:font-size-asian="16pt" style:font-size-complex="16pt"/>
    </style:style>
    <style:style style:name="P24" style:family="paragraph">
      <style:paragraph-properties fo:text-align="center"/>
      <style:text-properties fo:font-size="11pt"/>
    </style:style>
    <style:style style:name="P25" style:family="paragraph">
      <loext:graphic-properties draw:fill="solid"/>
      <style:paragraph-properties fo:text-align="center"/>
      <style:text-properties fo:color="#ffffff" fo:font-size="11pt" fo:language="en" fo:country="US" style:font-size-asian="11pt" style:font-size-complex="11pt"/>
    </style:style>
    <style:style style:name="P26" style:family="paragraph">
      <loext:graphic-properties draw:fill-color="#00a933"/>
      <style:paragraph-properties fo:text-align="center"/>
      <style:text-properties fo:language="en" fo:country="US"/>
    </style:style>
    <style:style style:name="P27" style:family="paragraph">
      <style:paragraph-properties fo:text-align="start"/>
      <style:text-properties fo:font-size="14pt"/>
    </style:style>
    <style:style style:name="P28" style:family="paragraph">
      <loext:graphic-properties draw:fill="solid"/>
      <style:paragraph-properties fo:text-align="start"/>
      <style:text-properties fo:color="#ffffff" fo:font-size="14pt" fo:language="en" fo:country="US" style:font-size-asian="14pt" style:font-size-complex="14pt"/>
    </style:style>
    <style:style style:name="P29" style:family="paragraph">
      <loext:graphic-properties draw:fill-color="#111111"/>
      <style:paragraph-properties fo:text-align="center"/>
      <style:text-properties fo:language="en" fo:country="US"/>
    </style:style>
    <style:style style:name="P30" style:family="paragraph">
      <loext:graphic-properties draw:fill-color="#ffffff"/>
      <style:paragraph-properties fo:text-align="center"/>
      <style:text-properties fo:language="en" fo:country="US"/>
    </style:style>
    <style:style style:name="P31" style:family="paragraph">
      <loext:graphic-properties draw:fill="solid"/>
      <style:paragraph-properties fo:text-align="center"/>
      <style:text-properties fo:color="#ffffff" fo:font-size="15pt" fo:language="en" fo:country="US" style:text-underline-style="none" style:font-size-asian="15pt" style:font-size-complex="15pt"/>
    </style:style>
    <style:style style:name="P32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33" style:family="paragraph">
      <loext:graphic-properties draw:fill-color="#dddddd"/>
      <style:paragraph-properties fo:text-align="center"/>
    </style:style>
    <style:style style:name="P34" style:family="paragraph">
      <loext:graphic-properties draw:fill-color="#000000"/>
      <style:paragraph-properties fo:text-align="center"/>
    </style:style>
    <style:style style:name="P35" style:family="paragraph">
      <loext:graphic-properties draw:fill-color="#eeeeee"/>
      <style:paragraph-properties fo:text-align="center"/>
    </style:style>
    <style:style style:name="P36" style:family="paragraph">
      <loext:graphic-properties draw:fill-color="#111111"/>
      <style:paragraph-properties fo:text-align="center"/>
    </style:style>
    <style:style style:name="P37" style:family="paragraph">
      <loext:graphic-properties draw:fill="solid"/>
      <style:paragraph-properties fo:text-align="center"/>
    </style:style>
    <style:style style:name="P38" style:family="paragraph">
      <style:paragraph-properties fo:margin-top="0.2cm" fo:margin-bottom="0.2cm" fo:text-align="center"/>
    </style:style>
    <style:style style:name="P39" style:family="paragraph">
      <style:paragraph-properties fo:margin-top="0.2cm" fo:margin-bottom="0cm" fo:text-align="center"/>
    </style:style>
    <style:style style:name="P40" style:family="paragraph">
      <loext:graphic-properties draw:fill-color="#383d3c"/>
      <style:paragraph-properties fo:margin-top="0.2cm" fo:margin-bottom="0.2cm" fo:text-align="center"/>
      <style:text-properties style:font-name="Courier New" fo:language="en" fo:country="US"/>
    </style:style>
    <style:style style:name="P41" style:family="paragraph">
      <style:paragraph-properties fo:margin-top="0.3cm" fo:margin-bottom="0.2cm" fo:text-align="center"/>
    </style:style>
    <style:style style:name="P42" style:family="paragraph">
      <loext:graphic-properties draw:fill-color="#003a69"/>
      <style:paragraph-properties fo:margin-top="0.2cm" fo:margin-bottom="0.2cm" fo:text-align="center"/>
      <style:text-properties fo:color="#ffffff" style:font-name="Courier New" fo:language="en" fo:country="US"/>
    </style:style>
    <style:style style:name="P43" style:family="paragraph">
      <style:paragraph-properties fo:text-align="center"/>
    </style:style>
    <style:style style:name="P44" style:family="paragraph">
      <loext:graphic-properties draw:fill="solid" draw:fill-color="#ffffff"/>
      <style:paragraph-properties fo:text-align="center"/>
      <style:text-properties fo:font-size="15pt" fo:language="en" fo:country="US" style:font-size-asian="15pt" style:font-size-complex="15pt"/>
    </style:style>
    <style:style style:name="P45" style:family="paragraph">
      <loext:graphic-properties draw:fill="solid" draw:fill-color="#ffffff"/>
      <style:paragraph-properties fo:text-align="center"/>
      <style:text-properties fo:font-size="15pt" fo:language="en" fo:country="US" style:font-size-asian="16pt" style:font-size-complex="16pt"/>
    </style:style>
    <style:style style:name="P46" style:family="paragraph">
      <loext:graphic-properties draw:fill="solid" draw:fill-color="#ffffff"/>
      <style:paragraph-properties fo:text-align="center"/>
      <style:text-properties fo:font-size="16pt" fo:language="en" fo:country="US" style:font-size-asian="16pt" style:font-size-complex="16pt"/>
    </style:style>
    <style:style style:name="P47" style:family="paragraph">
      <loext:graphic-properties draw:fill-color="#4e70ff"/>
      <style:paragraph-properties fo:text-align="center"/>
      <style:text-properties fo:language="en" fo:country="US"/>
    </style:style>
    <style:style style:name="P48" style:family="paragraph">
      <style:paragraph-properties fo:text-align="start"/>
    </style:style>
    <style:style style:name="P49" style:family="paragraph">
      <loext:graphic-properties draw:fill="solid"/>
      <style:paragraph-properties fo:text-align="center"/>
      <style:text-properties fo:color="#ffffff" fo:font-size="15pt" fo:language="en" fo:country="US" style:text-underline-style="solid" style:text-underline-width="auto" style:text-underline-color="font-color" style:font-size-asian="15pt" style:font-size-complex="15pt"/>
    </style:style>
    <style:style style:name="P50" style:family="paragraph">
      <loext:graphic-properties draw:fill-color="#ffbf00"/>
      <style:paragraph-properties fo:text-align="center"/>
      <style:text-properties fo:language="en" fo:country="US"/>
    </style:style>
    <style:style style:name="P51" style:family="paragraph">
      <loext:graphic-properties draw:fill-color="#003a69"/>
      <style:paragraph-properties fo:margin-top="0.3cm" fo:margin-bottom="0.2cm" fo:text-align="center"/>
      <style:text-properties fo:color="#ffffff" style:font-name="Courier New" fo:language="en" fo:country="US"/>
    </style:style>
    <style:style style:name="P52" style:family="paragraph">
      <loext:graphic-properties draw:fill-color="#939393"/>
      <style:paragraph-properties fo:text-align="center"/>
    </style:style>
    <style:style style:name="P53" style:family="paragraph">
      <loext:graphic-properties draw:fill-color="#939393"/>
      <style:paragraph-properties fo:text-align="center"/>
      <style:text-properties fo:font-weight="bold"/>
    </style:style>
    <style:style style:name="P54" style:family="paragraph">
      <loext:graphic-properties draw:fill="solid"/>
      <style:paragraph-properties fo:text-align="center"/>
      <style:text-properties fo:color="#ffffff" fo:font-size="15pt" fo:language="en" fo:country="US" fo:font-weight="bold" style:font-size-asian="15pt" style:font-weight-asian="bold" style:font-size-complex="15pt" style:font-weight-complex="bold"/>
    </style:style>
    <style:style style:name="P55" style:family="paragraph">
      <loext:graphic-properties draw:fill-color="#acacac"/>
      <style:paragraph-properties fo:text-align="center"/>
      <style:text-properties fo:color="#ffffff" fo:font-size="14pt" style:font-size-asian="14pt" style:font-size-complex="14pt"/>
    </style:style>
    <style:style style:name="P56" style:family="paragraph">
      <loext:graphic-properties draw:fill-color="#a1a1a1"/>
      <style:paragraph-properties fo:text-align="center"/>
      <style:text-properties fo:color="#ffffff" fo:font-size="14pt" style:font-size-asian="14pt" style:font-size-complex="14pt"/>
    </style:style>
    <style:style style:name="P57" style:family="paragraph">
      <loext:graphic-properties draw:fill-color="#939393"/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color="#ffffff" style:font-name="Courier New" fo:font-size="13pt" fo:language="en" fo:country="US" style:font-size-asian="13pt" style:font-size-complex="13pt"/>
    </style:style>
    <style:style style:name="T2" style:family="text">
      <style:text-properties fo:color="#ffffff" style:font-name="Courier New" fo:font-size="26pt" fo:language="en" fo:country="US" style:font-size-asian="26pt" style:font-size-complex="26pt"/>
    </style:style>
    <style:style style:name="T3" style:family="text">
      <style:text-properties fo:color="#000000" fo:font-size="15pt" fo:language="en" fo:country="US" style:font-size-asian="15pt" style:font-size-complex="15pt"/>
    </style:style>
    <style:style style:name="T4" style:family="text">
      <style:text-properties fo:color="#000000" fo:font-size="15pt" fo:language="en" fo:country="US" style:font-size-asian="16pt" style:font-size-complex="16pt"/>
    </style:style>
    <style:style style:name="T5" style:family="text">
      <style:text-properties fo:color="#ffffff" fo:font-size="14pt" fo:language="en" fo:country="US" style:font-size-asian="14pt" style:font-size-complex="14pt"/>
    </style:style>
    <style:style style:name="T6" style:family="text">
      <style:text-properties fo:color="#ffffff" fo:font-size="15pt" fo:language="en" fo:country="US" style:font-size-asian="15pt" style:font-size-complex="15pt"/>
    </style:style>
    <style:style style:name="T7" style:family="text">
      <style:text-properties fo:color="#000000" fo:font-size="16pt" fo:language="en" fo:country="US" style:font-size-asian="16pt" style:font-size-complex="16pt"/>
    </style:style>
    <style:style style:name="T8" style:family="text">
      <style:text-properties fo:color="#ffffff" fo:font-size="11pt" fo:language="en" fo:country="US" style:font-size-asian="11pt" style:font-size-complex="11pt"/>
    </style:style>
    <style:style style:name="T9" style:family="text">
      <style:text-properties fo:color="#ffffff" fo:font-size="15pt" fo:language="en" fo:country="US" style:text-underline-style="none" style:font-size-asian="15pt" style:font-size-complex="15pt"/>
    </style:style>
    <style:style style:name="T10" style:family="text">
      <style:text-properties style:font-name="Courier New" fo:font-size="16pt" fo:language="en" fo:country="US" style:font-size-asian="16pt" style:font-size-complex="16pt"/>
    </style:style>
    <style:style style:name="T11" style:family="text">
      <style:text-properties style:font-name="Courier New" fo:font-size="26pt" fo:language="en" fo:country="US" style:font-size-asian="26pt" style:font-size-complex="26pt"/>
    </style:style>
    <style:style style:name="T12" style:family="text">
      <style:text-properties fo:font-size="15pt" fo:language="en" fo:country="US" style:font-size-asian="15pt" style:font-size-complex="15pt"/>
    </style:style>
    <style:style style:name="T13" style:family="text">
      <style:text-properties fo:font-size="15pt" fo:language="en" fo:country="US" style:font-size-asian="16pt" style:font-size-complex="16pt"/>
    </style:style>
    <style:style style:name="T14" style:family="text">
      <style:text-properties fo:font-size="16pt" fo:language="en" fo:country="US" style:font-size-asian="16pt" style:font-size-complex="16pt"/>
    </style:style>
    <style:style style:name="T15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1.8cm" svg:x="32.9cm" svg:y="1.818cm">
          <text:p text:style-name="P1"><text:span text:style-name="T1">S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/text:p>
          <text:p text:style-name="P1"><text:span text:style-name="T2">O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Paint" svg:width="4cm" svg:height="2.373cm" svg:x="32.6cm" svg:y="1.5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22.13029989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9cm" svg:height="1.9cm" svg:x="1.65cm" svg:y="2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cm" svg:height="1.5cm" svg:x="1.85cm" svg:y="2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Paint" svg:width="3.2cm" svg:height="4cm" svg:x="1cm" svg:y="1.0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75.913776944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Paint" svg:width="3.2cm" svg:height="0.719cm" svg:x="1cm" svg:y="1.5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Paint" svg:width="3.2cm" svg:height="1.231cm" svg:x="1cm" svg:y="1.018cm">
          <text:p text:style-name="P8"><text:span text:style-name="T3">PAU</text:span><text:span text:style-name="T3">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05.57868442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0.7cm" svg:height="2.4cm" svg:x="39.1cm" svg:y="2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7cm" svg:height="1.2cm" svg:x="39.1cm" svg:y="2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0.1cm" svg:height="0.1cm" svg:x="39.4cm" svg:y="2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Paint" svg:width="3.1cm" svg:height="4.8cm" svg:x="37.9cm" svg:y="0.7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71.23508545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Paint" svg:width="3.1cm" svg:height="0.602cm" svg:x="37.901cm" svg:y="1.3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Paint" svg:width="3.1cm" svg:height="1.2cm" svg:x="37.901cm" svg:y="0.719cm">
          <text:p text:style-name="P8"><text:span text:style-name="T4">M</text:span><text:span text:style-name="T4">A</text:span><text:span text:style-name="T4">S</text:span><text:span text:style-name="T4">T</text:span><text:span text:style-name="T4">E</text:span><text:span text:style-name="T4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23.56369691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2cm" svg:height="1.2cm" svg:x="33.5cm" svg:y="15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33.8cm" svg:y="15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33.95cm" svg:y="1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33.95cm" svg:y="1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7" draw:layer="Paint" svg:x1="33.3cm" svg:y1="14.418cm" svg:x2="34.9cm" svg:y2="14.418cm">
          <text:p text:style-name="P16"><text:span text:style-name="T5">P</text:span><text:span text:style-name="T5">A</text:span><text:span text:style-name="T5">R</text:span><text:span text:style-name="T5">K</text:span><text:span text:style-name="T5">I</text:span><text:span text:style-name="T5">N</text:span><text:span text:style-name="T5">G</text:span></text:p>
          <text:p text:style-name="P16"><text:span text:style-name="T5">B</text:span><text:span text:style-name="T5">R</text:span><text:span text:style-name="T5">A</text:span><text:span text:style-name="T5">K</text:span><text:span text:style-name="T5">E</text:span></text:p>
        </draw:line>
        <draw:line draw:style-name="gr19" draw:text-style-name="P18" draw:layer="Paint" svg:x1="20.7cm" svg:y1="2.518cm" svg:x2="20.7cm" svg:y2="3.018cm">
          <text:p/>
        </draw:line>
        <draw:custom-shape draw:style-name="gr20" draw:text-style-name="P11" draw:layer="layout" svg:width="1.2cm" svg:height="1.2cm" svg:x="20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8cm" svg:height="0.8cm" svg:x="20.3cm" svg:y="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20.55cm" svg:y="2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8" draw:layer="Paint" svg:x1="23.7cm" svg:y1="2.518cm" svg:x2="23.7cm" svg:y2="3.018cm">
          <text:p/>
        </draw:line>
        <draw:custom-shape draw:style-name="gr22" draw:text-style-name="P19" draw:layer="layout" svg:width="0.3cm" svg:height="0.3cm" svg:x="23.55cm" svg:y="2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8" draw:layer="Paint" svg:x1="19.2cm" svg:y1="5.018cm" svg:x2="31.2cm" svg:y2="5.018cm">
          <text:p/>
        </draw:line>
        <draw:line draw:style-name="gr24" draw:text-style-name="P20" draw:layer="Paint" svg:x1="19.2cm" svg:y1="1.02cm" svg:x2="31.2cm" svg:y2="1.02cm">
          <text:p text:style-name="P8"><text:span text:style-name="T6">CUSTOM</text:span></text:p>
        </draw:line>
        <draw:line draw:style-name="gr23" draw:text-style-name="P18" draw:layer="Paint" svg:x1="19.2cm" svg:y1="1.018cm" svg:x2="23.7cm" svg:y2="1.018cm">
          <text:p/>
        </draw:line>
        <draw:line draw:style-name="gr25" draw:text-style-name="P18" draw:layer="Paint" svg:x1="19.2cm" svg:y1="1.02cm" svg:x2="19.2cm" svg:y2="1.02cm">
          <text:p/>
        </draw:line>
        <draw:line draw:style-name="gr23" draw:text-style-name="P18" draw:layer="Paint" svg:x1="26.7cm" svg:y1="1.018cm" svg:x2="31.2cm" svg:y2="1.018cm">
          <text:p/>
        </draw:line>
        <draw:line draw:style-name="gr23" draw:text-style-name="P18" draw:layer="Paint" svg:x1="19.2cm" svg:y1="1.018cm" svg:x2="19.2cm" svg:y2="1.418cm">
          <text:p/>
        </draw:line>
        <draw:line draw:style-name="gr23" draw:text-style-name="P18" draw:layer="Paint" svg:x1="31.2cm" svg:y1="1.418cm" svg:x2="31.2cm" svg:y2="1.018cm">
          <text:p/>
        </draw:line>
        <draw:line draw:style-name="gr23" draw:text-style-name="P18" draw:layer="Paint" svg:x1="19.2cm" svg:y1="5.018cm" svg:x2="19.2cm" svg:y2="4.618cm">
          <text:p/>
        </draw:line>
        <draw:line draw:style-name="gr23" draw:text-style-name="P18" draw:layer="Paint" svg:x1="31.2cm" svg:y1="4.618cm" svg:x2="31.2cm" svg:y2="5.018cm">
          <text:p/>
        </draw:line>
        <draw:line draw:style-name="gr18" draw:text-style-name="P17" draw:layer="Paint" svg:x1="19.893cm" svg:y1="1.919cm" svg:x2="21.493cm" svg:y2="1.919cm">
          <text:p text:style-name="P16"><text:span text:style-name="T5">A</text:span></text:p>
        </draw:line>
        <draw:line draw:style-name="gr18" draw:text-style-name="P17" draw:layer="Paint" svg:x1="25.893cm" svg:y1="1.921cm" svg:x2="27.493cm" svg:y2="1.921cm">
          <text:p text:style-name="P16"><text:span text:style-name="T5">C</text:span></text:p>
        </draw:line>
        <draw:line draw:style-name="gr18" draw:text-style-name="P17" draw:layer="Paint" svg:x1="22.893cm" svg:y1="1.921cm" svg:x2="24.493cm" svg:y2="1.921cm">
          <text:p text:style-name="P16"><text:span text:style-name="T5">B</text:span></text:p>
        </draw:line>
        <draw:line draw:style-name="gr18" draw:text-style-name="P17" draw:layer="Paint" svg:x1="28.893cm" svg:y1="1.921cm" svg:x2="30.493cm" svg:y2="1.921cm">
          <text:p text:style-name="P16"><text:span text:style-name="T5">D</text:span></text:p>
        </draw:line>
        <draw:custom-shape draw:style-name="gr20" draw:text-style-name="P11" draw:layer="layout" svg:width="1.2cm" svg:height="1.2cm" svg:x="23.102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8cm" svg:height="0.8cm" svg:x="23.302cm" svg:y="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6.102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8cm" svg:height="0.8cm" svg:x="26.302cm" svg:y="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0.9cm" svg:height="0.9cm" svg:x="26.252cm" svg:y="3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6.103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8cm" svg:height="0.8cm" svg:x="26.303cm" svg:y="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9.103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8cm" svg:height="0.8cm" svg:x="29.303cm" svg:y="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0.10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8cm" svg:height="0.8cm" svg:x="20.301cm" svg:y="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6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6.4cm" svg:y="3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6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6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8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8.4cm" svg:y="3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8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8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10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10.4cm" svg:y="3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10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10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12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12.4cm" svg:y="3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12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12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14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14.4cm" svg:y="3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14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14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16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16.4cm" svg:y="3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16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16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8" draw:layer="Paint" svg:x1="5.2cm" svg:y1="5.018cm" svg:x2="18.2cm" svg:y2="5.018cm">
          <text:p/>
        </draw:line>
        <draw:line draw:style-name="gr24" draw:text-style-name="P20" draw:layer="Paint" svg:x1="5.2cm" svg:y1="1.018cm" svg:x2="18.2cm" svg:y2="1.018cm">
          <text:p text:style-name="P8"><text:span text:style-name="T6">LIGHTS</text:span></text:p>
        </draw:line>
        <draw:line draw:style-name="gr23" draw:text-style-name="P18" draw:layer="Paint" svg:x1="5.2cm" svg:y1="1.018cm" svg:x2="10.4cm" svg:y2="1.018cm">
          <text:p/>
        </draw:line>
        <draw:line draw:style-name="gr25" draw:text-style-name="P18" draw:layer="Paint" svg:x1="5.2cm" svg:y1="1.018cm" svg:x2="5.2cm" svg:y2="1.018cm">
          <text:p/>
        </draw:line>
        <draw:line draw:style-name="gr23" draw:text-style-name="P18" draw:layer="Paint" svg:x1="13cm" svg:y1="1.018cm" svg:x2="18.2cm" svg:y2="1.018cm">
          <text:p/>
        </draw:line>
        <draw:line draw:style-name="gr23" draw:text-style-name="P18" draw:layer="Paint" svg:x1="5.2cm" svg:y1="1.018cm" svg:x2="5.2cm" svg:y2="1.418cm">
          <text:p/>
        </draw:line>
        <draw:line draw:style-name="gr23" draw:text-style-name="P18" draw:layer="Paint" svg:x1="18.2cm" svg:y1="1.418cm" svg:x2="18.2cm" svg:y2="1.018cm">
          <text:p/>
        </draw:line>
        <draw:line draw:style-name="gr23" draw:text-style-name="P18" draw:layer="Paint" svg:x1="5.2cm" svg:y1="5.018cm" svg:x2="5.2cm" svg:y2="4.618cm">
          <text:p/>
        </draw:line>
        <draw:line draw:style-name="gr23" draw:text-style-name="P18" draw:layer="Paint" svg:x1="18.2cm" svg:y1="4.618cm" svg:x2="18.2cm" svg:y2="5.018cm">
          <text:p/>
        </draw:line>
        <draw:line draw:style-name="gr18" draw:text-style-name="P17" draw:layer="Paint" svg:x1="5.893cm" svg:y1="1.921cm" svg:x2="7.493cm" svg:y2="1.921cm">
          <text:p text:style-name="P16"><text:span text:style-name="T5">BCN</text:span></text:p>
        </draw:line>
        <draw:line draw:style-name="gr18" draw:text-style-name="P17" draw:layer="Paint" svg:x1="7.893cm" svg:y1="1.935cm" svg:x2="9.493cm" svg:y2="1.935cm">
          <text:p text:style-name="P16"><text:span text:style-name="T5">LAN</text:span><text:span text:style-name="T5">D</text:span></text:p>
        </draw:line>
        <draw:line draw:style-name="gr18" draw:text-style-name="P17" draw:layer="Paint" svg:x1="9.893cm" svg:y1="1.935cm" svg:x2="11.493cm" svg:y2="1.935cm">
          <text:p text:style-name="P16"><text:span text:style-name="T5">T</text:span><text:span text:style-name="T5">A</text:span><text:span text:style-name="T5">X</text:span><text:span text:style-name="T5">I</text:span></text:p>
        </draw:line>
        <draw:line draw:style-name="gr18" draw:text-style-name="P17" draw:layer="Paint" svg:x1="11.893cm" svg:y1="1.935cm" svg:x2="13.493cm" svg:y2="1.935cm">
          <text:p text:style-name="P16"><text:span text:style-name="T5">N</text:span><text:span text:style-name="T5">A</text:span><text:span text:style-name="T5">V</text:span></text:p>
        </draw:line>
        <draw:line draw:style-name="gr18" draw:text-style-name="P17" draw:layer="Paint" svg:x1="13.893cm" svg:y1="1.935cm" svg:x2="15.493cm" svg:y2="1.935cm">
          <text:p text:style-name="P16"><text:span text:style-name="T5">S</text:span><text:span text:style-name="T5">T</text:span><text:span text:style-name="T5">R</text:span><text:span text:style-name="T5">O</text:span><text:span text:style-name="T5">B</text:span><text:span text:style-name="T5">E</text:span></text:p>
        </draw:line>
        <draw:line draw:style-name="gr18" draw:text-style-name="P17" draw:layer="Paint" svg:x1="15.893cm" svg:y1="1.935cm" svg:x2="17.493cm" svg:y2="1.935cm">
          <text:p text:style-name="P16"><text:span text:style-name="T5">C</text:span><text:span text:style-name="T5">A</text:span><text:span text:style-name="T5">B</text:span><text:span text:style-name="T5">I</text:span><text:span text:style-name="T5">N</text:span></text:p>
        </draw:line>
        <draw:custom-shape draw:style-name="gr27" draw:text-style-name="P13" draw:layer="layout" svg:width="1.4cm" svg:height="1.4cm" svg:x="38.3cm" svg:y="10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38.4cm" svg:y="10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6cm" svg:height="0.6cm" svg:x="38.7cm" svg:y="10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0.5cm" svg:height="0.9cm" svg:x="38.75cm" svg:y="10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0.5cm" svg:height="0.5cm" svg:x="38.75cm" svg:y="10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3cm" svg:height="0.3cm" svg:x="38.85cm" svg:y="14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39.45cm" svg:y="14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38.85cm" svg:y="13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38.25cm" svg:y="14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Paint" svg:width="4cm" svg:height="8.6cm" svg:x="37cm" svg:y="7.1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90.02749312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draw:layer="Paint" svg:width="3.999cm" svg:height="1.2cm" svg:x="37.001cm" svg:y="7.6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Paint" svg:width="4cm" svg:height="1.699cm" svg:x="37cm" svg:y="7.119cm">
          <text:p text:style-name="P22"><text:span text:style-name="T7">L</text:span><text:span text:style-name="T7">A</text:span><text:span text:style-name="T7">N</text:span><text:span text:style-name="T7">D</text:span><text:span text:style-name="T7">I</text:span><text:span text:style-name="T7">N</text:span><text:span text:style-name="T7">G</text:span></text:p>
          <text:p text:style-name="P22"><text:span text:style-name="T7">G</text:span><text:span text:style-name="T7">E</text:span><text:span text:style-name="T7">A</text:span><text:span text:style-name="T7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37.17647058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5" draw:layer="Paint" svg:x1="38.2cm" svg:y1="12.717cm" svg:x2="39.8cm" svg:y2="12.717cm">
          <text:p text:style-name="P24"><text:span text:style-name="T8">DOWN</text:span></text:p>
        </draw:line>
        <draw:line draw:style-name="gr18" draw:text-style-name="P25" draw:layer="Paint" svg:x1="38.2cm" svg:y1="9.719cm" svg:x2="39.8cm" svg:y2="9.719cm">
          <text:p text:style-name="P24"><text:span text:style-name="T8">UP</text:span></text:p>
        </draw:line>
        <draw:custom-shape draw:style-name="gr20" draw:text-style-name="P11" draw:layer="layout" svg:width="1.2cm" svg:height="1.2cm" svg:x="2.3cm" svg:y="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2.5cm" svg:y="7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0" draw:layer="Paint" svg:x1="1cm" svg:y1="6.218cm" svg:x2="6.8cm" svg:y2="6.218cm">
          <text:p text:style-name="P8"><text:span text:style-name="T6">DISPLAY</text:span></text:p>
        </draw:line>
        <draw:line draw:style-name="gr19" draw:text-style-name="P18" draw:layer="Paint" svg:x1="1cm" svg:y1="16.718cm" svg:x2="6.8cm" svg:y2="16.718cm">
          <text:p/>
        </draw:line>
        <draw:line draw:style-name="gr23" draw:text-style-name="P18" draw:layer="Paint" svg:x1="1cm" svg:y1="6.218cm" svg:x2="2.5cm" svg:y2="6.218cm">
          <text:p/>
        </draw:line>
        <draw:line draw:style-name="gr19" draw:text-style-name="P18" draw:layer="Paint" svg:x1="5.3cm" svg:y1="6.218cm" svg:x2="6.8cm" svg:y2="6.218cm">
          <text:p/>
        </draw:line>
        <draw:line draw:style-name="gr23" draw:text-style-name="P18" draw:layer="Paint" svg:x1="1cm" svg:y1="6.218cm" svg:x2="1cm" svg:y2="6.618cm">
          <text:p/>
        </draw:line>
        <draw:line draw:style-name="gr19" draw:text-style-name="P18" draw:layer="Paint" svg:x1="6.8cm" svg:y1="6.618cm" svg:x2="6.8cm" svg:y2="6.218cm">
          <text:p/>
        </draw:line>
        <draw:line draw:style-name="gr19" draw:text-style-name="P18" draw:layer="Paint" svg:x1="1cm" svg:y1="16.718cm" svg:x2="1cm" svg:y2="16.318cm">
          <text:p/>
        </draw:line>
        <draw:line draw:style-name="gr19" draw:text-style-name="P18" draw:layer="Paint" svg:x1="6.8cm" svg:y1="16.318cm" svg:x2="6.8cm" svg:y2="16.718cm">
          <text:p/>
        </draw:line>
        <draw:line draw:style-name="gr18" draw:text-style-name="P17" draw:layer="Paint" svg:x1="6.093cm" svg:y1="7.523cm" svg:x2="6.593cm" svg:y2="7.523cm">
          <text:p text:style-name="P16"><text:span text:style-name="T5">1</text:span></text:p>
        </draw:line>
        <draw:line draw:style-name="gr18" draw:text-style-name="P17" draw:layer="Paint" svg:x1="1.293cm" svg:y1="9.521cm" svg:x2="1.793cm" svg:y2="9.521cm">
          <text:p text:style-name="P16"><text:span text:style-name="T5">2</text:span></text:p>
        </draw:line>
        <draw:line draw:style-name="gr18" draw:text-style-name="P17" draw:layer="Paint" svg:x1="6.093cm" svg:y1="9.523cm" svg:x2="6.593cm" svg:y2="9.523cm">
          <text:p text:style-name="P16"><text:span text:style-name="T5">3</text:span></text:p>
        </draw:line>
        <draw:line draw:style-name="gr18" draw:text-style-name="P17" draw:layer="Paint" svg:x1="1.293cm" svg:y1="11.521cm" svg:x2="1.793cm" svg:y2="11.521cm">
          <text:p text:style-name="P16"><text:span text:style-name="T5">4</text:span></text:p>
        </draw:line>
        <draw:line draw:style-name="gr18" draw:text-style-name="P17" draw:layer="Paint" svg:x1="6.093cm" svg:y1="11.523cm" svg:x2="6.593cm" svg:y2="11.523cm">
          <text:p text:style-name="P16"><text:span text:style-name="T5">5</text:span></text:p>
        </draw:line>
        <draw:line draw:style-name="gr18" draw:text-style-name="P17" draw:layer="Paint" svg:x1="1.293cm" svg:y1="13.521cm" svg:x2="1.793cm" svg:y2="13.521cm">
          <text:p text:style-name="P16"><text:span text:style-name="T5">6</text:span></text:p>
        </draw:line>
        <draw:line draw:style-name="gr18" draw:text-style-name="P17" draw:layer="Paint" svg:x1="6.093cm" svg:y1="13.523cm" svg:x2="6.593cm" svg:y2="13.523cm">
          <text:p text:style-name="P16"><text:span text:style-name="T5">7</text:span></text:p>
        </draw:line>
        <draw:line draw:style-name="gr18" draw:text-style-name="P17" draw:layer="Paint" svg:x1="1.293cm" svg:y1="15.521cm" svg:x2="1.793cm" svg:y2="15.521cm">
          <text:p text:style-name="P16"><text:span text:style-name="T5">8</text:span></text:p>
        </draw:line>
        <draw:line draw:style-name="gr18" draw:text-style-name="P17" draw:layer="Paint" svg:x1="6.093cm" svg:y1="15.523cm" svg:x2="6.593cm" svg:y2="15.523cm">
          <text:p text:style-name="P16"><text:span text:style-name="T5">9</text:span></text:p>
        </draw:line>
        <draw:polyline draw:style-name="gr36" draw:text-style-name="P18" draw:layer="Paint" svg:width="0.599cm" svg:height="0.399cm" draw:transform="rotate (1.5707963267949) translate (1.3cm 7.791cm)" svg:viewBox="0 0 600 400" draw:points="0,200 600,200 600,0 300,200 600,400 600,200">
          <text:p/>
        </draw:polyline>
        <draw:custom-shape draw:style-name="gr20" draw:text-style-name="P11" draw:layer="layout" svg:width="1.2cm" svg:height="1.2cm" svg:x="4.3cm" svg:y="6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4.5cm" svg:y="7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0.9cm" svg:height="0.9cm" svg:x="4.45cm" svg:y="7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4.3cm" svg:y="6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4.5cm" svg:y="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4.3cm" svg:y="8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4.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4.3cm" svg:y="10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4.5cm" svg:y="11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4.3cm" svg:y="12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4.5cm" svg:y="13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4.3cm" svg:y="14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4.5cm" svg:y="15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.3cm" svg:y="8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2.5cm" svg:y="9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.3cm" svg:y="10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2.5cm" svg:y="11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.3cm" svg:y="12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2.5cm" svg:y="13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.3cm" svg:y="14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2.5cm" svg:y="15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8" draw:layer="Paint" svg:x1="13cm" svg:y1="10.191cm" svg:x2="15.3cm" svg:y2="8.991cm">
          <text:p/>
        </draw:line>
        <draw:line draw:style-name="gr37" draw:text-style-name="P18" draw:layer="Paint" svg:x1="12.8cm" svg:y1="9.891cm" svg:x2="15.3cm" svg:y2="8.091cm">
          <text:p/>
        </draw:line>
        <draw:line draw:style-name="gr37" draw:text-style-name="P18" draw:layer="Paint" svg:x1="12.8cm" svg:y1="12.891cm" svg:x2="15.3cm" svg:y2="14.691cm">
          <text:p/>
        </draw:line>
        <draw:line draw:style-name="gr37" draw:text-style-name="P18" draw:layer="Paint" svg:x1="13cm" svg:y1="12.591cm" svg:x2="15.3cm" svg:y2="13.791cm">
          <text:p/>
        </draw:line>
        <draw:line draw:style-name="gr37" draw:text-style-name="P18" draw:layer="Paint" svg:x1="13.2cm" svg:y1="12.191cm" svg:x2="15.3cm" svg:y2="12.791cm">
          <text:p/>
        </draw:line>
        <draw:line draw:style-name="gr37" draw:text-style-name="P18" draw:layer="Paint" svg:x1="13.3cm" svg:y1="11.691cm" svg:x2="15.3cm" svg:y2="11.891cm">
          <text:p/>
        </draw:line>
        <draw:line draw:style-name="gr37" draw:text-style-name="P18" draw:layer="Paint" svg:x1="13.3cm" svg:y1="11.091cm" svg:x2="15.3cm" svg:y2="10.891cm">
          <text:p/>
        </draw:line>
        <draw:line draw:style-name="gr37" draw:text-style-name="P18" draw:layer="Paint" svg:x1="13.2cm" svg:y1="10.591cm" svg:x2="15.3cm" svg:y2="9.991cm">
          <text:p/>
        </draw:line>
        <draw:g>
          <draw:custom-shape draw:style-name="gr38" draw:text-style-name="P14" draw:layer="layout" svg:width="4.8cm" svg:height="4.8cm" svg:x="8.4cm" svg:y="8.9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3" draw:layer="layout" svg:width="4.6cm" svg:height="4.6cm" svg:x="8.5cm" svg:y="9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1" draw:layer="layout" svg:width="1.2cm" svg:height="1.2cm" svg:x="12cm" svg:y="7.3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layout" svg:width="0.8cm" svg:height="0.8cm" svg:x="12.2cm" svg:y="7.5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1" draw:layer="layout" svg:width="1.2cm" svg:height="1.2cm" svg:x="13.5cm" svg:y="8.6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layout" svg:width="0.8cm" svg:height="0.8cm" svg:x="13.7cm" svg:y="8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19" draw:layer="layout" svg:width="0.3cm" svg:height="0.3cm" svg:x="15.501cm" svg:y="7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2cm" svg:y="8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2cm" svg:y="9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2cm" svg:y="10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2cm" svg:y="11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3cm" svg:y="12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3cm" svg:y="13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3cm" svg:y="14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8" draw:layer="Paint" svg:x1="16.2cm" svg:y1="7.891cm" svg:x2="20.5cm" svg:y2="7.891cm">
          <text:p text:style-name="P27"><text:span text:style-name="T5">E</text:span><text:span text:style-name="T5">L</text:span><text:span text:style-name="T5">E</text:span><text:span text:style-name="T5">V</text:span><text:span text:style-name="T5">A</text:span><text:span text:style-name="T5">T</text:span><text:span text:style-name="T5">O</text:span><text:span text:style-name="T5">R</text:span><text:span text:style-name="T5"> </text:span><text:span text:style-name="T5">T</text:span><text:span text:style-name="T5">R</text:span><text:span text:style-name="T5">I</text:span><text:span text:style-name="T5">M</text:span></text:p>
        </draw:line>
        <draw:line draw:style-name="gr18" draw:text-style-name="P28" draw:layer="Paint" svg:x1="16.2cm" svg:y1="8.893cm" svg:x2="20.5cm" svg:y2="8.893cm">
          <text:p text:style-name="P27"><text:span text:style-name="T5">A</text:span><text:span text:style-name="T5">I</text:span><text:span text:style-name="T5">L</text:span><text:span text:style-name="T5">E</text:span><text:span text:style-name="T5">R</text:span><text:span text:style-name="T5">O</text:span><text:span text:style-name="T5">N</text:span><text:span text:style-name="T5"> </text:span><text:span text:style-name="T5">T</text:span><text:span text:style-name="T5">R</text:span><text:span text:style-name="T5">I</text:span><text:span text:style-name="T5">M</text:span></text:p>
        </draw:line>
        <draw:line draw:style-name="gr18" draw:text-style-name="P28" draw:layer="Paint" svg:x1="16.2cm" svg:y1="9.893cm" svg:x2="20.5cm" svg:y2="9.893cm">
          <text:p text:style-name="P27"><text:span text:style-name="T5">R</text:span><text:span text:style-name="T5">U</text:span><text:span text:style-name="T5">D</text:span><text:span text:style-name="T5">D</text:span><text:span text:style-name="T5">E</text:span><text:span text:style-name="T5">R</text:span><text:span text:style-name="T5"> </text:span><text:span text:style-name="T5">T</text:span><text:span text:style-name="T5">R</text:span><text:span text:style-name="T5">I</text:span><text:span text:style-name="T5">M</text:span></text:p>
        </draw:line>
        <draw:line draw:style-name="gr18" draw:text-style-name="P28" draw:layer="Paint" svg:x1="16.2cm" svg:y1="10.893cm" svg:x2="20.5cm" svg:y2="10.893cm">
          <text:p text:style-name="P27"><text:span text:style-name="T5">A</text:span><text:span text:style-name="T5">P</text:span><text:span text:style-name="T5"> </text:span><text:span text:style-name="T5">S</text:span><text:span text:style-name="T5">P</text:span><text:span text:style-name="T5">E</text:span><text:span text:style-name="T5">E</text:span><text:span text:style-name="T5">D</text:span></text:p>
        </draw:line>
        <draw:line draw:style-name="gr18" draw:text-style-name="P28" draw:layer="Paint" svg:x1="16.2cm" svg:y1="11.893cm" svg:x2="20.5cm" svg:y2="11.893cm">
          <text:p text:style-name="P27"><text:span text:style-name="T5">A</text:span><text:span text:style-name="T5">P</text:span><text:span text:style-name="T5"> </text:span><text:span text:style-name="T5">H</text:span><text:span text:style-name="T5">E</text:span><text:span text:style-name="T5">A</text:span><text:span text:style-name="T5">D</text:span><text:span text:style-name="T5">I</text:span><text:span text:style-name="T5">N</text:span><text:span text:style-name="T5">G</text:span></text:p>
        </draw:line>
        <draw:line draw:style-name="gr18" draw:text-style-name="P28" draw:layer="Paint" svg:x1="16.2cm" svg:y1="12.895cm" svg:x2="20.5cm" svg:y2="12.895cm">
          <text:p text:style-name="P27"><text:span text:style-name="T5">A</text:span><text:span text:style-name="T5">P</text:span><text:span text:style-name="T5"> </text:span><text:span text:style-name="T5">A</text:span><text:span text:style-name="T5">L</text:span><text:span text:style-name="T5">T</text:span><text:span text:style-name="T5">I</text:span><text:span text:style-name="T5">T</text:span><text:span text:style-name="T5">U</text:span><text:span text:style-name="T5">D</text:span><text:span text:style-name="T5">E</text:span></text:p>
        </draw:line>
        <draw:line draw:style-name="gr18" draw:text-style-name="P28" draw:layer="Paint" svg:x1="16.2cm" svg:y1="13.895cm" svg:x2="20.5cm" svg:y2="13.895cm">
          <text:p text:style-name="P27"><text:span text:style-name="T5">A</text:span><text:span text:style-name="T5">P</text:span><text:span text:style-name="T5"> </text:span><text:span text:style-name="T5">V</text:span><text:span text:style-name="T5">.</text:span><text:span text:style-name="T5"> </text:span><text:span text:style-name="T5">S</text:span><text:span text:style-name="T5">P</text:span><text:span text:style-name="T5">E</text:span><text:span text:style-name="T5">E</text:span><text:span text:style-name="T5">D</text:span></text:p>
        </draw:line>
        <draw:line draw:style-name="gr18" draw:text-style-name="P28" draw:layer="Paint" svg:x1="16.2cm" svg:y1="14.895cm" svg:x2="20.5cm" svg:y2="14.895cm">
          <text:p text:style-name="P27"><text:span text:style-name="T5">E</text:span></text:p>
        </draw:line>
        <draw:line draw:style-name="gr24" draw:text-style-name="P20" draw:layer="Paint" svg:x1="26.9cm" svg:y1="7.093cm" svg:x2="31cm" svg:y2="7.093cm">
          <text:p text:style-name="P8"><text:span text:style-name="T6">S</text:span><text:span text:style-name="T6">P</text:span><text:span text:style-name="T6">O</text:span><text:span text:style-name="T6">I</text:span><text:span text:style-name="T6">L</text:span><text:span text:style-name="T6">E</text:span><text:span text:style-name="T6">R</text:span><text:span text:style-name="T6">S</text:span></text:p>
        </draw:line>
        <draw:line draw:style-name="gr19" draw:text-style-name="P18" draw:layer="Paint" svg:x1="26.7cm" svg:y1="7.091cm" svg:x2="27.3cm" svg:y2="7.093cm">
          <text:p/>
        </draw:line>
        <draw:line draw:style-name="gr19" draw:text-style-name="P18" draw:layer="Paint" svg:x1="30.6cm" svg:y1="7.091cm" svg:x2="31.2cm" svg:y2="7.093cm">
          <text:p/>
        </draw:line>
        <draw:line draw:style-name="gr19" draw:text-style-name="P18" draw:layer="Paint" svg:x1="26.7cm" svg:y1="7.091cm" svg:x2="26.7cm" svg:y2="15.991cm">
          <text:p/>
        </draw:line>
        <draw:line draw:style-name="gr19" draw:text-style-name="P18" draw:layer="Paint" svg:x1="31.2cm" svg:y1="7.091cm" svg:x2="31.2cm" svg:y2="15.991cm">
          <text:p/>
        </draw:line>
        <draw:g>
          <draw:custom-shape draw:style-name="gr40" draw:text-style-name="P29" draw:layer="layout" svg:width="0.2cm" svg:height="6.3cm" svg:x="29.3cm" svg:y="8.3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4" draw:layer="layout" svg:width="1.6cm" svg:height="0.7cm" svg:x="28.6cm" svg:y="8.8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0.8cm" svg:height="0.1cm" svg:x="29.4cm" svg:y="9.1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8" draw:text-style-name="P25" draw:layer="Paint" svg:x1="27.102cm" svg:y1="14.577cm" svg:x2="28.302cm" svg:y2="14.577cm">
          <text:p text:style-name="P24"><text:span text:style-name="T8">M</text:span><text:span text:style-name="T8">A</text:span><text:span text:style-name="T8">X</text:span></text:p>
        </draw:line>
        <draw:line draw:style-name="gr19" draw:text-style-name="P18" draw:layer="Paint" svg:x1="28.5cm" svg:y1="14.545cm" svg:x2="30.3cm" svg:y2="14.545cm">
          <text:p/>
        </draw:line>
        <draw:line draw:style-name="gr19" draw:text-style-name="P18" draw:layer="Paint" svg:x1="28.5cm" svg:y1="11.541cm" svg:x2="30.3cm" svg:y2="11.541cm">
          <text:p/>
        </draw:line>
        <draw:line draw:style-name="gr19" draw:text-style-name="P18" draw:layer="Paint" svg:x1="28.5cm" svg:y1="8.537cm" svg:x2="30.3cm" svg:y2="8.537cm">
          <text:p/>
        </draw:line>
        <draw:line draw:style-name="gr18" draw:text-style-name="P25" draw:layer="Paint" svg:x1="27.102cm" svg:y1="11.577cm" svg:x2="28.302cm" svg:y2="11.577cm">
          <text:p text:style-name="P24"><text:span text:style-name="T8">1/</text:span><text:span text:style-name="T8">2</text:span></text:p>
        </draw:line>
        <draw:line draw:style-name="gr18" draw:text-style-name="P25" draw:layer="Paint" svg:x1="27.102cm" svg:y1="8.573cm" svg:x2="28.302cm" svg:y2="8.573cm">
          <text:p text:style-name="P24"><text:span text:style-name="T8">0</text:span></text:p>
        </draw:line>
        <draw:line draw:style-name="gr19" draw:text-style-name="P18" draw:layer="Paint" svg:x1="26.7cm" svg:y1="15.991cm" svg:x2="31.2cm" svg:y2="15.993cm">
          <text:p/>
        </draw:line>
        <draw:g>
          <draw:custom-shape draw:style-name="gr40" draw:text-style-name="P29" draw:layer="layout" svg:width="0.2cm" svg:height="6.3cm" svg:x="24.5cm" svg:y="8.3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4" draw:layer="layout" svg:width="1.6cm" svg:height="0.7cm" svg:x="23.8cm" svg:y="8.8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0.8cm" svg:height="0.1cm" svg:x="24.6cm" svg:y="9.1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3" draw:text-style-name="P30" draw:layer="layout" svg:width="0.3cm" svg:height="0.3cm" svg:x="22.6cm" svg:y="8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3.1cm" svg:y="9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3.1cm" svg:y="9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2.6cm" svg:y="14.4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2.6cm" svg:y="10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2.6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3.1cm" svg:y="11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3.1cm" svg:y="11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3.1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3.1cm" svg:y="13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8" draw:layer="Paint" svg:x1="22.7cm" svg:y1="9.236cm" svg:x2="23cm" svg:y2="9.236cm">
          <text:p/>
        </draw:line>
        <draw:line draw:style-name="gr37" draw:text-style-name="P18" draw:layer="Paint" svg:x1="22.7cm" svg:y1="9.895cm" svg:x2="23cm" svg:y2="9.895cm">
          <text:p/>
        </draw:line>
        <draw:line draw:style-name="gr37" draw:text-style-name="P18" draw:layer="Paint" svg:x1="22.7cm" svg:y1="11.233cm" svg:x2="23cm" svg:y2="11.233cm">
          <text:p/>
        </draw:line>
        <draw:line draw:style-name="gr37" draw:text-style-name="P18" draw:layer="Paint" svg:x1="22.7cm" svg:y1="11.892cm" svg:x2="23cm" svg:y2="11.892cm">
          <text:p/>
        </draw:line>
        <draw:line draw:style-name="gr37" draw:text-style-name="P18" draw:layer="Paint" svg:x1="22.7cm" svg:y1="13.247cm" svg:x2="23cm" svg:y2="13.247cm">
          <text:p/>
        </draw:line>
        <draw:line draw:style-name="gr37" draw:text-style-name="P18" draw:layer="Paint" svg:x1="22.7cm" svg:y1="13.906cm" svg:x2="23cm" svg:y2="13.906cm">
          <text:p/>
        </draw:line>
        <draw:line draw:style-name="gr19" draw:text-style-name="P18" draw:layer="Paint" svg:x1="23cm" svg:y1="8.564cm" svg:x2="24cm" svg:y2="8.564cm">
          <text:p/>
        </draw:line>
        <draw:line draw:style-name="gr19" draw:text-style-name="P18" draw:layer="Paint" svg:x1="23cm" svg:y1="10.564cm" svg:x2="24cm" svg:y2="10.564cm">
          <text:p/>
        </draw:line>
        <draw:line draw:style-name="gr19" draw:text-style-name="P18" draw:layer="Paint" svg:x1="23cm" svg:y1="12.578cm" svg:x2="24cm" svg:y2="12.578cm">
          <text:p/>
        </draw:line>
        <draw:line draw:style-name="gr19" draw:text-style-name="P18" draw:layer="Paint" svg:x1="23cm" svg:y1="14.572cm" svg:x2="24cm" svg:y2="14.572cm">
          <text:p/>
        </draw:line>
        <draw:line draw:style-name="gr19" draw:text-style-name="P18" draw:layer="Paint" svg:x1="25.2cm" svg:y1="8.564cm" svg:x2="25.7cm" svg:y2="8.564cm">
          <text:p/>
        </draw:line>
        <draw:line draw:style-name="gr19" draw:text-style-name="P18" draw:layer="Paint" svg:x1="25.2cm" svg:y1="10.564cm" svg:x2="25.7cm" svg:y2="10.564cm">
          <text:p/>
        </draw:line>
        <draw:line draw:style-name="gr19" draw:text-style-name="P18" draw:layer="Paint" svg:x1="25.2cm" svg:y1="12.578cm" svg:x2="25.7cm" svg:y2="12.578cm">
          <text:p/>
        </draw:line>
        <draw:line draw:style-name="gr19" draw:text-style-name="P18" draw:layer="Paint" svg:x1="25.2cm" svg:y1="14.572cm" svg:x2="25.7cm" svg:y2="14.572cm">
          <text:p/>
        </draw:line>
        <draw:line draw:style-name="gr24" draw:text-style-name="P20" draw:layer="Paint" svg:x1="22cm" svg:y1="7.091cm" svg:x2="26.3cm" svg:y2="7.091cm">
          <text:p text:style-name="P8"><text:span text:style-name="T6">F</text:span><text:span text:style-name="T6">L</text:span><text:span text:style-name="T6">A</text:span><text:span text:style-name="T6">P</text:span><text:span text:style-name="T6">S</text:span></text:p>
        </draw:line>
        <draw:line draw:style-name="gr19" draw:text-style-name="P18" draw:layer="Paint" svg:x1="22cm" svg:y1="7.091cm" svg:x2="23cm" svg:y2="7.091cm">
          <text:p/>
        </draw:line>
        <draw:line draw:style-name="gr19" draw:text-style-name="P18" draw:layer="Paint" svg:x1="25.3cm" svg:y1="7.091cm" svg:x2="26.3cm" svg:y2="7.091cm">
          <text:p/>
        </draw:line>
        <draw:line draw:style-name="gr19" draw:text-style-name="P18" draw:layer="Paint" svg:x1="22cm" svg:y1="7.091cm" svg:x2="22cm" svg:y2="15.991cm">
          <text:p/>
        </draw:line>
        <draw:line draw:style-name="gr19" draw:text-style-name="P18" draw:layer="Paint" svg:x1="22cm" svg:y1="15.991cm" svg:x2="26.3cm" svg:y2="15.993cm">
          <text:p/>
        </draw:line>
        <draw:line draw:style-name="gr19" draw:text-style-name="P18" draw:layer="Paint" svg:x1="26.3cm" svg:y1="7.091cm" svg:x2="26.3cm" svg:y2="15.991cm">
          <text:p/>
        </draw:line>
        <draw:custom-shape draw:style-name="gr14" draw:text-style-name="P13" draw:layer="layout" svg:width="1.2cm" svg:height="1.2cm" svg:x="33.5cm" svg:y="11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33.8cm" svg:y="12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33.95cm" svg:y="12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33.95cm" svg:y="12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7" draw:layer="Paint" svg:x1="33.3cm" svg:y1="11.317cm" svg:x2="34.9cm" svg:y2="11.317cm">
          <text:p text:style-name="P16"><text:span text:style-name="T5">G</text:span></text:p>
        </draw:line>
        <draw:line draw:style-name="gr18" draw:text-style-name="P17" draw:layer="Paint" svg:x1="33.3cm" svg:y1="7.619cm" svg:x2="34.9cm" svg:y2="7.619cm">
          <text:p text:style-name="P16"><text:span text:style-name="T5">F</text:span></text:p>
        </draw:line>
        <draw:line draw:style-name="gr18" draw:text-style-name="P31" draw:layer="Paint" svg:x1="32.3cm" svg:y1="13.251cm" svg:x2="32.3cm" svg:y2="7.251cm">
          <text:p text:style-name="P8"><text:span text:style-name="T9">C</text:span><text:span text:style-name="T9">U</text:span><text:span text:style-name="T9">S</text:span><text:span text:style-name="T9">T</text:span><text:span text:style-name="T9">O</text:span><text:span text:style-name="T9">M</text:span></text:p>
        </draw:line>
        <draw:line draw:style-name="gr19" draw:text-style-name="P32" draw:layer="Paint" svg:x1="32.3cm" svg:y1="11.743cm" svg:x2="32.3cm" svg:y2="13.393cm">
          <text:p/>
        </draw:line>
        <draw:line draw:style-name="gr19" draw:text-style-name="P32" draw:layer="Paint" svg:x1="32.3cm" svg:y1="7.091cm" svg:x2="32.3cm" svg:y2="8.741cm">
          <text:p/>
        </draw:line>
        <draw:line draw:style-name="gr19" draw:text-style-name="P32" draw:layer="Paint" svg:x1="32.7cm" svg:y1="13.391cm" svg:x2="32.3cm" svg:y2="13.391cm">
          <text:p/>
        </draw:line>
        <draw:line draw:style-name="gr19" draw:text-style-name="P32" draw:layer="Paint" svg:x1="32.3cm" svg:y1="7.091cm" svg:x2="32.7cm" svg:y2="7.091cm">
          <text:p/>
        </draw:line>
        <draw:line draw:style-name="gr19" draw:text-style-name="P32" draw:layer="Paint" svg:x1="35.9cm" svg:y1="7.091cm" svg:x2="35.9cm" svg:y2="13.391cm">
          <text:p/>
        </draw:line>
        <draw:line draw:style-name="gr19" draw:text-style-name="P32" draw:layer="Paint" svg:x1="35.9cm" svg:y1="13.391cm" svg:x2="35.5cm" svg:y2="13.391cm">
          <text:p/>
        </draw:line>
        <draw:line draw:style-name="gr19" draw:text-style-name="P32" draw:layer="Paint" svg:x1="35.5cm" svg:y1="7.091cm" svg:x2="35.9cm" svg:y2="7.091cm">
          <text:p/>
        </draw:line>
        <draw:custom-shape draw:style-name="gr44" draw:text-style-name="P33" draw:layer="layout" svg:width="2.3cm" svg:height="2.3cm" svg:x="32.95cm" svg:y="8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4" draw:layer="layout" svg:width="1.5cm" svg:height="1.5cm" svg:x="33.35cm" svg:y="8.651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6" draw:text-style-name="P35" draw:layer="layout" svg:width="1.4cm" svg:height="1.4cm" svg:x="33.4cm" svg:y="8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6" draw:layer="layout" svg:width="1.1cm" svg:height="1.1cm" svg:x="33.55cm" svg:y="8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37" draw:layer="layout" svg:x1="33.2cm" svg:y1="10.101cm" svg:x2="33.5cm" svg:y2="9.901cm">
          <text:p/>
        </draw:line>
      </draw:page>
      <draw:page draw:name="page2" draw:style-name="dp2" draw:master-page-name="Default">
        <draw:g>
          <draw:custom-shape draw:style-name="gr20" draw:text-style-name="P11" draw:layer="layout" svg:width="1.2cm" svg:height="1.2cm" svg:x="2.2cm" svg:y="6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6" draw:layer="layout" svg:width="0.8cm" svg:height="0.8cm" svg:x="2.4cm" svg:y="6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3" draw:layer="layout" svg:width="1.2cm" svg:height="1.2cm" svg:x="8.8cm" svg:y="5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4" draw:layer="layout" svg:width="0.6cm" svg:height="0.6cm" svg:x="9.1cm" svg:y="5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0.3cm" svg:height="0.61cm" svg:x="9.25cm" svg:y="5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3cm" svg:height="0.3cm" svg:x="9.25cm" svg:y="5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29" draw:layer="layout" svg:width="0.2cm" svg:height="6.3cm" svg:x="5.6cm" svg:y="2.4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1.6cm" svg:height="0.7cm" svg:x="4.9cm" svg:y="2.91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8cm" svg:height="0.1cm" svg:x="5.7cm" svg:y="3.21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4" draw:layer="layout" svg:width="0.7cm" svg:height="2.4cm" svg:x="7.1cm" svg:y="4.5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7cm" svg:height="1.2cm" svg:x="7.1cm" svg:y="4.51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0.1cm" svg:height="0.1cm" svg:x="7.4cm" svg:y="4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3" draw:layer="layout" svg:width="1.4cm" svg:height="1.4cm" svg:x="8.7cm" svg:y="3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1.2cm" svg:height="1.2cm" svg:x="8.8cm" svg:y="3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6cm" svg:height="0.6cm" svg:x="9.1cm" svg:y="3.5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0.5cm" svg:height="0.9cm" svg:x="9.15cm" svg:y="3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4" draw:layer="layout" svg:width="0.5cm" svg:height="0.5cm" svg:x="9.15cm" svg:y="3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9" draw:text-style-name="P40" draw:layer="layout" svg:width="3.4cm" svg:height="2.3cm" svg:x="11.2cm" svg:y="4.3cm">
          <text:p text:style-name="P38"><text:span text:style-name="T10">Setting</text:span></text:p>
          <text:p text:style-name="P39"><text:span text:style-name="T11">ON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0.3cm" svg:height="0.3cm" svg:x="8.9cm" svg:y="8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9.6cm" svg:y="8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" draw:text-style-name="P11" draw:layer="layout" svg:width="1.2cm" svg:height="1.2cm" svg:x="2.2cm" svg:y="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layout" svg:width="0.8cm" svg:height="0.8cm" svg:x="2.4cm" svg:y="5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3" draw:layer="layout" svg:width="1.2cm" svg:height="1.2cm" svg:x="34cm" svg:y="26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4" draw:layer="layout" svg:width="0.6cm" svg:height="0.6cm" svg:x="34.3cm" svg:y="27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0.3cm" svg:height="0.61cm" svg:x="34.45cm" svg:y="26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3cm" svg:height="0.3cm" svg:x="34.45cm" svg:y="26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42" draw:layer="layout" svg:width="3.4cm" svg:height="1.8cm" svg:x="32.9cm" svg:y="13.518cm">
            <text:p text:style-name="P41"><text:span text:style-name="T1">Setting</text:span></text:p>
            <text:p text:style-name="P39"><text:span text:style-name="T2">ON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3" draw:layer="Paint" svg:width="4cm" svg:height="2.373cm" svg:x="32.6cm" svg:y="13.2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422.130299896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3" draw:text-style-name="P4" draw:layer="layout" svg:width="1.9cm" svg:height="1.9cm" svg:x="1.65cm" svg:y="14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5" draw:layer="layout" svg:width="1.5cm" svg:height="1.5cm" svg:x="1.85cm" svg:y="14.5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1" draw:text-style-name="P6" draw:layer="Paint" svg:width="3.2cm" svg:height="4cm" svg:x="1cm" svg:y="12.71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875.913776944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7" draw:layer="Paint" svg:width="3.2cm" svg:height="0.719cm" svg:x="1cm" svg:y="13.23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4" draw:layer="Paint" svg:width="3.2cm" svg:height="1.231cm" svg:x="1cm" svg:y="12.718cm">
              <text:p text:style-name="P43"><text:span text:style-name="T12">PAUS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305.5786844296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8" draw:text-style-name="P4" draw:layer="layout" svg:width="0.7cm" svg:height="2.4cm" svg:x="39.1cm" svg:y="14.21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0" draw:layer="layout" svg:width="0.7cm" svg:height="1.2cm" svg:x="39.1cm" svg:y="14.21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1" draw:layer="layout" svg:width="0.1cm" svg:height="0.1cm" svg:x="39.4cm" svg:y="14.4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2" draw:text-style-name="P3" draw:layer="Paint" svg:width="3.1cm" svg:height="4.8cm" svg:x="37.9cm" svg:y="12.41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971.23508545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7" draw:layer="Paint" svg:width="3.1cm" svg:height="0.602cm" svg:x="37.901cm" svg:y="13.01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45" draw:layer="Paint" svg:width="3.1cm" svg:height="1.2cm" svg:x="37.901cm" svg:y="12.419cm">
              <text:p text:style-name="P43"><text:span text:style-name="T13">MASTER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323.563696919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line draw:style-name="gr18" draw:text-style-name="P17" draw:layer="Paint" svg:x1="33.8cm" svg:y1="25.918cm" svg:x2="35.4cm" svg:y2="25.918cm">
          <text:p text:style-name="P43"><text:span text:style-name="T5">PARKING</text:span></text:p>
          <text:p text:style-name="P43"><text:span text:style-name="T5">BRAKE</text:span></text:p>
        </draw:line>
        <draw:g>
          <draw:line draw:style-name="gr37" draw:text-style-name="P18" draw:layer="Paint" svg:x1="20.7cm" svg:y1="14.218cm" svg:x2="20.7cm" svg:y2="14.718cm">
            <text:p/>
          </draw:line>
          <draw:g>
            <draw:custom-shape draw:style-name="gr20" draw:text-style-name="P11" draw:layer="layout" svg:width="1.2cm" svg:height="1.2cm" svg:x="20.1cm" svg:y="1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8cm" svg:height="0.8cm" svg:x="20.3cm" svg:y="14.8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2" draw:text-style-name="P19" draw:layer="layout" svg:width="0.3cm" svg:height="0.3cm" svg:x="20.55cm" svg:y="14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8" draw:layer="Paint" svg:x1="23.7cm" svg:y1="14.218cm" svg:x2="23.7cm" svg:y2="14.718cm">
            <text:p/>
          </draw:line>
          <draw:custom-shape draw:style-name="gr22" draw:text-style-name="P19" draw:layer="layout" svg:width="0.3cm" svg:height="0.3cm" svg:x="23.55cm" svg:y="14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5" draw:text-style-name="P18" draw:layer="Paint" svg:x1="19.2cm" svg:y1="16.718cm" svg:x2="31.2cm" svg:y2="16.718cm">
              <text:p/>
            </draw:line>
            <draw:line draw:style-name="gr24" draw:text-style-name="P20" draw:layer="Paint" svg:x1="19.2cm" svg:y1="12.72cm" svg:x2="31.2cm" svg:y2="12.72cm">
              <text:p text:style-name="P43"><text:span text:style-name="T6">CUSTOM</text:span></text:p>
            </draw:line>
            <draw:line draw:style-name="gr25" draw:text-style-name="P18" draw:layer="Paint" svg:x1="19.2cm" svg:y1="12.718cm" svg:x2="23.7cm" svg:y2="12.718cm">
              <text:p/>
            </draw:line>
            <draw:line draw:style-name="gr25" draw:text-style-name="P18" draw:layer="Paint" svg:x1="19.2cm" svg:y1="12.72cm" svg:x2="19.2cm" svg:y2="12.72cm">
              <text:p/>
            </draw:line>
            <draw:line draw:style-name="gr25" draw:text-style-name="P18" draw:layer="Paint" svg:x1="26.7cm" svg:y1="12.718cm" svg:x2="31.2cm" svg:y2="12.718cm">
              <text:p/>
            </draw:line>
            <draw:line draw:style-name="gr25" draw:text-style-name="P18" draw:layer="Paint" svg:x1="19.2cm" svg:y1="12.718cm" svg:x2="19.2cm" svg:y2="13.118cm">
              <text:p/>
            </draw:line>
            <draw:line draw:style-name="gr25" draw:text-style-name="P18" draw:layer="Paint" svg:x1="31.2cm" svg:y1="13.118cm" svg:x2="31.2cm" svg:y2="12.718cm">
              <text:p/>
            </draw:line>
            <draw:line draw:style-name="gr25" draw:text-style-name="P18" draw:layer="Paint" svg:x1="19.2cm" svg:y1="16.718cm" svg:x2="19.2cm" svg:y2="16.318cm">
              <text:p/>
            </draw:line>
            <draw:line draw:style-name="gr25" draw:text-style-name="P18" draw:layer="Paint" svg:x1="31.2cm" svg:y1="16.318cm" svg:x2="31.2cm" svg:y2="16.718cm">
              <text:p/>
            </draw:line>
          </draw:g>
          <draw:line draw:style-name="gr18" draw:text-style-name="P17" draw:layer="Paint" svg:x1="19.893cm" svg:y1="13.619cm" svg:x2="21.493cm" svg:y2="13.619cm">
            <text:p text:style-name="P43"><text:span text:style-name="T5">A</text:span></text:p>
          </draw:line>
          <draw:line draw:style-name="gr18" draw:text-style-name="P17" draw:layer="Paint" svg:x1="25.893cm" svg:y1="13.621cm" svg:x2="27.493cm" svg:y2="13.621cm">
            <text:p text:style-name="P43"><text:span text:style-name="T5">C</text:span></text:p>
          </draw:line>
          <draw:line draw:style-name="gr18" draw:text-style-name="P17" draw:layer="Paint" svg:x1="22.893cm" svg:y1="13.621cm" svg:x2="24.493cm" svg:y2="13.621cm">
            <text:p text:style-name="P43"><text:span text:style-name="T5">B</text:span></text:p>
          </draw:line>
          <draw:line draw:style-name="gr18" draw:text-style-name="P17" draw:layer="Paint" svg:x1="28.893cm" svg:y1="13.621cm" svg:x2="30.493cm" svg:y2="13.621cm">
            <text:p text:style-name="P43"><text:span text:style-name="T5">D</text:span></text:p>
          </draw:line>
          <draw:g>
            <draw:custom-shape draw:style-name="gr20" draw:text-style-name="P11" draw:layer="layout" svg:width="1.2cm" svg:height="1.2cm" svg:x="23.102cm" svg:y="1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8cm" svg:height="0.8cm" svg:x="23.302cm" svg:y="14.8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26.102cm" svg:y="1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8cm" svg:height="0.8cm" svg:x="26.302cm" svg:y="14.8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21" draw:layer="layout" svg:width="0.9cm" svg:height="0.9cm" svg:x="26.252cm" svg:y="14.7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26.103cm" svg:y="1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8cm" svg:height="0.8cm" svg:x="26.303cm" svg:y="14.8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29.103cm" svg:y="1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8cm" svg:height="0.8cm" svg:x="29.303cm" svg:y="14.8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20.101cm" svg:y="1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8cm" svg:height="0.8cm" svg:x="20.301cm" svg:y="14.8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4" draw:text-style-name="P13" draw:layer="layout" svg:width="1.2cm" svg:height="1.2cm" svg:x="6.1cm" svg:y="1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6.4cm" svg:y="14.9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6.55cm" svg:y="14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6.55cm" svg:y="14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4" draw:text-style-name="P13" draw:layer="layout" svg:width="1.2cm" svg:height="1.2cm" svg:x="8.1cm" svg:y="1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8.4cm" svg:y="14.9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8.55cm" svg:y="14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8.55cm" svg:y="14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4" draw:text-style-name="P13" draw:layer="layout" svg:width="1.2cm" svg:height="1.2cm" svg:x="10.1cm" svg:y="1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10.4cm" svg:y="14.9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10.55cm" svg:y="14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10.55cm" svg:y="14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4" draw:text-style-name="P13" draw:layer="layout" svg:width="1.2cm" svg:height="1.2cm" svg:x="12.1cm" svg:y="1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12.4cm" svg:y="14.9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12.55cm" svg:y="14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12.55cm" svg:y="14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4" draw:text-style-name="P13" draw:layer="layout" svg:width="1.2cm" svg:height="1.2cm" svg:x="14.1cm" svg:y="1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14.4cm" svg:y="14.9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14.55cm" svg:y="14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14.55cm" svg:y="14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4" draw:text-style-name="P13" draw:layer="layout" svg:width="1.2cm" svg:height="1.2cm" svg:x="16.1cm" svg:y="1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16.4cm" svg:y="14.9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16.55cm" svg:y="14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16.55cm" svg:y="14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5" draw:text-style-name="P18" draw:layer="Paint" svg:x1="5.2cm" svg:y1="16.718cm" svg:x2="18.2cm" svg:y2="16.718cm">
              <text:p/>
            </draw:line>
            <draw:line draw:style-name="gr24" draw:text-style-name="P20" draw:layer="Paint" svg:x1="5.2cm" svg:y1="12.718cm" svg:x2="18.2cm" svg:y2="12.718cm">
              <text:p text:style-name="P43"><text:span text:style-name="T6">LIGHTS</text:span></text:p>
            </draw:line>
            <draw:line draw:style-name="gr25" draw:text-style-name="P18" draw:layer="Paint" svg:x1="5.2cm" svg:y1="12.718cm" svg:x2="10.4cm" svg:y2="12.718cm">
              <text:p/>
            </draw:line>
            <draw:line draw:style-name="gr25" draw:text-style-name="P18" draw:layer="Paint" svg:x1="5.2cm" svg:y1="12.718cm" svg:x2="5.2cm" svg:y2="12.718cm">
              <text:p/>
            </draw:line>
            <draw:line draw:style-name="gr25" draw:text-style-name="P18" draw:layer="Paint" svg:x1="13cm" svg:y1="12.718cm" svg:x2="18.2cm" svg:y2="12.718cm">
              <text:p/>
            </draw:line>
            <draw:line draw:style-name="gr25" draw:text-style-name="P18" draw:layer="Paint" svg:x1="5.2cm" svg:y1="12.718cm" svg:x2="5.2cm" svg:y2="13.118cm">
              <text:p/>
            </draw:line>
            <draw:line draw:style-name="gr25" draw:text-style-name="P18" draw:layer="Paint" svg:x1="18.2cm" svg:y1="13.118cm" svg:x2="18.2cm" svg:y2="12.718cm">
              <text:p/>
            </draw:line>
            <draw:line draw:style-name="gr25" draw:text-style-name="P18" draw:layer="Paint" svg:x1="5.2cm" svg:y1="16.718cm" svg:x2="5.2cm" svg:y2="16.318cm">
              <text:p/>
            </draw:line>
            <draw:line draw:style-name="gr25" draw:text-style-name="P18" draw:layer="Paint" svg:x1="18.2cm" svg:y1="16.318cm" svg:x2="18.2cm" svg:y2="16.718cm">
              <text:p/>
            </draw:line>
          </draw:g>
          <draw:line draw:style-name="gr18" draw:text-style-name="P17" draw:layer="Paint" svg:x1="5.893cm" svg:y1="13.621cm" svg:x2="7.493cm" svg:y2="13.621cm">
            <text:p text:style-name="P43"><text:span text:style-name="T5">BCN</text:span></text:p>
          </draw:line>
          <draw:line draw:style-name="gr18" draw:text-style-name="P17" draw:layer="Paint" svg:x1="7.893cm" svg:y1="13.635cm" svg:x2="9.493cm" svg:y2="13.635cm">
            <text:p text:style-name="P43"><text:span text:style-name="T5">LAND</text:span></text:p>
          </draw:line>
          <draw:line draw:style-name="gr18" draw:text-style-name="P17" draw:layer="Paint" svg:x1="9.893cm" svg:y1="13.635cm" svg:x2="11.493cm" svg:y2="13.635cm">
            <text:p text:style-name="P43"><text:span text:style-name="T5">TAXI</text:span></text:p>
          </draw:line>
          <draw:line draw:style-name="gr18" draw:text-style-name="P17" draw:layer="Paint" svg:x1="11.893cm" svg:y1="13.635cm" svg:x2="13.493cm" svg:y2="13.635cm">
            <text:p text:style-name="P43"><text:span text:style-name="T5">NAV</text:span></text:p>
          </draw:line>
          <draw:line draw:style-name="gr18" draw:text-style-name="P17" draw:layer="Paint" svg:x1="13.893cm" svg:y1="13.635cm" svg:x2="15.493cm" svg:y2="13.635cm">
            <text:p text:style-name="P43"><text:span text:style-name="T5">STROBE</text:span></text:p>
          </draw:line>
          <draw:line draw:style-name="gr18" draw:text-style-name="P17" draw:layer="Paint" svg:x1="15.893cm" svg:y1="13.635cm" svg:x2="17.493cm" svg:y2="13.635cm">
            <text:p text:style-name="P43"><text:span text:style-name="T5">CABIN</text:span></text:p>
          </draw:line>
        </draw:g>
        <draw:g>
          <draw:custom-shape draw:style-name="gr4" draw:text-style-name="P5" draw:layer="Paint" svg:width="1.5cm" svg:height="1.5cm" svg:x="2.1cm" svg:y="2.6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7" draw:text-style-name="P13" draw:layer="layout" svg:width="1.4cm" svg:height="1.4cm" svg:x="38.3cm" svg:y="22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3" draw:layer="layout" svg:width="1.2cm" svg:height="1.2cm" svg:x="38.4cm" svg:y="22.3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5" draw:layer="layout" svg:width="0.6cm" svg:height="0.6cm" svg:x="38.7cm" svg:y="22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4" draw:layer="layout" svg:width="0.5cm" svg:height="0.9cm" svg:x="38.75cm" svg:y="22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4" draw:layer="layout" svg:width="0.5cm" svg:height="0.5cm" svg:x="38.75cm" svg:y="22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1" draw:text-style-name="P5" draw:layer="layout" svg:width="0.3cm" svg:height="0.3cm" svg:x="38.85cm" svg:y="26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39.45cm" svg:y="26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38.85cm" svg:y="25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38.25cm" svg:y="26.2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3" draw:text-style-name="P3" draw:layer="Paint" svg:width="4cm" svg:height="8.6cm" svg:x="37cm" svg:y="18.8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490.027493126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7" draw:layer="Paint" svg:width="3.999cm" svg:height="1.2cm" svg:x="37.001cm" svg:y="19.3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46" draw:layer="Paint" svg:width="4cm" svg:height="1.699cm" svg:x="37cm" svg:y="18.819cm">
            <text:p text:style-name="P43"><text:span text:style-name="T14">LANDING</text:span></text:p>
            <text:p text:style-name="P43"><text:span text:style-name="T14">GE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837.176470588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5" draw:layer="Paint" svg:x1="38.2cm" svg:y1="24.417cm" svg:x2="39.8cm" svg:y2="24.417cm">
            <text:p text:style-name="P43"><text:span text:style-name="T8">DOWN</text:span></text:p>
          </draw:line>
          <draw:line draw:style-name="gr18" draw:text-style-name="P25" draw:layer="Paint" svg:x1="38.2cm" svg:y1="21.419cm" svg:x2="39.8cm" svg:y2="21.419cm">
            <text:p text:style-name="P43"><text:span text:style-name="T8">UP</text:span></text:p>
          </draw:line>
        </draw:g>
        <draw:g>
          <draw:g>
            <draw:custom-shape draw:style-name="gr20" draw:text-style-name="P11" draw:layer="layout" svg:width="1.2cm" svg:height="1.2cm" svg:x="2.3cm" svg:y="18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2.5cm" svg:y="18.8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4" draw:text-style-name="P20" draw:layer="Paint" svg:x1="1cm" svg:y1="17.918cm" svg:x2="6.8cm" svg:y2="17.918cm">
              <text:p text:style-name="P43"><text:span text:style-name="T6">DISPLAY</text:span></text:p>
            </draw:line>
            <draw:line draw:style-name="gr25" draw:text-style-name="P18" draw:layer="Paint" svg:x1="1cm" svg:y1="28.418cm" svg:x2="6.8cm" svg:y2="28.418cm">
              <text:p/>
            </draw:line>
            <draw:line draw:style-name="gr25" draw:text-style-name="P18" draw:layer="Paint" svg:x1="1cm" svg:y1="17.918cm" svg:x2="2.5cm" svg:y2="17.918cm">
              <text:p/>
            </draw:line>
            <draw:line draw:style-name="gr25" draw:text-style-name="P18" draw:layer="Paint" svg:x1="5.3cm" svg:y1="17.918cm" svg:x2="6.8cm" svg:y2="17.918cm">
              <text:p/>
            </draw:line>
            <draw:line draw:style-name="gr25" draw:text-style-name="P18" draw:layer="Paint" svg:x1="1cm" svg:y1="17.918cm" svg:x2="1cm" svg:y2="18.318cm">
              <text:p/>
            </draw:line>
            <draw:line draw:style-name="gr25" draw:text-style-name="P18" draw:layer="Paint" svg:x1="6.8cm" svg:y1="18.318cm" svg:x2="6.8cm" svg:y2="17.918cm">
              <text:p/>
            </draw:line>
            <draw:line draw:style-name="gr25" draw:text-style-name="P18" draw:layer="Paint" svg:x1="1cm" svg:y1="28.418cm" svg:x2="1cm" svg:y2="28.018cm">
              <text:p/>
            </draw:line>
            <draw:line draw:style-name="gr25" draw:text-style-name="P18" draw:layer="Paint" svg:x1="6.8cm" svg:y1="28.018cm" svg:x2="6.8cm" svg:y2="28.418cm">
              <text:p/>
            </draw:line>
          </draw:g>
          <draw:line draw:style-name="gr18" draw:text-style-name="P17" draw:layer="Paint" svg:x1="6.093cm" svg:y1="19.223cm" svg:x2="6.593cm" svg:y2="19.223cm">
            <text:p text:style-name="P43"><text:span text:style-name="T5">1</text:span></text:p>
          </draw:line>
          <draw:line draw:style-name="gr18" draw:text-style-name="P17" draw:layer="Paint" svg:x1="1.293cm" svg:y1="21.221cm" svg:x2="1.793cm" svg:y2="21.221cm">
            <text:p text:style-name="P43"><text:span text:style-name="T5">2</text:span></text:p>
          </draw:line>
          <draw:line draw:style-name="gr18" draw:text-style-name="P17" draw:layer="Paint" svg:x1="6.093cm" svg:y1="21.223cm" svg:x2="6.593cm" svg:y2="21.223cm">
            <text:p text:style-name="P43"><text:span text:style-name="T5">3</text:span></text:p>
          </draw:line>
          <draw:line draw:style-name="gr18" draw:text-style-name="P17" draw:layer="Paint" svg:x1="1.293cm" svg:y1="23.221cm" svg:x2="1.793cm" svg:y2="23.221cm">
            <text:p text:style-name="P43"><text:span text:style-name="T5">4</text:span></text:p>
          </draw:line>
          <draw:line draw:style-name="gr18" draw:text-style-name="P17" draw:layer="Paint" svg:x1="6.093cm" svg:y1="23.223cm" svg:x2="6.593cm" svg:y2="23.223cm">
            <text:p text:style-name="P43"><text:span text:style-name="T5">5</text:span></text:p>
          </draw:line>
          <draw:line draw:style-name="gr18" draw:text-style-name="P17" draw:layer="Paint" svg:x1="1.293cm" svg:y1="25.221cm" svg:x2="1.793cm" svg:y2="25.221cm">
            <text:p text:style-name="P43"><text:span text:style-name="T5">6</text:span></text:p>
          </draw:line>
          <draw:line draw:style-name="gr18" draw:text-style-name="P17" draw:layer="Paint" svg:x1="6.093cm" svg:y1="25.223cm" svg:x2="6.593cm" svg:y2="25.223cm">
            <text:p text:style-name="P43"><text:span text:style-name="T5">7</text:span></text:p>
          </draw:line>
          <draw:line draw:style-name="gr18" draw:text-style-name="P17" draw:layer="Paint" svg:x1="1.293cm" svg:y1="27.221cm" svg:x2="1.793cm" svg:y2="27.221cm">
            <text:p text:style-name="P43"><text:span text:style-name="T5">8</text:span></text:p>
          </draw:line>
          <draw:line draw:style-name="gr18" draw:text-style-name="P17" draw:layer="Paint" svg:x1="6.093cm" svg:y1="27.223cm" svg:x2="6.593cm" svg:y2="27.223cm">
            <text:p text:style-name="P43"><text:span text:style-name="T5">9</text:span></text:p>
          </draw:line>
          <draw:polyline draw:style-name="gr36" draw:text-style-name="P18" draw:layer="Paint" svg:width="0.599cm" svg:height="0.399cm" draw:transform="rotate (1.5707963267949) translate (1.3cm 19.491cm)" svg:viewBox="0 0 600 400" draw:points="0,200 600,200 600,0 300,200 600,400 600,200">
            <text:p/>
          </draw:polyline>
          <draw:g>
            <draw:custom-shape draw:style-name="gr20" draw:text-style-name="P11" draw:layer="layout" svg:width="1.2cm" svg:height="1.2cm" svg:x="4.3cm" svg:y="18.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4.5cm" svg:y="18.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21" draw:layer="layout" svg:width="0.9cm" svg:height="0.9cm" svg:x="4.45cm" svg:y="18.7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4.3cm" svg:y="18.6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4.5cm" svg:y="18.8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4.3cm" svg:y="20.6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4.5cm" svg:y="20.8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4.3cm" svg:y="22.6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4.5cm" svg:y="22.8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4.3cm" svg:y="24.6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4.5cm" svg:y="24.8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4.3cm" svg:y="26.6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4.5cm" svg:y="26.8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2.3cm" svg:y="20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2.5cm" svg:y="20.8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2.3cm" svg:y="22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2.5cm" svg:y="22.8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2.3cm" svg:y="24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2.5cm" svg:y="24.8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2.3cm" svg:y="26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2.5cm" svg:y="26.8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8" draw:text-style-name="P14" draw:layer="layout" svg:width="4.8cm" svg:height="4.8cm" svg:x="16.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3" draw:layer="layout" svg:width="4.6cm" svg:height="4.6cm" svg:x="16.4cm" svg:y="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1" draw:text-style-name="P5" draw:layer="layout" svg:width="0.3cm" svg:height="0.3cm" svg:x="8.9cm" svg:y="8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cm" svg:height="0.3cm" svg:x="10.3cm" svg:y="8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cm" svg:height="0.3cm" svg:x="10.3cm" svg:y="8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7" draw:layer="layout" svg:width="0.3cm" svg:height="0.3cm" svg:x="11.8cm" svg:y="8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7" draw:layer="layout" svg:width="0.3cm" svg:height="0.3cm" svg:x="11.8cm" svg:y="8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56" draw:text-style-name="P18" draw:layer="Paint" svg:x1="13cm" svg:y1="21.891cm" svg:x2="15.3cm" svg:y2="20.691cm">
              <text:p/>
            </draw:line>
            <draw:line draw:style-name="gr56" draw:text-style-name="P18" draw:layer="Paint" svg:x1="12.8cm" svg:y1="21.591cm" svg:x2="15.3cm" svg:y2="19.791cm">
              <text:p/>
            </draw:line>
            <draw:line draw:style-name="gr56" draw:text-style-name="P18" draw:layer="Paint" svg:x1="12.8cm" svg:y1="24.591cm" svg:x2="15.3cm" svg:y2="26.391cm">
              <text:p/>
            </draw:line>
            <draw:line draw:style-name="gr56" draw:text-style-name="P18" draw:layer="Paint" svg:x1="13cm" svg:y1="24.291cm" svg:x2="15.3cm" svg:y2="25.491cm">
              <text:p/>
            </draw:line>
            <draw:line draw:style-name="gr56" draw:text-style-name="P18" draw:layer="Paint" svg:x1="13.2cm" svg:y1="23.891cm" svg:x2="15.3cm" svg:y2="24.491cm">
              <text:p/>
            </draw:line>
            <draw:line draw:style-name="gr56" draw:text-style-name="P18" draw:layer="Paint" svg:x1="13.3cm" svg:y1="23.391cm" svg:x2="15.3cm" svg:y2="23.591cm">
              <text:p/>
            </draw:line>
            <draw:line draw:style-name="gr56" draw:text-style-name="P18" draw:layer="Paint" svg:x1="13.3cm" svg:y1="22.791cm" svg:x2="15.3cm" svg:y2="22.591cm">
              <text:p/>
            </draw:line>
            <draw:line draw:style-name="gr56" draw:text-style-name="P18" draw:layer="Paint" svg:x1="13.2cm" svg:y1="22.291cm" svg:x2="15.3cm" svg:y2="21.691cm">
              <text:p/>
            </draw:line>
          </draw:g>
          <draw:g>
            <draw:g>
              <draw:custom-shape draw:style-name="gr38" draw:text-style-name="P14" draw:layer="layout" svg:width="4.8cm" svg:height="4.8cm" svg:x="8.4cm" svg:y="20.6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9" draw:text-style-name="P13" draw:layer="layout" svg:width="4.6cm" svg:height="4.6cm" svg:x="8.5cm" svg:y="20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0" draw:text-style-name="P11" draw:layer="layout" svg:width="1.2cm" svg:height="1.2cm" svg:x="12cm" svg:y="19.0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5" draw:layer="layout" svg:width="0.8cm" svg:height="0.8cm" svg:x="12.2cm" svg:y="19.2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0" draw:text-style-name="P11" draw:layer="layout" svg:width="1.2cm" svg:height="1.2cm" svg:x="13.5cm" svg:y="20.3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5" draw:layer="layout" svg:width="0.8cm" svg:height="0.8cm" svg:x="13.7cm" svg:y="20.5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2" draw:text-style-name="P19" draw:layer="layout" svg:width="0.3cm" svg:height="0.3cm" svg:x="15.501cm" svg:y="19.4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15.502cm" svg:y="20.4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15.502cm" svg:y="21.4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15.502cm" svg:y="22.4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15.502cm" svg:y="23.4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15.503cm" svg:y="24.4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15.503cm" svg:y="25.4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15.503cm" svg:y="26.4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28" draw:layer="Paint" svg:x1="16.2cm" svg:y1="19.591cm" svg:x2="20.5cm" svg:y2="19.591cm">
            <text:p text:style-name="P48"><text:span text:style-name="T5">ELEVATOR TRIM</text:span></text:p>
          </draw:line>
          <draw:line draw:style-name="gr18" draw:text-style-name="P28" draw:layer="Paint" svg:x1="16.2cm" svg:y1="20.593cm" svg:x2="20.5cm" svg:y2="20.593cm">
            <text:p text:style-name="P48"><text:span text:style-name="T5">AILERON TRIM</text:span></text:p>
          </draw:line>
          <draw:line draw:style-name="gr18" draw:text-style-name="P28" draw:layer="Paint" svg:x1="16.2cm" svg:y1="21.593cm" svg:x2="20.5cm" svg:y2="21.593cm">
            <text:p text:style-name="P48"><text:span text:style-name="T5">RUDDER TRIM</text:span></text:p>
          </draw:line>
          <draw:line draw:style-name="gr18" draw:text-style-name="P28" draw:layer="Paint" svg:x1="16.2cm" svg:y1="22.593cm" svg:x2="20.5cm" svg:y2="22.593cm">
            <text:p text:style-name="P48"><text:span text:style-name="T5">AP SPEED</text:span></text:p>
          </draw:line>
          <draw:line draw:style-name="gr18" draw:text-style-name="P28" draw:layer="Paint" svg:x1="16.2cm" svg:y1="23.593cm" svg:x2="20.5cm" svg:y2="23.593cm">
            <text:p text:style-name="P48"><text:span text:style-name="T5">AP HEADING</text:span></text:p>
          </draw:line>
          <draw:line draw:style-name="gr18" draw:text-style-name="P28" draw:layer="Paint" svg:x1="16.2cm" svg:y1="24.595cm" svg:x2="20.5cm" svg:y2="24.595cm">
            <text:p text:style-name="P48"><text:span text:style-name="T5">AP ALTITUDE</text:span></text:p>
          </draw:line>
          <draw:line draw:style-name="gr18" draw:text-style-name="P28" draw:layer="Paint" svg:x1="16.2cm" svg:y1="25.595cm" svg:x2="20.5cm" svg:y2="25.595cm">
            <text:p text:style-name="P48"><text:span text:style-name="T5">AP V. SPEED</text:span></text:p>
          </draw:line>
          <draw:line draw:style-name="gr18" draw:text-style-name="P28" draw:layer="Paint" svg:x1="16.2cm" svg:y1="26.595cm" svg:x2="20.5cm" svg:y2="26.595cm">
            <text:p text:style-name="P48"><text:span text:style-name="T5">E</text:span></text:p>
          </draw:line>
        </draw:g>
        <draw:g>
          <draw:line draw:style-name="gr24" draw:text-style-name="P20" draw:layer="Paint" svg:x1="26.9cm" svg:y1="18.793cm" svg:x2="31cm" svg:y2="18.793cm">
            <text:p text:style-name="P43"><text:span text:style-name="T6">SPOILERS</text:span></text:p>
          </draw:line>
          <draw:line draw:style-name="gr25" draw:text-style-name="P18" draw:layer="Paint" svg:x1="26.7cm" svg:y1="18.791cm" svg:x2="27.3cm" svg:y2="18.793cm">
            <text:p/>
          </draw:line>
          <draw:line draw:style-name="gr25" draw:text-style-name="P18" draw:layer="Paint" svg:x1="30.6cm" svg:y1="18.791cm" svg:x2="31.2cm" svg:y2="18.793cm">
            <text:p/>
          </draw:line>
          <draw:line draw:style-name="gr25" draw:text-style-name="P18" draw:layer="Paint" svg:x1="26.7cm" svg:y1="18.791cm" svg:x2="26.7cm" svg:y2="27.691cm">
            <text:p/>
          </draw:line>
          <draw:line draw:style-name="gr25" draw:text-style-name="P18" draw:layer="Paint" svg:x1="31.2cm" svg:y1="18.791cm" svg:x2="31.2cm" svg:y2="27.691cm">
            <text:p/>
          </draw:line>
          <draw:g>
            <draw:g>
              <draw:custom-shape draw:style-name="gr40" draw:text-style-name="P29" draw:layer="layout" svg:width="0.2cm" svg:height="6.3cm" svg:x="29.3cm" svg:y="20.091cm">
                <text:p/>
                <draw:enhanced-geometry svg:viewBox="0 0 21600 21600" draw:type="rectangle" draw:enhanced-path="M 0 0 L 21600 0 21600 21600 0 21600 0 0 Z N"/>
              </draw:custom-shape>
              <draw:custom-shape draw:style-name="gr41" draw:text-style-name="P14" draw:layer="layout" svg:width="1.6cm" svg:height="0.7cm" svg:x="28.6cm" svg:y="20.518cm">
                <text:p/>
                <draw:enhanced-geometry svg:viewBox="0 0 21600 21600" draw:type="rectangle" draw:enhanced-path="M 0 0 L 21600 0 21600 21600 0 21600 0 0 Z N"/>
              </draw:custom-shape>
              <draw:custom-shape draw:style-name="gr42" draw:text-style-name="P4" draw:layer="layout" svg:width="0.8cm" svg:height="0.1cm" svg:x="29.4cm" svg:y="20.818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8" draw:text-style-name="P25" draw:layer="Paint" svg:x1="27.102cm" svg:y1="26.223cm" svg:x2="28.302cm" svg:y2="26.223cm">
              <text:p text:style-name="P43"><text:span text:style-name="T8">MAX</text:span></text:p>
            </draw:line>
            <draw:line draw:style-name="gr37" draw:text-style-name="P18" draw:layer="Paint" svg:x1="28.5cm" svg:y1="26.191cm" svg:x2="30.3cm" svg:y2="26.191cm">
              <text:p/>
            </draw:line>
            <draw:line draw:style-name="gr37" draw:text-style-name="P18" draw:layer="Paint" svg:x1="28.5cm" svg:y1="23.241cm" svg:x2="30.3cm" svg:y2="23.241cm">
              <text:p/>
            </draw:line>
            <draw:line draw:style-name="gr37" draw:text-style-name="P18" draw:layer="Paint" svg:x1="28.5cm" svg:y1="20.291cm" svg:x2="30.3cm" svg:y2="20.291cm">
              <text:p/>
            </draw:line>
            <draw:line draw:style-name="gr18" draw:text-style-name="P25" draw:layer="Paint" svg:x1="27.102cm" svg:y1="23.277cm" svg:x2="28.302cm" svg:y2="23.277cm">
              <text:p text:style-name="P43"><text:span text:style-name="T8">1/2</text:span></text:p>
            </draw:line>
            <draw:line draw:style-name="gr18" draw:text-style-name="P25" draw:layer="Paint" svg:x1="27.102cm" svg:y1="20.327cm" svg:x2="28.302cm" svg:y2="20.327cm">
              <text:p text:style-name="P43"><text:span text:style-name="T8">0</text:span></text:p>
            </draw:line>
          </draw:g>
          <draw:line draw:style-name="gr25" draw:text-style-name="P18" draw:layer="Paint" svg:x1="26.7cm" svg:y1="27.691cm" svg:x2="31.2cm" svg:y2="27.693cm">
            <text:p/>
          </draw:line>
        </draw:g>
        <draw:g>
          <draw:g>
            <draw:g>
              <draw:custom-shape draw:style-name="gr40" draw:text-style-name="P29" draw:layer="layout" svg:width="0.2cm" svg:height="6.3cm" svg:x="24.5cm" svg:y="20.091cm">
                <text:p/>
                <draw:enhanced-geometry svg:viewBox="0 0 21600 21600" draw:type="rectangle" draw:enhanced-path="M 0 0 L 21600 0 21600 21600 0 21600 0 0 Z N"/>
              </draw:custom-shape>
              <draw:custom-shape draw:style-name="gr41" draw:text-style-name="P14" draw:layer="layout" svg:width="1.6cm" svg:height="0.7cm" svg:x="23.8cm" svg:y="20.518cm">
                <text:p/>
                <draw:enhanced-geometry svg:viewBox="0 0 21600 21600" draw:type="rectangle" draw:enhanced-path="M 0 0 L 21600 0 21600 21600 0 21600 0 0 Z N"/>
              </draw:custom-shape>
              <draw:custom-shape draw:style-name="gr42" draw:text-style-name="P4" draw:layer="layout" svg:width="0.8cm" svg:height="0.1cm" svg:x="24.6cm" svg:y="20.818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43" draw:text-style-name="P30" draw:layer="layout" svg:width="0.3cm" svg:height="0.3cm" svg:x="22.6cm" svg:y="20.1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23.1cm" svg:y="20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23.1cm" svg:y="21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22.6cm" svg:y="26.0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22.6cm" svg:y="22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22.6cm" svg:y="24.1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23.1cm" svg:y="22.8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23.1cm" svg:y="23.4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23.1cm" svg:y="24.7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23.1cm" svg:y="25.4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18" draw:layer="Paint" svg:x1="22.7cm" svg:y1="20.981cm" svg:x2="23cm" svg:y2="20.981cm">
              <text:p/>
            </draw:line>
            <draw:line draw:style-name="gr57" draw:text-style-name="P18" draw:layer="Paint" svg:x1="22.7cm" svg:y1="21.631cm" svg:x2="23cm" svg:y2="21.631cm">
              <text:p/>
            </draw:line>
            <draw:line draw:style-name="gr57" draw:text-style-name="P18" draw:layer="Paint" svg:x1="22.7cm" svg:y1="22.951cm" svg:x2="23cm" svg:y2="22.951cm">
              <text:p/>
            </draw:line>
            <draw:line draw:style-name="gr57" draw:text-style-name="P18" draw:layer="Paint" svg:x1="22.7cm" svg:y1="23.601cm" svg:x2="23cm" svg:y2="23.601cm">
              <text:p/>
            </draw:line>
            <draw:line draw:style-name="gr57" draw:text-style-name="P18" draw:layer="Paint" svg:x1="22.7cm" svg:y1="24.911cm" svg:x2="23cm" svg:y2="24.911cm">
              <text:p/>
            </draw:line>
            <draw:line draw:style-name="gr57" draw:text-style-name="P18" draw:layer="Paint" svg:x1="22.7cm" svg:y1="25.561cm" svg:x2="23cm" svg:y2="25.561cm">
              <text:p/>
            </draw:line>
            <draw:line draw:style-name="gr37" draw:text-style-name="P18" draw:layer="Paint" svg:x1="23cm" svg:y1="20.318cm" svg:x2="24cm" svg:y2="20.318cm">
              <text:p/>
            </draw:line>
            <draw:line draw:style-name="gr37" draw:text-style-name="P18" draw:layer="Paint" svg:x1="23cm" svg:y1="22.291cm" svg:x2="24cm" svg:y2="22.291cm">
              <text:p/>
            </draw:line>
            <draw:line draw:style-name="gr37" draw:text-style-name="P18" draw:layer="Paint" svg:x1="23cm" svg:y1="24.251cm" svg:x2="24cm" svg:y2="24.251cm">
              <text:p/>
            </draw:line>
            <draw:line draw:style-name="gr37" draw:text-style-name="P18" draw:layer="Paint" svg:x1="23cm" svg:y1="26.218cm" svg:x2="24cm" svg:y2="26.218cm">
              <text:p/>
            </draw:line>
            <draw:line draw:style-name="gr37" draw:text-style-name="P18" draw:layer="Paint" svg:x1="25.2cm" svg:y1="20.318cm" svg:x2="25.7cm" svg:y2="20.318cm">
              <text:p/>
            </draw:line>
            <draw:line draw:style-name="gr37" draw:text-style-name="P18" draw:layer="Paint" svg:x1="25.2cm" svg:y1="22.291cm" svg:x2="25.7cm" svg:y2="22.291cm">
              <text:p/>
            </draw:line>
            <draw:line draw:style-name="gr37" draw:text-style-name="P18" draw:layer="Paint" svg:x1="25.2cm" svg:y1="24.251cm" svg:x2="25.7cm" svg:y2="24.251cm">
              <text:p/>
            </draw:line>
            <draw:line draw:style-name="gr37" draw:text-style-name="P18" draw:layer="Paint" svg:x1="25.2cm" svg:y1="26.218cm" svg:x2="25.7cm" svg:y2="26.218cm">
              <text:p/>
            </draw:line>
          </draw:g>
          <draw:line draw:style-name="gr24" draw:text-style-name="P20" draw:layer="Paint" svg:x1="22cm" svg:y1="18.791cm" svg:x2="26.3cm" svg:y2="18.791cm">
            <text:p text:style-name="P43"><text:span text:style-name="T6">FLAPS</text:span></text:p>
          </draw:line>
          <draw:line draw:style-name="gr25" draw:text-style-name="P18" draw:layer="Paint" svg:x1="22cm" svg:y1="18.791cm" svg:x2="23cm" svg:y2="18.791cm">
            <text:p/>
          </draw:line>
          <draw:line draw:style-name="gr25" draw:text-style-name="P18" draw:layer="Paint" svg:x1="25.3cm" svg:y1="18.791cm" svg:x2="26.3cm" svg:y2="18.791cm">
            <text:p/>
          </draw:line>
          <draw:line draw:style-name="gr25" draw:text-style-name="P18" draw:layer="Paint" svg:x1="22cm" svg:y1="18.791cm" svg:x2="22cm" svg:y2="27.691cm">
            <text:p/>
          </draw:line>
          <draw:line draw:style-name="gr25" draw:text-style-name="P18" draw:layer="Paint" svg:x1="22cm" svg:y1="27.691cm" svg:x2="26.3cm" svg:y2="27.693cm">
            <text:p/>
          </draw:line>
          <draw:line draw:style-name="gr25" draw:text-style-name="P18" draw:layer="Paint" svg:x1="26.3cm" svg:y1="18.791cm" svg:x2="26.3cm" svg:y2="27.691cm">
            <text:p/>
          </draw:line>
        </draw:g>
        <draw:g>
          <draw:g>
            <draw:custom-shape draw:style-name="gr14" draw:text-style-name="P13" draw:layer="layout" svg:width="1.2cm" svg:height="1.2cm" svg:x="34cm" svg:y="23.1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34.3cm" svg:y="23.4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34.45cm" svg:y="2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34.45cm" svg:y="2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17" draw:layer="Paint" svg:x1="33.8cm" svg:y1="22.317cm" svg:x2="35.4cm" svg:y2="22.317cm">
            <text:p text:style-name="P43"><text:span text:style-name="T5">G</text:span></text:p>
          </draw:line>
          <draw:line draw:style-name="gr18" draw:text-style-name="P17" draw:layer="Paint" svg:x1="33.8cm" svg:y1="19.319cm" svg:x2="35.4cm" svg:y2="19.319cm">
            <text:p text:style-name="P43"><text:span text:style-name="T5">F</text:span></text:p>
          </draw:line>
          <draw:line draw:style-name="gr18" draw:text-style-name="P49" draw:layer="Paint" svg:x1="33.1cm" svg:y1="24.791cm" svg:x2="33.1cm" svg:y2="18.791cm">
            <text:p text:style-name="P43"><text:span text:style-name="T9">CUSTOM</text:span></text:p>
          </draw:line>
          <draw:line draw:style-name="gr56" draw:text-style-name="P32" draw:layer="Paint" svg:x1="33.1cm" svg:y1="23.291cm" svg:x2="33.1cm" svg:y2="24.791cm">
            <text:p/>
          </draw:line>
          <draw:line draw:style-name="gr56" draw:text-style-name="P32" draw:layer="Paint" svg:x1="33.1cm" svg:y1="18.791cm" svg:x2="33.1cm" svg:y2="20.291cm">
            <text:p/>
          </draw:line>
          <draw:line draw:style-name="gr56" draw:text-style-name="P32" draw:layer="Paint" svg:x1="33.5cm" svg:y1="24.791cm" svg:x2="33.1cm" svg:y2="24.791cm">
            <text:p/>
          </draw:line>
          <draw:line draw:style-name="gr56" draw:text-style-name="P32" draw:layer="Paint" svg:x1="33.1cm" svg:y1="18.791cm" svg:x2="33.5cm" svg:y2="18.791cm">
            <text:p/>
          </draw:line>
          <draw:line draw:style-name="gr56" draw:text-style-name="P32" draw:layer="Paint" svg:x1="36.1cm" svg:y1="18.791cm" svg:x2="36.1cm" svg:y2="24.791cm">
            <text:p/>
          </draw:line>
          <draw:line draw:style-name="gr56" draw:text-style-name="P32" draw:layer="Paint" svg:x1="36.1cm" svg:y1="24.791cm" svg:x2="35.7cm" svg:y2="24.791cm">
            <text:p/>
          </draw:line>
          <draw:line draw:style-name="gr56" draw:text-style-name="P32" draw:layer="Paint" svg:x1="35.7cm" svg:y1="18.791cm" svg:x2="36.1cm" svg:y2="18.791cm">
            <text:p/>
          </draw:line>
          <draw:g>
            <draw:custom-shape draw:style-name="gr20" draw:text-style-name="P11" draw:layer="layout" svg:width="1.2cm" svg:height="1.2cm" svg:x="34.003cm" svg:y="20.0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8cm" svg:height="0.8cm" svg:x="34.203cm" svg:y="20.29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58" draw:text-style-name="P50" draw:layer="layout" svg:width="0.3cm" svg:height="0.3cm" svg:x="11cm" svg:y="8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0" draw:layer="layout" svg:width="0.3cm" svg:height="0.3cm" svg:x="11cm" svg:y="8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4" draw:text-style-name="P33" draw:layer="layout" svg:width="2.3cm" svg:height="2.3cm" svg:x="22.9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4" draw:layer="layout" svg:width="1.5cm" svg:height="1.5cm" svg:x="23.3cm" svg:y="5.301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46" draw:text-style-name="P35" draw:layer="layout" svg:width="1.4cm" svg:height="1.4cm" svg:x="23.35cm" svg:y="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6" draw:layer="layout" svg:width="1.1cm" svg:height="1.1cm" svg:x="23.5cm" svg:y="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7" draw:layer="layout" svg:x1="23.2cm" svg:y1="6.801cm" svg:x2="23.5cm" svg:y2="6.601cm">
            <text:p/>
          </draw:line>
        </draw:g>
      </draw:page>
      <draw:page draw:name="page3" draw:style-name="dp2" draw:master-page-name="Default">
        <draw:g>
          <draw:custom-shape draw:style-name="gr1" draw:text-style-name="P51" draw:layer="layout" svg:width="3.4cm" svg:height="1.8cm" svg:x="32.9cm" svg:y="1.818cm">
            <text:p text:style-name="P41"><text:span text:style-name="T1">Setting</text:span></text:p>
            <text:p text:style-name="P41"><text:span text:style-name="T2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" draw:layer="Paint" svg:width="4cm" svg:height="2.373cm" svg:x="32.6cm" svg:y="1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422.130299896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60" draw:text-style-name="P4" draw:layer="layout" svg:width="1.9cm" svg:height="1.9cm" svg:x="1.65cm" svg:y="2.6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5" draw:layer="layout" svg:width="1.5cm" svg:height="1.5cm" svg:x="1.85cm" svg:y="2.8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2" draw:text-style-name="P6" draw:layer="Paint" svg:width="3.2cm" svg:height="4cm" svg:x="1cm" svg:y="1.01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875.913776944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3" draw:text-style-name="P7" draw:layer="Paint" svg:width="3.2cm" svg:height="0.719cm" svg:x="1cm" svg:y="1.53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4" draw:text-style-name="P9" draw:layer="Paint" svg:width="3.2cm" svg:height="1.231cm" svg:x="1cm" svg:y="1.018cm">
              <text:p text:style-name="P43"><text:span text:style-name="T3">PAUS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305.5786844296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8" draw:text-style-name="P4" draw:layer="layout" svg:width="0.7cm" svg:height="2.4cm" svg:x="39.1cm" svg:y="2.5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0" draw:layer="layout" svg:width="0.7cm" svg:height="1.2cm" svg:x="39.1cm" svg:y="2.5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1" draw:layer="layout" svg:width="0.1cm" svg:height="0.1cm" svg:x="39.4cm" svg:y="2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3" draw:layer="Paint" svg:width="3.1cm" svg:height="4.8cm" svg:x="37.9cm" svg:y="0.71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971.23508545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7" draw:layer="Paint" svg:width="3.1cm" svg:height="0.602cm" svg:x="37.901cm" svg:y="1.31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7" draw:text-style-name="P12" draw:layer="Paint" svg:width="3.1cm" svg:height="1.2cm" svg:x="37.901cm" svg:y="0.719cm">
              <text:p text:style-name="P43"><text:span text:style-name="T4">MASTER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323.563696919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68" draw:text-style-name="P13" draw:layer="layout" svg:width="1.2cm" svg:height="1.2cm" svg:x="33.5cm" svg:y="15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33.8cm" svg:y="15.5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33.95cm" svg:y="15.3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33.95cm" svg:y="15.3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17" draw:layer="Paint" svg:x1="33.3cm" svg:y1="14.418cm" svg:x2="34.9cm" svg:y2="14.418cm">
            <text:p text:style-name="P43"><text:span text:style-name="T5">PARKING</text:span></text:p>
            <text:p text:style-name="P43"><text:span text:style-name="T5">BRAKE</text:span></text:p>
          </draw:line>
        </draw:g>
        <draw:g>
          <draw:line draw:style-name="gr37" draw:text-style-name="P18" draw:layer="Paint" svg:x1="20.7cm" svg:y1="2.518cm" svg:x2="20.7cm" svg:y2="3.018cm">
            <text:p/>
          </draw:line>
          <draw:g>
            <draw:custom-shape draw:style-name="gr72" draw:text-style-name="P11" draw:layer="layout" svg:width="1.2cm" svg:height="1.2cm" svg:x="20.1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20.3cm" svg:y="3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4" draw:text-style-name="P19" draw:layer="layout" svg:width="0.3cm" svg:height="0.3cm" svg:x="20.55cm" svg:y="2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8" draw:layer="Paint" svg:x1="23.7cm" svg:y1="2.518cm" svg:x2="23.7cm" svg:y2="3.018cm">
            <text:p/>
          </draw:line>
          <draw:custom-shape draw:style-name="gr74" draw:text-style-name="P19" draw:layer="layout" svg:width="0.3cm" svg:height="0.3cm" svg:x="23.55cm" svg:y="2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5" draw:text-style-name="P18" draw:layer="Paint" svg:x1="19.2cm" svg:y1="5.018cm" svg:x2="31.2cm" svg:y2="5.018cm">
              <text:p/>
            </draw:line>
            <draw:line draw:style-name="gr24" draw:text-style-name="P20" draw:layer="Paint" svg:x1="19.2cm" svg:y1="1.02cm" svg:x2="31.2cm" svg:y2="1.02cm">
              <text:p text:style-name="P43"><text:span text:style-name="T6">CUSTOM</text:span></text:p>
            </draw:line>
            <draw:line draw:style-name="gr25" draw:text-style-name="P18" draw:layer="Paint" svg:x1="19.2cm" svg:y1="1.018cm" svg:x2="23.7cm" svg:y2="1.018cm">
              <text:p/>
            </draw:line>
            <draw:line draw:style-name="gr25" draw:text-style-name="P18" draw:layer="Paint" svg:x1="19.2cm" svg:y1="1.02cm" svg:x2="19.2cm" svg:y2="1.02cm">
              <text:p/>
            </draw:line>
            <draw:line draw:style-name="gr25" draw:text-style-name="P18" draw:layer="Paint" svg:x1="26.7cm" svg:y1="1.018cm" svg:x2="31.2cm" svg:y2="1.018cm">
              <text:p/>
            </draw:line>
            <draw:line draw:style-name="gr25" draw:text-style-name="P18" draw:layer="Paint" svg:x1="19.2cm" svg:y1="1.018cm" svg:x2="19.2cm" svg:y2="1.418cm">
              <text:p/>
            </draw:line>
            <draw:line draw:style-name="gr25" draw:text-style-name="P18" draw:layer="Paint" svg:x1="31.2cm" svg:y1="1.418cm" svg:x2="31.2cm" svg:y2="1.018cm">
              <text:p/>
            </draw:line>
            <draw:line draw:style-name="gr25" draw:text-style-name="P18" draw:layer="Paint" svg:x1="19.2cm" svg:y1="5.018cm" svg:x2="19.2cm" svg:y2="4.618cm">
              <text:p/>
            </draw:line>
            <draw:line draw:style-name="gr25" draw:text-style-name="P18" draw:layer="Paint" svg:x1="31.2cm" svg:y1="4.618cm" svg:x2="31.2cm" svg:y2="5.018cm">
              <text:p/>
            </draw:line>
          </draw:g>
          <draw:line draw:style-name="gr18" draw:text-style-name="P17" draw:layer="Paint" svg:x1="19.893cm" svg:y1="1.919cm" svg:x2="21.493cm" svg:y2="1.919cm">
            <text:p text:style-name="P43"><text:span text:style-name="T5">A</text:span></text:p>
          </draw:line>
          <draw:line draw:style-name="gr18" draw:text-style-name="P17" draw:layer="Paint" svg:x1="25.893cm" svg:y1="1.921cm" svg:x2="27.493cm" svg:y2="1.921cm">
            <text:p text:style-name="P43"><text:span text:style-name="T5">C</text:span></text:p>
          </draw:line>
          <draw:line draw:style-name="gr18" draw:text-style-name="P17" draw:layer="Paint" svg:x1="22.893cm" svg:y1="1.921cm" svg:x2="24.493cm" svg:y2="1.921cm">
            <text:p text:style-name="P43"><text:span text:style-name="T5">B</text:span></text:p>
          </draw:line>
          <draw:line draw:style-name="gr18" draw:text-style-name="P17" draw:layer="Paint" svg:x1="28.893cm" svg:y1="1.921cm" svg:x2="30.493cm" svg:y2="1.921cm">
            <text:p text:style-name="P43"><text:span text:style-name="T5">D</text:span></text:p>
          </draw:line>
          <draw:g>
            <draw:custom-shape draw:style-name="gr72" draw:text-style-name="P11" draw:layer="layout" svg:width="1.2cm" svg:height="1.2cm" svg:x="23.102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23.302cm" svg:y="3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6.102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26.302cm" svg:y="3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5" draw:text-style-name="P21" draw:layer="layout" svg:width="0.9cm" svg:height="0.9cm" svg:x="26.252cm" svg:y="3.0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6.103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26.303cm" svg:y="3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9.103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29.303cm" svg:y="3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0.101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20.301cm" svg:y="3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68" draw:text-style-name="P13" draw:layer="layout" svg:width="1.2cm" svg:height="1.2cm" svg:x="6.1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6.4cm" svg:y="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6.5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6.5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8.1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8.4cm" svg:y="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8.5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8.5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10.1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10.4cm" svg:y="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10.5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10.5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12.1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12.4cm" svg:y="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12.5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12.5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14.1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14.4cm" svg:y="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14.5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14.5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16.1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16.4cm" svg:y="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16.5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16.5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5" draw:text-style-name="P18" draw:layer="Paint" svg:x1="5.2cm" svg:y1="5.018cm" svg:x2="18.2cm" svg:y2="5.018cm">
              <text:p/>
            </draw:line>
            <draw:line draw:style-name="gr24" draw:text-style-name="P20" draw:layer="Paint" svg:x1="5.2cm" svg:y1="1.018cm" svg:x2="18.2cm" svg:y2="1.018cm">
              <text:p text:style-name="P43"><text:span text:style-name="T6">LIGHTS</text:span></text:p>
            </draw:line>
            <draw:line draw:style-name="gr25" draw:text-style-name="P18" draw:layer="Paint" svg:x1="5.2cm" svg:y1="1.018cm" svg:x2="10.4cm" svg:y2="1.018cm">
              <text:p/>
            </draw:line>
            <draw:line draw:style-name="gr25" draw:text-style-name="P18" draw:layer="Paint" svg:x1="5.2cm" svg:y1="1.018cm" svg:x2="5.2cm" svg:y2="1.018cm">
              <text:p/>
            </draw:line>
            <draw:line draw:style-name="gr25" draw:text-style-name="P18" draw:layer="Paint" svg:x1="13cm" svg:y1="1.018cm" svg:x2="18.2cm" svg:y2="1.018cm">
              <text:p/>
            </draw:line>
            <draw:line draw:style-name="gr25" draw:text-style-name="P18" draw:layer="Paint" svg:x1="5.2cm" svg:y1="1.018cm" svg:x2="5.2cm" svg:y2="1.418cm">
              <text:p/>
            </draw:line>
            <draw:line draw:style-name="gr25" draw:text-style-name="P18" draw:layer="Paint" svg:x1="18.2cm" svg:y1="1.418cm" svg:x2="18.2cm" svg:y2="1.018cm">
              <text:p/>
            </draw:line>
            <draw:line draw:style-name="gr25" draw:text-style-name="P18" draw:layer="Paint" svg:x1="5.2cm" svg:y1="5.018cm" svg:x2="5.2cm" svg:y2="4.618cm">
              <text:p/>
            </draw:line>
            <draw:line draw:style-name="gr25" draw:text-style-name="P18" draw:layer="Paint" svg:x1="18.2cm" svg:y1="4.618cm" svg:x2="18.2cm" svg:y2="5.018cm">
              <text:p/>
            </draw:line>
          </draw:g>
          <draw:line draw:style-name="gr18" draw:text-style-name="P17" draw:layer="Paint" svg:x1="5.893cm" svg:y1="1.921cm" svg:x2="7.493cm" svg:y2="1.921cm">
            <text:p text:style-name="P43"><text:span text:style-name="T5">BCN</text:span></text:p>
          </draw:line>
          <draw:line draw:style-name="gr18" draw:text-style-name="P17" draw:layer="Paint" svg:x1="7.893cm" svg:y1="1.935cm" svg:x2="9.493cm" svg:y2="1.935cm">
            <text:p text:style-name="P43"><text:span text:style-name="T5">LAND</text:span></text:p>
          </draw:line>
          <draw:line draw:style-name="gr18" draw:text-style-name="P17" draw:layer="Paint" svg:x1="9.893cm" svg:y1="1.935cm" svg:x2="11.493cm" svg:y2="1.935cm">
            <text:p text:style-name="P43"><text:span text:style-name="T5">TAXI</text:span></text:p>
          </draw:line>
          <draw:line draw:style-name="gr18" draw:text-style-name="P17" draw:layer="Paint" svg:x1="11.893cm" svg:y1="1.935cm" svg:x2="13.493cm" svg:y2="1.935cm">
            <text:p text:style-name="P43"><text:span text:style-name="T5">NAV</text:span></text:p>
          </draw:line>
          <draw:line draw:style-name="gr18" draw:text-style-name="P17" draw:layer="Paint" svg:x1="13.893cm" svg:y1="1.935cm" svg:x2="15.493cm" svg:y2="1.935cm">
            <text:p text:style-name="P43"><text:span text:style-name="T5">STROBE</text:span></text:p>
          </draw:line>
          <draw:line draw:style-name="gr18" draw:text-style-name="P17" draw:layer="Paint" svg:x1="15.893cm" svg:y1="1.935cm" svg:x2="17.493cm" svg:y2="1.935cm">
            <text:p text:style-name="P43"><text:span text:style-name="T5">CABIN</text:span></text:p>
          </draw:line>
        </draw:g>
        <draw:g>
          <draw:g>
            <draw:custom-shape draw:style-name="gr76" draw:text-style-name="P13" draw:layer="layout" svg:width="1.4cm" svg:height="1.4cm" svg:x="38.3cm" svg:y="10.5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8" draw:text-style-name="P13" draw:layer="layout" svg:width="1.2cm" svg:height="1.2cm" svg:x="38.4cm" svg:y="10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7" draw:text-style-name="P15" draw:layer="layout" svg:width="0.6cm" svg:height="0.6cm" svg:x="38.7cm" svg:y="10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8" draw:text-style-name="P14" draw:layer="layout" svg:width="0.5cm" svg:height="0.9cm" svg:x="38.75cm" svg:y="10.5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9" draw:text-style-name="P14" draw:layer="layout" svg:width="0.5cm" svg:height="0.5cm" svg:x="38.75cm" svg:y="10.5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0" draw:text-style-name="P5" draw:layer="layout" svg:width="0.3cm" svg:height="0.3cm" svg:x="38.85cm" svg:y="14.5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39.45cm" svg:y="14.5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38.85cm" svg:y="13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38.25cm" svg:y="14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1" draw:text-style-name="P3" draw:layer="Paint" svg:width="4cm" svg:height="8.6cm" svg:x="37cm" svg:y="7.1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490.027493126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7" draw:layer="Paint" svg:width="3.999cm" svg:height="1.2cm" svg:x="37.001cm" svg:y="7.6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23" draw:layer="Paint" svg:width="4cm" svg:height="1.699cm" svg:x="37cm" svg:y="7.119cm">
            <text:p text:style-name="P43"><text:span text:style-name="T7">LANDING</text:span></text:p>
            <text:p text:style-name="P43"><text:span text:style-name="T7">GE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837.176470588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5" draw:layer="Paint" svg:x1="38.2cm" svg:y1="12.717cm" svg:x2="39.8cm" svg:y2="12.717cm">
            <text:p text:style-name="P43"><text:span text:style-name="T8">DOWN</text:span></text:p>
          </draw:line>
          <draw:line draw:style-name="gr18" draw:text-style-name="P25" draw:layer="Paint" svg:x1="38.2cm" svg:y1="9.719cm" svg:x2="39.8cm" svg:y2="9.719cm">
            <text:p text:style-name="P43"><text:span text:style-name="T8">UP</text:span></text:p>
          </draw:line>
        </draw:g>
        <draw:g>
          <draw:g>
            <draw:custom-shape draw:style-name="gr72" draw:text-style-name="P11" draw:layer="layout" svg:width="1.2cm" svg:height="1.2cm" svg:x="2.3cm" svg:y="6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.5cm" svg:y="7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4" draw:text-style-name="P20" draw:layer="Paint" svg:x1="1cm" svg:y1="6.218cm" svg:x2="6.8cm" svg:y2="6.218cm">
              <text:p text:style-name="P43"><text:span text:style-name="T6">DISPLAY</text:span></text:p>
            </draw:line>
            <draw:line draw:style-name="gr25" draw:text-style-name="P18" draw:layer="Paint" svg:x1="1cm" svg:y1="16.718cm" svg:x2="6.8cm" svg:y2="16.718cm">
              <text:p/>
            </draw:line>
            <draw:line draw:style-name="gr25" draw:text-style-name="P18" draw:layer="Paint" svg:x1="1cm" svg:y1="6.218cm" svg:x2="2.5cm" svg:y2="6.218cm">
              <text:p/>
            </draw:line>
            <draw:line draw:style-name="gr25" draw:text-style-name="P18" draw:layer="Paint" svg:x1="5.3cm" svg:y1="6.218cm" svg:x2="6.8cm" svg:y2="6.218cm">
              <text:p/>
            </draw:line>
            <draw:line draw:style-name="gr25" draw:text-style-name="P18" draw:layer="Paint" svg:x1="1cm" svg:y1="6.218cm" svg:x2="1cm" svg:y2="6.618cm">
              <text:p/>
            </draw:line>
            <draw:line draw:style-name="gr25" draw:text-style-name="P18" draw:layer="Paint" svg:x1="6.8cm" svg:y1="6.618cm" svg:x2="6.8cm" svg:y2="6.218cm">
              <text:p/>
            </draw:line>
            <draw:line draw:style-name="gr25" draw:text-style-name="P18" draw:layer="Paint" svg:x1="1cm" svg:y1="16.718cm" svg:x2="1cm" svg:y2="16.318cm">
              <text:p/>
            </draw:line>
            <draw:line draw:style-name="gr25" draw:text-style-name="P18" draw:layer="Paint" svg:x1="6.8cm" svg:y1="16.318cm" svg:x2="6.8cm" svg:y2="16.718cm">
              <text:p/>
            </draw:line>
          </draw:g>
          <draw:line draw:style-name="gr18" draw:text-style-name="P17" draw:layer="Paint" svg:x1="6.093cm" svg:y1="7.523cm" svg:x2="6.593cm" svg:y2="7.523cm">
            <text:p text:style-name="P43"><text:span text:style-name="T5">1</text:span></text:p>
          </draw:line>
          <draw:line draw:style-name="gr18" draw:text-style-name="P17" draw:layer="Paint" svg:x1="1.293cm" svg:y1="9.521cm" svg:x2="1.793cm" svg:y2="9.521cm">
            <text:p text:style-name="P43"><text:span text:style-name="T5">2</text:span></text:p>
          </draw:line>
          <draw:line draw:style-name="gr18" draw:text-style-name="P17" draw:layer="Paint" svg:x1="6.093cm" svg:y1="9.523cm" svg:x2="6.593cm" svg:y2="9.523cm">
            <text:p text:style-name="P43"><text:span text:style-name="T5">3</text:span></text:p>
          </draw:line>
          <draw:line draw:style-name="gr18" draw:text-style-name="P17" draw:layer="Paint" svg:x1="1.293cm" svg:y1="11.521cm" svg:x2="1.793cm" svg:y2="11.521cm">
            <text:p text:style-name="P43"><text:span text:style-name="T5">4</text:span></text:p>
          </draw:line>
          <draw:line draw:style-name="gr18" draw:text-style-name="P17" draw:layer="Paint" svg:x1="6.093cm" svg:y1="11.523cm" svg:x2="6.593cm" svg:y2="11.523cm">
            <text:p text:style-name="P43"><text:span text:style-name="T5">5</text:span></text:p>
          </draw:line>
          <draw:line draw:style-name="gr18" draw:text-style-name="P17" draw:layer="Paint" svg:x1="1.293cm" svg:y1="13.521cm" svg:x2="1.793cm" svg:y2="13.521cm">
            <text:p text:style-name="P43"><text:span text:style-name="T5">6</text:span></text:p>
          </draw:line>
          <draw:line draw:style-name="gr18" draw:text-style-name="P17" draw:layer="Paint" svg:x1="6.093cm" svg:y1="13.523cm" svg:x2="6.593cm" svg:y2="13.523cm">
            <text:p text:style-name="P43"><text:span text:style-name="T5">7</text:span></text:p>
          </draw:line>
          <draw:line draw:style-name="gr18" draw:text-style-name="P17" draw:layer="Paint" svg:x1="1.293cm" svg:y1="15.521cm" svg:x2="1.793cm" svg:y2="15.521cm">
            <text:p text:style-name="P43"><text:span text:style-name="T5">8</text:span></text:p>
          </draw:line>
          <draw:line draw:style-name="gr18" draw:text-style-name="P17" draw:layer="Paint" svg:x1="6.093cm" svg:y1="15.523cm" svg:x2="6.593cm" svg:y2="15.523cm">
            <text:p text:style-name="P43"><text:span text:style-name="T5">9</text:span></text:p>
          </draw:line>
          <draw:polyline draw:style-name="gr36" draw:text-style-name="P18" draw:layer="Paint" svg:width="0.599cm" svg:height="0.399cm" draw:transform="rotate (1.5707963267949) translate (1.3cm 7.791cm)" svg:viewBox="0 0 600 400" draw:points="0,200 600,200 600,0 300,200 600,400 600,200">
            <text:p/>
          </draw:polyline>
          <draw:g>
            <draw:custom-shape draw:style-name="gr72" draw:text-style-name="P11" draw:layer="layout" svg:width="1.2cm" svg:height="1.2cm" svg:x="4.3cm" svg:y="6.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4.5cm" svg:y="7.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5" draw:text-style-name="P21" draw:layer="layout" svg:width="0.9cm" svg:height="0.9cm" svg:x="4.45cm" svg:y="7.0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4.3cm" svg:y="6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4.5cm" svg:y="7.1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4.3cm" svg:y="8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4.5cm" svg:y="9.1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4.3cm" svg:y="10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4.5cm" svg:y="11.1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4.3cm" svg:y="12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4.5cm" svg:y="13.1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4.3cm" svg:y="1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4.5cm" svg:y="15.1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.3cm" svg:y="8.9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.5cm" svg:y="9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.3cm" svg:y="10.9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.5cm" svg:y="11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.3cm" svg:y="12.9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.5cm" svg:y="13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.3cm" svg:y="14.9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.5cm" svg:y="15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line draw:style-name="gr56" draw:text-style-name="P18" draw:layer="Paint" svg:x1="13cm" svg:y1="10.191cm" svg:x2="15.3cm" svg:y2="8.991cm">
              <text:p/>
            </draw:line>
            <draw:line draw:style-name="gr56" draw:text-style-name="P18" draw:layer="Paint" svg:x1="12.8cm" svg:y1="9.891cm" svg:x2="15.3cm" svg:y2="8.091cm">
              <text:p/>
            </draw:line>
            <draw:line draw:style-name="gr56" draw:text-style-name="P18" draw:layer="Paint" svg:x1="12.8cm" svg:y1="12.891cm" svg:x2="15.3cm" svg:y2="14.691cm">
              <text:p/>
            </draw:line>
            <draw:line draw:style-name="gr56" draw:text-style-name="P18" draw:layer="Paint" svg:x1="13cm" svg:y1="12.591cm" svg:x2="15.3cm" svg:y2="13.791cm">
              <text:p/>
            </draw:line>
            <draw:line draw:style-name="gr56" draw:text-style-name="P18" draw:layer="Paint" svg:x1="13.2cm" svg:y1="12.191cm" svg:x2="15.3cm" svg:y2="12.791cm">
              <text:p/>
            </draw:line>
            <draw:line draw:style-name="gr56" draw:text-style-name="P18" draw:layer="Paint" svg:x1="13.3cm" svg:y1="11.691cm" svg:x2="15.3cm" svg:y2="11.891cm">
              <text:p/>
            </draw:line>
            <draw:line draw:style-name="gr56" draw:text-style-name="P18" draw:layer="Paint" svg:x1="13.3cm" svg:y1="11.091cm" svg:x2="15.3cm" svg:y2="10.891cm">
              <text:p/>
            </draw:line>
            <draw:line draw:style-name="gr56" draw:text-style-name="P18" draw:layer="Paint" svg:x1="13.2cm" svg:y1="10.591cm" svg:x2="15.3cm" svg:y2="9.991cm">
              <text:p/>
            </draw:line>
          </draw:g>
          <draw:g>
            <draw:g>
              <draw:custom-shape draw:style-name="gr85" draw:text-style-name="P14" draw:layer="layout" svg:width="4.8cm" svg:height="4.8cm" svg:x="8.4cm" svg:y="8.9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6" draw:text-style-name="P13" draw:layer="layout" svg:width="4.6cm" svg:height="4.6cm" svg:x="8.5cm" svg:y="9.0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2" draw:text-style-name="P11" draw:layer="layout" svg:width="1.2cm" svg:height="1.2cm" svg:x="12cm" svg:y="7.3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3" draw:text-style-name="P5" draw:layer="layout" svg:width="0.8cm" svg:height="0.8cm" svg:x="12.2cm" svg:y="7.5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2" draw:text-style-name="P11" draw:layer="layout" svg:width="1.2cm" svg:height="1.2cm" svg:x="13.5cm" svg:y="8.6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3" draw:text-style-name="P5" draw:layer="layout" svg:width="0.8cm" svg:height="0.8cm" svg:x="13.7cm" svg:y="8.8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74" draw:text-style-name="P19" draw:layer="layout" svg:width="0.3cm" svg:height="0.3cm" svg:x="15.501cm" svg:y="7.7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5.502cm" svg:y="8.7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5.502cm" svg:y="9.7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5.502cm" svg:y="10.7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5.502cm" svg:y="11.7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5.503cm" svg:y="12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5.503cm" svg:y="13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5.503cm" svg:y="14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28" draw:layer="Paint" svg:x1="16.2cm" svg:y1="7.891cm" svg:x2="20.5cm" svg:y2="7.891cm">
            <text:p text:style-name="P48"><text:span text:style-name="T5">ELEVATOR TRIM</text:span></text:p>
          </draw:line>
          <draw:line draw:style-name="gr18" draw:text-style-name="P28" draw:layer="Paint" svg:x1="16.2cm" svg:y1="8.893cm" svg:x2="20.5cm" svg:y2="8.893cm">
            <text:p text:style-name="P48"><text:span text:style-name="T5">AILERON TRIM</text:span></text:p>
          </draw:line>
          <draw:line draw:style-name="gr18" draw:text-style-name="P28" draw:layer="Paint" svg:x1="16.2cm" svg:y1="9.893cm" svg:x2="20.5cm" svg:y2="9.893cm">
            <text:p text:style-name="P48"><text:span text:style-name="T5">RUDDER TRIM</text:span></text:p>
          </draw:line>
          <draw:line draw:style-name="gr18" draw:text-style-name="P28" draw:layer="Paint" svg:x1="16.2cm" svg:y1="10.893cm" svg:x2="20.5cm" svg:y2="10.893cm">
            <text:p text:style-name="P48"><text:span text:style-name="T5">AP SPEED</text:span></text:p>
          </draw:line>
          <draw:line draw:style-name="gr18" draw:text-style-name="P28" draw:layer="Paint" svg:x1="16.2cm" svg:y1="11.893cm" svg:x2="20.5cm" svg:y2="11.893cm">
            <text:p text:style-name="P48"><text:span text:style-name="T5">AP HEADING</text:span></text:p>
          </draw:line>
          <draw:line draw:style-name="gr18" draw:text-style-name="P28" draw:layer="Paint" svg:x1="16.2cm" svg:y1="12.895cm" svg:x2="20.5cm" svg:y2="12.895cm">
            <text:p text:style-name="P48"><text:span text:style-name="T5">AP ALTITUDE</text:span></text:p>
          </draw:line>
          <draw:line draw:style-name="gr18" draw:text-style-name="P28" draw:layer="Paint" svg:x1="16.2cm" svg:y1="13.895cm" svg:x2="20.5cm" svg:y2="13.895cm">
            <text:p text:style-name="P48"><text:span text:style-name="T5">AP V. SPEED</text:span></text:p>
          </draw:line>
          <draw:line draw:style-name="gr18" draw:text-style-name="P28" draw:layer="Paint" svg:x1="16.2cm" svg:y1="14.895cm" svg:x2="20.5cm" svg:y2="14.895cm">
            <text:p text:style-name="P48"><text:span text:style-name="T5">E</text:span></text:p>
          </draw:line>
        </draw:g>
        <draw:g>
          <draw:line draw:style-name="gr24" draw:text-style-name="P20" draw:layer="Paint" svg:x1="26.9cm" svg:y1="7.093cm" svg:x2="31cm" svg:y2="7.093cm">
            <text:p text:style-name="P43"><text:span text:style-name="T6">SPOILERS</text:span></text:p>
          </draw:line>
          <draw:line draw:style-name="gr25" draw:text-style-name="P18" draw:layer="Paint" svg:x1="26.7cm" svg:y1="7.091cm" svg:x2="27.3cm" svg:y2="7.093cm">
            <text:p/>
          </draw:line>
          <draw:line draw:style-name="gr25" draw:text-style-name="P18" draw:layer="Paint" svg:x1="30.6cm" svg:y1="7.091cm" svg:x2="31.2cm" svg:y2="7.093cm">
            <text:p/>
          </draw:line>
          <draw:line draw:style-name="gr25" draw:text-style-name="P18" draw:layer="Paint" svg:x1="26.7cm" svg:y1="7.091cm" svg:x2="26.7cm" svg:y2="15.991cm">
            <text:p/>
          </draw:line>
          <draw:line draw:style-name="gr25" draw:text-style-name="P18" draw:layer="Paint" svg:x1="31.2cm" svg:y1="7.091cm" svg:x2="31.2cm" svg:y2="15.991cm">
            <text:p/>
          </draw:line>
          <draw:g>
            <draw:g>
              <draw:custom-shape draw:style-name="gr40" draw:text-style-name="P29" draw:layer="layout" svg:width="0.2cm" svg:height="6.3cm" svg:x="29.3cm" svg:y="8.3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14" draw:layer="layout" svg:width="1.6cm" svg:height="0.7cm" svg:x="28.6cm" svg:y="8.8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2" draw:text-style-name="P4" draw:layer="layout" svg:width="0.8cm" svg:height="0.1cm" svg:x="29.4cm" svg:y="9.1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18" draw:text-style-name="P25" draw:layer="Paint" svg:x1="27.102cm" svg:y1="14.577cm" svg:x2="28.302cm" svg:y2="14.577cm">
              <text:p text:style-name="P43"><text:span text:style-name="T8">MAX</text:span></text:p>
            </draw:line>
            <draw:line draw:style-name="gr37" draw:text-style-name="P18" draw:layer="Paint" svg:x1="28.5cm" svg:y1="14.545cm" svg:x2="30.3cm" svg:y2="14.545cm">
              <text:p/>
            </draw:line>
            <draw:line draw:style-name="gr37" draw:text-style-name="P18" draw:layer="Paint" svg:x1="28.5cm" svg:y1="11.541cm" svg:x2="30.3cm" svg:y2="11.541cm">
              <text:p/>
            </draw:line>
            <draw:line draw:style-name="gr37" draw:text-style-name="P18" draw:layer="Paint" svg:x1="28.5cm" svg:y1="8.537cm" svg:x2="30.3cm" svg:y2="8.537cm">
              <text:p/>
            </draw:line>
            <draw:line draw:style-name="gr18" draw:text-style-name="P25" draw:layer="Paint" svg:x1="27.102cm" svg:y1="11.577cm" svg:x2="28.302cm" svg:y2="11.577cm">
              <text:p text:style-name="P43"><text:span text:style-name="T8">1/2</text:span></text:p>
            </draw:line>
            <draw:line draw:style-name="gr18" draw:text-style-name="P25" draw:layer="Paint" svg:x1="27.102cm" svg:y1="8.573cm" svg:x2="28.302cm" svg:y2="8.573cm">
              <text:p text:style-name="P43"><text:span text:style-name="T8">0</text:span></text:p>
            </draw:line>
          </draw:g>
          <draw:line draw:style-name="gr25" draw:text-style-name="P18" draw:layer="Paint" svg:x1="26.7cm" svg:y1="15.991cm" svg:x2="31.2cm" svg:y2="15.993cm">
            <text:p/>
          </draw:line>
        </draw:g>
        <draw:g>
          <draw:g>
            <draw:g>
              <draw:custom-shape draw:style-name="gr40" draw:text-style-name="P29" draw:layer="layout" svg:width="0.2cm" svg:height="6.3cm" svg:x="24.5cm" svg:y="8.3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14" draw:layer="layout" svg:width="1.6cm" svg:height="0.7cm" svg:x="23.8cm" svg:y="8.8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2" draw:text-style-name="P4" draw:layer="layout" svg:width="0.8cm" svg:height="0.1cm" svg:x="24.6cm" svg:y="9.1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87" draw:text-style-name="P30" draw:layer="layout" svg:width="0.3cm" svg:height="0.3cm" svg:x="22.6cm" svg:y="8.4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23.1cm" svg:y="9.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23.1cm" svg:y="9.7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22.6cm" svg:y="14.4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22.6cm" svg:y="10.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22.6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23.1cm" svg:y="11.0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23.1cm" svg:y="11.7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23.1cm" svg:y="1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23.1cm" svg:y="13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18" draw:layer="Paint" svg:x1="22.7cm" svg:y1="9.236cm" svg:x2="23cm" svg:y2="9.236cm">
              <text:p/>
            </draw:line>
            <draw:line draw:style-name="gr57" draw:text-style-name="P18" draw:layer="Paint" svg:x1="22.7cm" svg:y1="9.895cm" svg:x2="23cm" svg:y2="9.895cm">
              <text:p/>
            </draw:line>
            <draw:line draw:style-name="gr57" draw:text-style-name="P18" draw:layer="Paint" svg:x1="22.7cm" svg:y1="11.233cm" svg:x2="23cm" svg:y2="11.233cm">
              <text:p/>
            </draw:line>
            <draw:line draw:style-name="gr57" draw:text-style-name="P18" draw:layer="Paint" svg:x1="22.7cm" svg:y1="11.892cm" svg:x2="23cm" svg:y2="11.892cm">
              <text:p/>
            </draw:line>
            <draw:line draw:style-name="gr57" draw:text-style-name="P18" draw:layer="Paint" svg:x1="22.7cm" svg:y1="13.247cm" svg:x2="23cm" svg:y2="13.247cm">
              <text:p/>
            </draw:line>
            <draw:line draw:style-name="gr57" draw:text-style-name="P18" draw:layer="Paint" svg:x1="22.7cm" svg:y1="13.906cm" svg:x2="23cm" svg:y2="13.906cm">
              <text:p/>
            </draw:line>
            <draw:line draw:style-name="gr37" draw:text-style-name="P18" draw:layer="Paint" svg:x1="23cm" svg:y1="8.564cm" svg:x2="24cm" svg:y2="8.564cm">
              <text:p/>
            </draw:line>
            <draw:line draw:style-name="gr37" draw:text-style-name="P18" draw:layer="Paint" svg:x1="23cm" svg:y1="10.564cm" svg:x2="24cm" svg:y2="10.564cm">
              <text:p/>
            </draw:line>
            <draw:line draw:style-name="gr37" draw:text-style-name="P18" draw:layer="Paint" svg:x1="23cm" svg:y1="12.578cm" svg:x2="24cm" svg:y2="12.578cm">
              <text:p/>
            </draw:line>
            <draw:line draw:style-name="gr37" draw:text-style-name="P18" draw:layer="Paint" svg:x1="23cm" svg:y1="14.572cm" svg:x2="24cm" svg:y2="14.572cm">
              <text:p/>
            </draw:line>
            <draw:line draw:style-name="gr37" draw:text-style-name="P18" draw:layer="Paint" svg:x1="25.2cm" svg:y1="8.564cm" svg:x2="25.7cm" svg:y2="8.564cm">
              <text:p/>
            </draw:line>
            <draw:line draw:style-name="gr37" draw:text-style-name="P18" draw:layer="Paint" svg:x1="25.2cm" svg:y1="10.564cm" svg:x2="25.7cm" svg:y2="10.564cm">
              <text:p/>
            </draw:line>
            <draw:line draw:style-name="gr37" draw:text-style-name="P18" draw:layer="Paint" svg:x1="25.2cm" svg:y1="12.578cm" svg:x2="25.7cm" svg:y2="12.578cm">
              <text:p/>
            </draw:line>
            <draw:line draw:style-name="gr37" draw:text-style-name="P18" draw:layer="Paint" svg:x1="25.2cm" svg:y1="14.572cm" svg:x2="25.7cm" svg:y2="14.572cm">
              <text:p/>
            </draw:line>
          </draw:g>
          <draw:line draw:style-name="gr24" draw:text-style-name="P20" draw:layer="Paint" svg:x1="22cm" svg:y1="7.091cm" svg:x2="26.3cm" svg:y2="7.091cm">
            <text:p text:style-name="P43"><text:span text:style-name="T6">FLAPS</text:span></text:p>
          </draw:line>
          <draw:line draw:style-name="gr25" draw:text-style-name="P18" draw:layer="Paint" svg:x1="22cm" svg:y1="7.091cm" svg:x2="23cm" svg:y2="7.091cm">
            <text:p/>
          </draw:line>
          <draw:line draw:style-name="gr25" draw:text-style-name="P18" draw:layer="Paint" svg:x1="25.3cm" svg:y1="7.091cm" svg:x2="26.3cm" svg:y2="7.091cm">
            <text:p/>
          </draw:line>
          <draw:line draw:style-name="gr25" draw:text-style-name="P18" draw:layer="Paint" svg:x1="22cm" svg:y1="7.091cm" svg:x2="22cm" svg:y2="15.991cm">
            <text:p/>
          </draw:line>
          <draw:line draw:style-name="gr25" draw:text-style-name="P18" draw:layer="Paint" svg:x1="22cm" svg:y1="15.991cm" svg:x2="26.3cm" svg:y2="15.993cm">
            <text:p/>
          </draw:line>
          <draw:line draw:style-name="gr25" draw:text-style-name="P18" draw:layer="Paint" svg:x1="26.3cm" svg:y1="7.091cm" svg:x2="26.3cm" svg:y2="15.991cm">
            <text:p/>
          </draw:line>
        </draw:g>
        <draw:g>
          <draw:g>
            <draw:custom-shape draw:style-name="gr68" draw:text-style-name="P13" draw:layer="layout" svg:width="1.2cm" svg:height="1.2cm" svg:x="33.5cm" svg:y="11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33.8cm" svg:y="12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33.95cm" svg:y="12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33.95cm" svg:y="12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17" draw:layer="Paint" svg:x1="33.3cm" svg:y1="11.317cm" svg:x2="34.9cm" svg:y2="11.317cm">
            <text:p text:style-name="P43"><text:span text:style-name="T5">G</text:span></text:p>
          </draw:line>
          <draw:line draw:style-name="gr18" draw:text-style-name="P17" draw:layer="Paint" svg:x1="33.3cm" svg:y1="7.619cm" svg:x2="34.9cm" svg:y2="7.619cm">
            <text:p text:style-name="P43"><text:span text:style-name="T5">F</text:span></text:p>
          </draw:line>
          <draw:line draw:style-name="gr18" draw:text-style-name="P31" draw:layer="Paint" svg:x1="32.3cm" svg:y1="13.251cm" svg:x2="32.3cm" svg:y2="7.251cm">
            <text:p text:style-name="P43"><text:span text:style-name="T9">CUSTOM</text:span></text:p>
          </draw:line>
          <draw:line draw:style-name="gr56" draw:text-style-name="P32" draw:layer="Paint" svg:x1="32.3cm" svg:y1="11.743cm" svg:x2="32.3cm" svg:y2="13.393cm">
            <text:p/>
          </draw:line>
          <draw:line draw:style-name="gr56" draw:text-style-name="P32" draw:layer="Paint" svg:x1="32.3cm" svg:y1="7.091cm" svg:x2="32.3cm" svg:y2="8.741cm">
            <text:p/>
          </draw:line>
          <draw:line draw:style-name="gr56" draw:text-style-name="P32" draw:layer="Paint" svg:x1="32.7cm" svg:y1="13.391cm" svg:x2="32.3cm" svg:y2="13.391cm">
            <text:p/>
          </draw:line>
          <draw:line draw:style-name="gr56" draw:text-style-name="P32" draw:layer="Paint" svg:x1="32.3cm" svg:y1="7.091cm" svg:x2="32.7cm" svg:y2="7.091cm">
            <text:p/>
          </draw:line>
          <draw:line draw:style-name="gr56" draw:text-style-name="P32" draw:layer="Paint" svg:x1="35.9cm" svg:y1="7.091cm" svg:x2="35.9cm" svg:y2="13.391cm">
            <text:p/>
          </draw:line>
          <draw:line draw:style-name="gr56" draw:text-style-name="P32" draw:layer="Paint" svg:x1="35.9cm" svg:y1="13.391cm" svg:x2="35.5cm" svg:y2="13.391cm">
            <text:p/>
          </draw:line>
          <draw:line draw:style-name="gr56" draw:text-style-name="P32" draw:layer="Paint" svg:x1="35.5cm" svg:y1="7.091cm" svg:x2="35.9cm" svg:y2="7.091cm">
            <text:p/>
          </draw:line>
          <draw:g>
            <draw:custom-shape draw:style-name="gr88" draw:text-style-name="P33" draw:layer="layout" svg:width="2.3cm" svg:height="2.3cm" svg:x="32.95cm" svg:y="8.2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4" draw:layer="layout" svg:width="1.5cm" svg:height="1.5cm" svg:x="33.35cm" svg:y="8.651cm">
              <text:p/>
    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  <draw:custom-shape draw:style-name="gr90" draw:text-style-name="P35" draw:layer="layout" svg:width="1.4cm" svg:height="1.4cm" svg:x="33.4cm" svg:y="8.7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36" draw:layer="layout" svg:width="1.1cm" svg:height="1.1cm" svg:x="33.55cm" svg:y="8.8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37" draw:layer="layout" svg:x1="33.2cm" svg:y1="10.101cm" svg:x2="33.5cm" svg:y2="9.901cm">
              <text:p/>
            </draw:line>
          </draw:g>
        </draw:g>
      </draw:page>
      <draw:page draw:name="page4" draw:style-name="dp2" draw:master-page-name="Default">
        <draw:g>
          <draw:custom-shape draw:style-name="gr1" draw:text-style-name="P51" draw:layer="layout" svg:width="3.4cm" svg:height="1.8cm" svg:x="20.5cm" svg:y="1.818cm">
            <text:p text:style-name="P41"><text:span text:style-name="T1">Setting</text:span></text:p>
            <text:p text:style-name="P41"><text:span text:style-name="T2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3" draw:layer="Paint" svg:width="4cm" svg:height="2.373cm" svg:x="20.2cm" svg:y="1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422.130299896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3" draw:text-style-name="P4" draw:layer="layout" svg:width="1.9cm" svg:height="1.9cm" svg:x="-10.75cm" svg:y="2.6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5" draw:layer="layout" svg:width="1.5cm" svg:height="1.5cm" svg:x="-10.55cm" svg:y="2.8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1" draw:text-style-name="P6" draw:layer="Paint" svg:width="3.2cm" svg:height="4cm" svg:x="-11.4cm" svg:y="1.01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875.913776944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7" draw:layer="Paint" svg:width="3.2cm" svg:height="0.719cm" svg:x="-11.4cm" svg:y="1.53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9" draw:layer="Paint" svg:width="3.2cm" svg:height="1.231cm" svg:x="-11.4cm" svg:y="1.018cm">
              <text:p text:style-name="P43"><text:span text:style-name="T3">PAUS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305.5786844296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8" draw:text-style-name="P4" draw:layer="layout" svg:width="0.7cm" svg:height="2.4cm" svg:x="26.7cm" svg:y="2.5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0" draw:layer="layout" svg:width="0.7cm" svg:height="1.2cm" svg:x="26.7cm" svg:y="2.5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1" draw:layer="layout" svg:width="0.1cm" svg:height="0.1cm" svg:x="27cm" svg:y="2.7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2" draw:text-style-name="P3" draw:layer="Paint" svg:width="3.1cm" svg:height="4.8cm" svg:x="25.5cm" svg:y="0.71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971.23508545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7" draw:layer="Paint" svg:width="3.1cm" svg:height="0.602cm" svg:x="25.501cm" svg:y="1.31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12" draw:layer="Paint" svg:width="3.1cm" svg:height="1.2cm" svg:x="25.501cm" svg:y="0.719cm">
              <text:p text:style-name="P43"><text:span text:style-name="T4">MASTER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323.563696919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14" draw:text-style-name="P13" draw:layer="layout" svg:width="1.2cm" svg:height="1.2cm" svg:x="21.1cm" svg:y="15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21.4cm" svg:y="15.5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21.55cm" svg:y="15.3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21.55cm" svg:y="15.3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17" draw:layer="Paint" svg:x1="20.9cm" svg:y1="14.418cm" svg:x2="22.5cm" svg:y2="14.418cm">
            <text:p text:style-name="P43"><text:span text:style-name="T5">PARKING</text:span></text:p>
            <text:p text:style-name="P43"><text:span text:style-name="T5">BRAKE</text:span></text:p>
          </draw:line>
        </draw:g>
        <draw:g>
          <draw:line draw:style-name="gr37" draw:text-style-name="P18" draw:layer="Paint" svg:x1="8.3cm" svg:y1="2.518cm" svg:x2="8.3cm" svg:y2="3.018cm">
            <text:p/>
          </draw:line>
          <draw:g>
            <draw:custom-shape draw:style-name="gr20" draw:text-style-name="P11" draw:layer="layout" svg:width="1.2cm" svg:height="1.2cm" svg:x="7.7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8cm" svg:height="0.8cm" svg:x="7.9cm" svg:y="3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2" draw:text-style-name="P19" draw:layer="layout" svg:width="0.3cm" svg:height="0.3cm" svg:x="8.15cm" svg:y="2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8" draw:layer="Paint" svg:x1="11.3cm" svg:y1="2.518cm" svg:x2="11.3cm" svg:y2="3.018cm">
            <text:p/>
          </draw:line>
          <draw:custom-shape draw:style-name="gr22" draw:text-style-name="P19" draw:layer="layout" svg:width="0.3cm" svg:height="0.3cm" svg:x="11.15cm" svg:y="2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5" draw:text-style-name="P18" draw:layer="Paint" svg:x1="6.8cm" svg:y1="5.018cm" svg:x2="18.8cm" svg:y2="5.018cm">
              <text:p/>
            </draw:line>
            <draw:line draw:style-name="gr24" draw:text-style-name="P20" draw:layer="Paint" svg:x1="6.8cm" svg:y1="1.02cm" svg:x2="18.8cm" svg:y2="1.02cm">
              <text:p text:style-name="P43"><text:span text:style-name="T6">CUSTOM</text:span></text:p>
            </draw:line>
            <draw:line draw:style-name="gr25" draw:text-style-name="P18" draw:layer="Paint" svg:x1="6.8cm" svg:y1="1.018cm" svg:x2="11.3cm" svg:y2="1.018cm">
              <text:p/>
            </draw:line>
            <draw:line draw:style-name="gr25" draw:text-style-name="P18" draw:layer="Paint" svg:x1="6.8cm" svg:y1="1.02cm" svg:x2="6.8cm" svg:y2="1.02cm">
              <text:p/>
            </draw:line>
            <draw:line draw:style-name="gr25" draw:text-style-name="P18" draw:layer="Paint" svg:x1="14.3cm" svg:y1="1.018cm" svg:x2="18.8cm" svg:y2="1.018cm">
              <text:p/>
            </draw:line>
            <draw:line draw:style-name="gr25" draw:text-style-name="P18" draw:layer="Paint" svg:x1="6.8cm" svg:y1="1.018cm" svg:x2="6.8cm" svg:y2="1.418cm">
              <text:p/>
            </draw:line>
            <draw:line draw:style-name="gr25" draw:text-style-name="P18" draw:layer="Paint" svg:x1="18.8cm" svg:y1="1.418cm" svg:x2="18.8cm" svg:y2="1.018cm">
              <text:p/>
            </draw:line>
            <draw:line draw:style-name="gr25" draw:text-style-name="P18" draw:layer="Paint" svg:x1="6.8cm" svg:y1="5.018cm" svg:x2="6.8cm" svg:y2="4.618cm">
              <text:p/>
            </draw:line>
            <draw:line draw:style-name="gr25" draw:text-style-name="P18" draw:layer="Paint" svg:x1="18.8cm" svg:y1="4.618cm" svg:x2="18.8cm" svg:y2="5.018cm">
              <text:p/>
            </draw:line>
          </draw:g>
          <draw:line draw:style-name="gr18" draw:text-style-name="P17" draw:layer="Paint" svg:x1="7.493cm" svg:y1="1.919cm" svg:x2="9.093cm" svg:y2="1.919cm">
            <text:p text:style-name="P43"><text:span text:style-name="T5">A</text:span></text:p>
          </draw:line>
          <draw:line draw:style-name="gr18" draw:text-style-name="P17" draw:layer="Paint" svg:x1="13.493cm" svg:y1="1.921cm" svg:x2="15.093cm" svg:y2="1.921cm">
            <text:p text:style-name="P43"><text:span text:style-name="T5">C</text:span></text:p>
          </draw:line>
          <draw:line draw:style-name="gr18" draw:text-style-name="P17" draw:layer="Paint" svg:x1="10.493cm" svg:y1="1.921cm" svg:x2="12.093cm" svg:y2="1.921cm">
            <text:p text:style-name="P43"><text:span text:style-name="T5">B</text:span></text:p>
          </draw:line>
          <draw:line draw:style-name="gr18" draw:text-style-name="P17" draw:layer="Paint" svg:x1="16.493cm" svg:y1="1.921cm" svg:x2="18.093cm" svg:y2="1.921cm">
            <text:p text:style-name="P43"><text:span text:style-name="T5">D</text:span></text:p>
          </draw:line>
          <draw:g>
            <draw:custom-shape draw:style-name="gr20" draw:text-style-name="P11" draw:layer="layout" svg:width="1.2cm" svg:height="1.2cm" svg:x="10.702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8cm" svg:height="0.8cm" svg:x="10.902cm" svg:y="3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13.702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8cm" svg:height="0.8cm" svg:x="13.902cm" svg:y="3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21" draw:layer="layout" svg:width="0.9cm" svg:height="0.9cm" svg:x="13.852cm" svg:y="3.0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13.703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8cm" svg:height="0.8cm" svg:x="13.903cm" svg:y="3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16.703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8cm" svg:height="0.8cm" svg:x="16.903cm" svg:y="3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7.701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8cm" svg:height="0.8cm" svg:x="7.901cm" svg:y="3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4" draw:text-style-name="P13" draw:layer="layout" svg:width="1.2cm" svg:height="1.2cm" svg:x="-6.3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-6cm" svg:y="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-5.8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-5.8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4" draw:text-style-name="P13" draw:layer="layout" svg:width="1.2cm" svg:height="1.2cm" svg:x="-4.3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-4cm" svg:y="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-3.8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-3.8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4" draw:text-style-name="P13" draw:layer="layout" svg:width="1.2cm" svg:height="1.2cm" svg:x="-2.3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-2cm" svg:y="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-1.8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-1.8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4" draw:text-style-name="P13" draw:layer="layout" svg:width="1.2cm" svg:height="1.2cm" svg:x="-0.3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0cm" svg:y="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0.1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0.1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4" draw:text-style-name="P13" draw:layer="layout" svg:width="1.2cm" svg:height="1.2cm" svg:x="1.7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2cm" svg:y="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2.1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2.1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4" draw:text-style-name="P13" draw:layer="layout" svg:width="1.2cm" svg:height="1.2cm" svg:x="3.7cm" svg:y="2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4cm" svg:y="3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4.1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4.15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5" draw:text-style-name="P18" draw:layer="Paint" svg:x1="-7.2cm" svg:y1="5.018cm" svg:x2="5.8cm" svg:y2="5.018cm">
              <text:p/>
            </draw:line>
            <draw:line draw:style-name="gr24" draw:text-style-name="P20" draw:layer="Paint" svg:x1="-7.2cm" svg:y1="1.018cm" svg:x2="5.8cm" svg:y2="1.018cm">
              <text:p text:style-name="P43"><text:span text:style-name="T6">LIGHTS</text:span></text:p>
            </draw:line>
            <draw:line draw:style-name="gr25" draw:text-style-name="P18" draw:layer="Paint" svg:x1="-7.2cm" svg:y1="1.018cm" svg:x2="-2cm" svg:y2="1.018cm">
              <text:p/>
            </draw:line>
            <draw:line draw:style-name="gr25" draw:text-style-name="P18" draw:layer="Paint" svg:x1="-7.2cm" svg:y1="1.018cm" svg:x2="-7.2cm" svg:y2="1.018cm">
              <text:p/>
            </draw:line>
            <draw:line draw:style-name="gr25" draw:text-style-name="P18" draw:layer="Paint" svg:x1="0.6cm" svg:y1="1.018cm" svg:x2="5.8cm" svg:y2="1.018cm">
              <text:p/>
            </draw:line>
            <draw:line draw:style-name="gr25" draw:text-style-name="P18" draw:layer="Paint" svg:x1="-7.2cm" svg:y1="1.018cm" svg:x2="-7.2cm" svg:y2="1.418cm">
              <text:p/>
            </draw:line>
            <draw:line draw:style-name="gr25" draw:text-style-name="P18" draw:layer="Paint" svg:x1="5.8cm" svg:y1="1.418cm" svg:x2="5.8cm" svg:y2="1.018cm">
              <text:p/>
            </draw:line>
            <draw:line draw:style-name="gr25" draw:text-style-name="P18" draw:layer="Paint" svg:x1="-7.2cm" svg:y1="5.018cm" svg:x2="-7.2cm" svg:y2="4.618cm">
              <text:p/>
            </draw:line>
            <draw:line draw:style-name="gr25" draw:text-style-name="P18" draw:layer="Paint" svg:x1="5.8cm" svg:y1="4.618cm" svg:x2="5.8cm" svg:y2="5.018cm">
              <text:p/>
            </draw:line>
          </draw:g>
          <draw:line draw:style-name="gr18" draw:text-style-name="P17" draw:layer="Paint" svg:x1="-6.507cm" svg:y1="1.921cm" svg:x2="-4.907cm" svg:y2="1.921cm">
            <text:p text:style-name="P43"><text:span text:style-name="T5">BCN</text:span></text:p>
          </draw:line>
          <draw:line draw:style-name="gr18" draw:text-style-name="P17" draw:layer="Paint" svg:x1="-4.507cm" svg:y1="1.935cm" svg:x2="-2.907cm" svg:y2="1.935cm">
            <text:p text:style-name="P43"><text:span text:style-name="T5">LAND</text:span></text:p>
          </draw:line>
          <draw:line draw:style-name="gr18" draw:text-style-name="P17" draw:layer="Paint" svg:x1="-2.507cm" svg:y1="1.935cm" svg:x2="-0.907cm" svg:y2="1.935cm">
            <text:p text:style-name="P43"><text:span text:style-name="T5">TAXI</text:span></text:p>
          </draw:line>
          <draw:line draw:style-name="gr18" draw:text-style-name="P17" draw:layer="Paint" svg:x1="-0.507cm" svg:y1="1.935cm" svg:x2="1.093cm" svg:y2="1.935cm">
            <text:p text:style-name="P43"><text:span text:style-name="T5">NAV</text:span></text:p>
          </draw:line>
          <draw:line draw:style-name="gr18" draw:text-style-name="P17" draw:layer="Paint" svg:x1="1.493cm" svg:y1="1.935cm" svg:x2="3.093cm" svg:y2="1.935cm">
            <text:p text:style-name="P43"><text:span text:style-name="T5">STROBE</text:span></text:p>
          </draw:line>
          <draw:line draw:style-name="gr18" draw:text-style-name="P17" draw:layer="Paint" svg:x1="3.493cm" svg:y1="1.935cm" svg:x2="5.093cm" svg:y2="1.935cm">
            <text:p text:style-name="P43"><text:span text:style-name="T5">CABIN</text:span></text:p>
          </draw:line>
        </draw:g>
        <draw:g>
          <draw:g>
            <draw:custom-shape draw:style-name="gr27" draw:text-style-name="P13" draw:layer="layout" svg:width="1.4cm" svg:height="1.4cm" svg:x="25.9cm" svg:y="10.5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3" draw:layer="layout" svg:width="1.2cm" svg:height="1.2cm" svg:x="26cm" svg:y="10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5" draw:layer="layout" svg:width="0.6cm" svg:height="0.6cm" svg:x="26.3cm" svg:y="10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4" draw:layer="layout" svg:width="0.5cm" svg:height="0.9cm" svg:x="26.35cm" svg:y="10.5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4" draw:layer="layout" svg:width="0.5cm" svg:height="0.5cm" svg:x="26.35cm" svg:y="10.5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1" draw:text-style-name="P5" draw:layer="layout" svg:width="0.3cm" svg:height="0.3cm" svg:x="26.45cm" svg:y="14.5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27.05cm" svg:y="14.5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26.45cm" svg:y="13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25.85cm" svg:y="14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3" draw:text-style-name="P3" draw:layer="Paint" svg:width="4cm" svg:height="8.6cm" svg:x="24.6cm" svg:y="7.1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490.027493126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7" draw:layer="Paint" svg:width="3.999cm" svg:height="1.2cm" svg:x="24.601cm" svg:y="7.6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draw:layer="Paint" svg:width="4cm" svg:height="1.699cm" svg:x="24.6cm" svg:y="7.119cm">
            <text:p text:style-name="P43"><text:span text:style-name="T7">LANDING</text:span></text:p>
            <text:p text:style-name="P43"><text:span text:style-name="T7">GE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837.176470588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5" draw:layer="Paint" svg:x1="25.8cm" svg:y1="12.717cm" svg:x2="27.4cm" svg:y2="12.717cm">
            <text:p text:style-name="P43"><text:span text:style-name="T8">DOWN</text:span></text:p>
          </draw:line>
          <draw:line draw:style-name="gr18" draw:text-style-name="P25" draw:layer="Paint" svg:x1="25.8cm" svg:y1="9.719cm" svg:x2="27.4cm" svg:y2="9.719cm">
            <text:p text:style-name="P43"><text:span text:style-name="T8">UP</text:span></text:p>
          </draw:line>
        </draw:g>
        <draw:g>
          <draw:g>
            <draw:custom-shape draw:style-name="gr20" draw:text-style-name="P11" draw:layer="layout" svg:width="1.2cm" svg:height="1.2cm" svg:x="-10.1cm" svg:y="6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-9.9cm" svg:y="7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4" draw:text-style-name="P20" draw:layer="Paint" svg:x1="-11.4cm" svg:y1="6.218cm" svg:x2="-5.6cm" svg:y2="6.218cm">
              <text:p text:style-name="P43"><text:span text:style-name="T6">DISPLAY</text:span></text:p>
            </draw:line>
            <draw:line draw:style-name="gr25" draw:text-style-name="P18" draw:layer="Paint" svg:x1="-11.4cm" svg:y1="16.718cm" svg:x2="-5.6cm" svg:y2="16.718cm">
              <text:p/>
            </draw:line>
            <draw:line draw:style-name="gr25" draw:text-style-name="P18" draw:layer="Paint" svg:x1="-11.4cm" svg:y1="6.218cm" svg:x2="-9.9cm" svg:y2="6.218cm">
              <text:p/>
            </draw:line>
            <draw:line draw:style-name="gr25" draw:text-style-name="P18" draw:layer="Paint" svg:x1="-7.1cm" svg:y1="6.218cm" svg:x2="-5.6cm" svg:y2="6.218cm">
              <text:p/>
            </draw:line>
            <draw:line draw:style-name="gr25" draw:text-style-name="P18" draw:layer="Paint" svg:x1="-11.4cm" svg:y1="6.218cm" svg:x2="-11.4cm" svg:y2="6.618cm">
              <text:p/>
            </draw:line>
            <draw:line draw:style-name="gr25" draw:text-style-name="P18" draw:layer="Paint" svg:x1="-5.6cm" svg:y1="6.618cm" svg:x2="-5.6cm" svg:y2="6.218cm">
              <text:p/>
            </draw:line>
            <draw:line draw:style-name="gr25" draw:text-style-name="P18" draw:layer="Paint" svg:x1="-11.4cm" svg:y1="16.718cm" svg:x2="-11.4cm" svg:y2="16.318cm">
              <text:p/>
            </draw:line>
            <draw:line draw:style-name="gr25" draw:text-style-name="P18" draw:layer="Paint" svg:x1="-5.6cm" svg:y1="16.318cm" svg:x2="-5.6cm" svg:y2="16.718cm">
              <text:p/>
            </draw:line>
          </draw:g>
          <draw:line draw:style-name="gr18" draw:text-style-name="P17" draw:layer="Paint" svg:x1="-6.307cm" svg:y1="7.523cm" svg:x2="-5.807cm" svg:y2="7.523cm">
            <text:p text:style-name="P43"><text:span text:style-name="T5">1</text:span></text:p>
          </draw:line>
          <draw:line draw:style-name="gr18" draw:text-style-name="P17" draw:layer="Paint" svg:x1="-11.107cm" svg:y1="9.521cm" svg:x2="-10.607cm" svg:y2="9.521cm">
            <text:p text:style-name="P43"><text:span text:style-name="T5">2</text:span></text:p>
          </draw:line>
          <draw:line draw:style-name="gr18" draw:text-style-name="P17" draw:layer="Paint" svg:x1="-6.307cm" svg:y1="9.523cm" svg:x2="-5.807cm" svg:y2="9.523cm">
            <text:p text:style-name="P43"><text:span text:style-name="T5">3</text:span></text:p>
          </draw:line>
          <draw:line draw:style-name="gr18" draw:text-style-name="P17" draw:layer="Paint" svg:x1="-11.107cm" svg:y1="11.521cm" svg:x2="-10.607cm" svg:y2="11.521cm">
            <text:p text:style-name="P43"><text:span text:style-name="T5">4</text:span></text:p>
          </draw:line>
          <draw:line draw:style-name="gr18" draw:text-style-name="P17" draw:layer="Paint" svg:x1="-6.307cm" svg:y1="11.523cm" svg:x2="-5.807cm" svg:y2="11.523cm">
            <text:p text:style-name="P43"><text:span text:style-name="T5">5</text:span></text:p>
          </draw:line>
          <draw:line draw:style-name="gr18" draw:text-style-name="P17" draw:layer="Paint" svg:x1="-11.107cm" svg:y1="13.521cm" svg:x2="-10.607cm" svg:y2="13.521cm">
            <text:p text:style-name="P43"><text:span text:style-name="T5">6</text:span></text:p>
          </draw:line>
          <draw:line draw:style-name="gr18" draw:text-style-name="P17" draw:layer="Paint" svg:x1="-6.307cm" svg:y1="13.523cm" svg:x2="-5.807cm" svg:y2="13.523cm">
            <text:p text:style-name="P43"><text:span text:style-name="T5">7</text:span></text:p>
          </draw:line>
          <draw:line draw:style-name="gr18" draw:text-style-name="P17" draw:layer="Paint" svg:x1="-11.107cm" svg:y1="15.521cm" svg:x2="-10.607cm" svg:y2="15.521cm">
            <text:p text:style-name="P43"><text:span text:style-name="T5">8</text:span></text:p>
          </draw:line>
          <draw:line draw:style-name="gr18" draw:text-style-name="P17" draw:layer="Paint" svg:x1="-6.307cm" svg:y1="15.523cm" svg:x2="-5.807cm" svg:y2="15.523cm">
            <text:p text:style-name="P43"><text:span text:style-name="T5">9</text:span></text:p>
          </draw:line>
          <draw:polyline draw:style-name="gr36" draw:text-style-name="P18" draw:layer="Paint" svg:width="0.599cm" svg:height="0.399cm" draw:transform="rotate (1.5707963267949) translate (-11.1cm 7.791cm)" svg:viewBox="0 0 600 400" draw:points="0,200 600,200 600,0 300,200 600,400 600,200">
            <text:p/>
          </draw:polyline>
          <draw:g>
            <draw:custom-shape draw:style-name="gr20" draw:text-style-name="P11" draw:layer="layout" svg:width="1.2cm" svg:height="1.2cm" svg:x="-8.1cm" svg:y="6.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-7.9cm" svg:y="7.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21" draw:layer="layout" svg:width="0.9cm" svg:height="0.9cm" svg:x="-7.95cm" svg:y="7.0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-8.1cm" svg:y="6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-7.9cm" svg:y="7.1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-8.1cm" svg:y="8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-7.9cm" svg:y="9.1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-8.1cm" svg:y="10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-7.9cm" svg:y="11.1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-8.1cm" svg:y="12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-7.9cm" svg:y="13.1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-8.1cm" svg:y="1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-7.9cm" svg:y="15.1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-10.1cm" svg:y="8.9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-9.9cm" svg:y="9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-10.1cm" svg:y="10.9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-9.9cm" svg:y="11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-10.1cm" svg:y="12.9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-9.9cm" svg:y="13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1" draw:layer="layout" svg:width="1.2cm" svg:height="1.2cm" svg:x="-10.1cm" svg:y="14.9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6" draw:layer="layout" svg:width="0.8cm" svg:height="0.8cm" svg:x="-9.9cm" svg:y="15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line draw:style-name="gr56" draw:text-style-name="P18" draw:layer="Paint" svg:x1="0.6cm" svg:y1="10.191cm" svg:x2="2.9cm" svg:y2="8.991cm">
              <text:p/>
            </draw:line>
            <draw:line draw:style-name="gr56" draw:text-style-name="P18" draw:layer="Paint" svg:x1="0.4cm" svg:y1="9.891cm" svg:x2="2.9cm" svg:y2="8.091cm">
              <text:p/>
            </draw:line>
            <draw:line draw:style-name="gr56" draw:text-style-name="P18" draw:layer="Paint" svg:x1="0.4cm" svg:y1="12.891cm" svg:x2="2.9cm" svg:y2="14.691cm">
              <text:p/>
            </draw:line>
            <draw:line draw:style-name="gr56" draw:text-style-name="P18" draw:layer="Paint" svg:x1="0.6cm" svg:y1="12.591cm" svg:x2="2.9cm" svg:y2="13.791cm">
              <text:p/>
            </draw:line>
            <draw:line draw:style-name="gr56" draw:text-style-name="P18" draw:layer="Paint" svg:x1="0.8cm" svg:y1="12.191cm" svg:x2="2.9cm" svg:y2="12.791cm">
              <text:p/>
            </draw:line>
            <draw:line draw:style-name="gr56" draw:text-style-name="P18" draw:layer="Paint" svg:x1="0.9cm" svg:y1="11.691cm" svg:x2="2.9cm" svg:y2="11.891cm">
              <text:p/>
            </draw:line>
            <draw:line draw:style-name="gr56" draw:text-style-name="P18" draw:layer="Paint" svg:x1="0.9cm" svg:y1="11.091cm" svg:x2="2.9cm" svg:y2="10.891cm">
              <text:p/>
            </draw:line>
            <draw:line draw:style-name="gr56" draw:text-style-name="P18" draw:layer="Paint" svg:x1="0.8cm" svg:y1="10.591cm" svg:x2="2.9cm" svg:y2="9.991cm">
              <text:p/>
            </draw:line>
          </draw:g>
          <draw:g>
            <draw:g>
              <draw:custom-shape draw:style-name="gr38" draw:text-style-name="P14" draw:layer="layout" svg:width="4.8cm" svg:height="4.8cm" svg:x="-4cm" svg:y="8.9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9" draw:text-style-name="P13" draw:layer="layout" svg:width="4.6cm" svg:height="4.6cm" svg:x="-3.9cm" svg:y="9.0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0" draw:text-style-name="P11" draw:layer="layout" svg:width="1.2cm" svg:height="1.2cm" svg:x="-0.4cm" svg:y="7.3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5" draw:layer="layout" svg:width="0.8cm" svg:height="0.8cm" svg:x="-0.2cm" svg:y="7.5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0" draw:text-style-name="P11" draw:layer="layout" svg:width="1.2cm" svg:height="1.2cm" svg:x="1.1cm" svg:y="8.6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5" draw:layer="layout" svg:width="0.8cm" svg:height="0.8cm" svg:x="1.3cm" svg:y="8.8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2" draw:text-style-name="P19" draw:layer="layout" svg:width="0.3cm" svg:height="0.3cm" svg:x="3.101cm" svg:y="7.7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3.102cm" svg:y="8.7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3.102cm" svg:y="9.7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3.102cm" svg:y="10.7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3.102cm" svg:y="11.7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3.103cm" svg:y="12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3.103cm" svg:y="13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3cm" svg:height="0.3cm" svg:x="3.103cm" svg:y="14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28" draw:layer="Paint" svg:x1="3.8cm" svg:y1="7.891cm" svg:x2="8.1cm" svg:y2="7.891cm">
            <text:p text:style-name="P48"><text:span text:style-name="T5">ELEVATOR TRIM</text:span></text:p>
          </draw:line>
          <draw:line draw:style-name="gr18" draw:text-style-name="P28" draw:layer="Paint" svg:x1="3.8cm" svg:y1="8.893cm" svg:x2="8.1cm" svg:y2="8.893cm">
            <text:p text:style-name="P48"><text:span text:style-name="T5">AILERON TRIM</text:span></text:p>
          </draw:line>
          <draw:line draw:style-name="gr18" draw:text-style-name="P28" draw:layer="Paint" svg:x1="3.8cm" svg:y1="9.893cm" svg:x2="8.1cm" svg:y2="9.893cm">
            <text:p text:style-name="P48"><text:span text:style-name="T5">RUDDER TRIM</text:span></text:p>
          </draw:line>
          <draw:line draw:style-name="gr18" draw:text-style-name="P28" draw:layer="Paint" svg:x1="3.8cm" svg:y1="10.893cm" svg:x2="8.1cm" svg:y2="10.893cm">
            <text:p text:style-name="P48"><text:span text:style-name="T5">AP SPEED</text:span></text:p>
          </draw:line>
          <draw:line draw:style-name="gr18" draw:text-style-name="P28" draw:layer="Paint" svg:x1="3.8cm" svg:y1="11.893cm" svg:x2="8.1cm" svg:y2="11.893cm">
            <text:p text:style-name="P48"><text:span text:style-name="T5">AP HEADING</text:span></text:p>
          </draw:line>
          <draw:line draw:style-name="gr18" draw:text-style-name="P28" draw:layer="Paint" svg:x1="3.8cm" svg:y1="12.895cm" svg:x2="8.1cm" svg:y2="12.895cm">
            <text:p text:style-name="P48"><text:span text:style-name="T5">AP ALTITUDE</text:span></text:p>
          </draw:line>
          <draw:line draw:style-name="gr18" draw:text-style-name="P28" draw:layer="Paint" svg:x1="3.8cm" svg:y1="13.895cm" svg:x2="8.1cm" svg:y2="13.895cm">
            <text:p text:style-name="P48"><text:span text:style-name="T5">AP V. SPEED</text:span></text:p>
          </draw:line>
          <draw:line draw:style-name="gr18" draw:text-style-name="P28" draw:layer="Paint" svg:x1="3.8cm" svg:y1="14.895cm" svg:x2="8.1cm" svg:y2="14.895cm">
            <text:p text:style-name="P48"><text:span text:style-name="T5">E</text:span></text:p>
          </draw:line>
        </draw:g>
        <draw:g>
          <draw:line draw:style-name="gr24" draw:text-style-name="P20" draw:layer="Paint" svg:x1="14.5cm" svg:y1="7.093cm" svg:x2="18.6cm" svg:y2="7.093cm">
            <text:p text:style-name="P43"><text:span text:style-name="T6">SPOILERS</text:span></text:p>
          </draw:line>
          <draw:line draw:style-name="gr25" draw:text-style-name="P18" draw:layer="Paint" svg:x1="14.3cm" svg:y1="7.091cm" svg:x2="14.9cm" svg:y2="7.093cm">
            <text:p/>
          </draw:line>
          <draw:line draw:style-name="gr25" draw:text-style-name="P18" draw:layer="Paint" svg:x1="18.2cm" svg:y1="7.091cm" svg:x2="18.8cm" svg:y2="7.093cm">
            <text:p/>
          </draw:line>
          <draw:line draw:style-name="gr25" draw:text-style-name="P18" draw:layer="Paint" svg:x1="14.3cm" svg:y1="7.091cm" svg:x2="14.3cm" svg:y2="15.991cm">
            <text:p/>
          </draw:line>
          <draw:line draw:style-name="gr25" draw:text-style-name="P18" draw:layer="Paint" svg:x1="18.8cm" svg:y1="7.091cm" svg:x2="18.8cm" svg:y2="15.991cm">
            <text:p/>
          </draw:line>
          <draw:g>
            <draw:g>
              <draw:custom-shape draw:style-name="gr40" draw:text-style-name="P29" draw:layer="layout" svg:width="0.2cm" svg:height="6.3cm" svg:x="16.9cm" svg:y="8.3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14" draw:layer="layout" svg:width="1.6cm" svg:height="0.7cm" svg:x="16.2cm" svg:y="8.8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2" draw:text-style-name="P4" draw:layer="layout" svg:width="0.8cm" svg:height="0.1cm" svg:x="17cm" svg:y="9.1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18" draw:text-style-name="P25" draw:layer="Paint" svg:x1="14.702cm" svg:y1="14.577cm" svg:x2="15.902cm" svg:y2="14.577cm">
              <text:p text:style-name="P43"><text:span text:style-name="T8">MAX</text:span></text:p>
            </draw:line>
            <draw:line draw:style-name="gr37" draw:text-style-name="P18" draw:layer="Paint" svg:x1="16.1cm" svg:y1="14.545cm" svg:x2="17.9cm" svg:y2="14.545cm">
              <text:p/>
            </draw:line>
            <draw:line draw:style-name="gr37" draw:text-style-name="P18" draw:layer="Paint" svg:x1="16.1cm" svg:y1="11.541cm" svg:x2="17.9cm" svg:y2="11.541cm">
              <text:p/>
            </draw:line>
            <draw:line draw:style-name="gr37" draw:text-style-name="P18" draw:layer="Paint" svg:x1="16.1cm" svg:y1="8.537cm" svg:x2="17.9cm" svg:y2="8.537cm">
              <text:p/>
            </draw:line>
            <draw:line draw:style-name="gr18" draw:text-style-name="P25" draw:layer="Paint" svg:x1="14.702cm" svg:y1="11.577cm" svg:x2="15.902cm" svg:y2="11.577cm">
              <text:p text:style-name="P43"><text:span text:style-name="T8">1/2</text:span></text:p>
            </draw:line>
            <draw:line draw:style-name="gr18" draw:text-style-name="P25" draw:layer="Paint" svg:x1="14.702cm" svg:y1="8.573cm" svg:x2="15.902cm" svg:y2="8.573cm">
              <text:p text:style-name="P43"><text:span text:style-name="T8">0</text:span></text:p>
            </draw:line>
          </draw:g>
          <draw:line draw:style-name="gr25" draw:text-style-name="P18" draw:layer="Paint" svg:x1="14.3cm" svg:y1="15.991cm" svg:x2="18.8cm" svg:y2="15.993cm">
            <text:p/>
          </draw:line>
        </draw:g>
        <draw:g>
          <draw:g>
            <draw:g>
              <draw:custom-shape draw:style-name="gr40" draw:text-style-name="P29" draw:layer="layout" svg:width="0.2cm" svg:height="6.3cm" svg:x="12.1cm" svg:y="8.3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14" draw:layer="layout" svg:width="1.6cm" svg:height="0.7cm" svg:x="11.4cm" svg:y="8.8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2" draw:text-style-name="P4" draw:layer="layout" svg:width="0.8cm" svg:height="0.1cm" svg:x="12.2cm" svg:y="9.1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43" draw:text-style-name="P30" draw:layer="layout" svg:width="0.3cm" svg:height="0.3cm" svg:x="10.2cm" svg:y="8.4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10.7cm" svg:y="9.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10.7cm" svg:y="9.7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10.2cm" svg:y="14.4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10.2cm" svg:y="10.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10.2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10.7cm" svg:y="11.0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10.7cm" svg:y="11.7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10.7cm" svg:y="1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0" draw:layer="layout" svg:width="0.3cm" svg:height="0.3cm" svg:x="10.7cm" svg:y="13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18" draw:layer="Paint" svg:x1="10.3cm" svg:y1="9.236cm" svg:x2="10.6cm" svg:y2="9.236cm">
              <text:p/>
            </draw:line>
            <draw:line draw:style-name="gr57" draw:text-style-name="P18" draw:layer="Paint" svg:x1="10.3cm" svg:y1="9.895cm" svg:x2="10.6cm" svg:y2="9.895cm">
              <text:p/>
            </draw:line>
            <draw:line draw:style-name="gr57" draw:text-style-name="P18" draw:layer="Paint" svg:x1="10.3cm" svg:y1="11.233cm" svg:x2="10.6cm" svg:y2="11.233cm">
              <text:p/>
            </draw:line>
            <draw:line draw:style-name="gr57" draw:text-style-name="P18" draw:layer="Paint" svg:x1="10.3cm" svg:y1="11.892cm" svg:x2="10.6cm" svg:y2="11.892cm">
              <text:p/>
            </draw:line>
            <draw:line draw:style-name="gr57" draw:text-style-name="P18" draw:layer="Paint" svg:x1="10.3cm" svg:y1="13.247cm" svg:x2="10.6cm" svg:y2="13.247cm">
              <text:p/>
            </draw:line>
            <draw:line draw:style-name="gr57" draw:text-style-name="P18" draw:layer="Paint" svg:x1="10.3cm" svg:y1="13.906cm" svg:x2="10.6cm" svg:y2="13.906cm">
              <text:p/>
            </draw:line>
            <draw:line draw:style-name="gr37" draw:text-style-name="P18" draw:layer="Paint" svg:x1="10.6cm" svg:y1="8.564cm" svg:x2="11.6cm" svg:y2="8.564cm">
              <text:p/>
            </draw:line>
            <draw:line draw:style-name="gr37" draw:text-style-name="P18" draw:layer="Paint" svg:x1="10.6cm" svg:y1="10.564cm" svg:x2="11.6cm" svg:y2="10.564cm">
              <text:p/>
            </draw:line>
            <draw:line draw:style-name="gr37" draw:text-style-name="P18" draw:layer="Paint" svg:x1="10.6cm" svg:y1="12.578cm" svg:x2="11.6cm" svg:y2="12.578cm">
              <text:p/>
            </draw:line>
            <draw:line draw:style-name="gr37" draw:text-style-name="P18" draw:layer="Paint" svg:x1="10.6cm" svg:y1="14.572cm" svg:x2="11.6cm" svg:y2="14.572cm">
              <text:p/>
            </draw:line>
            <draw:line draw:style-name="gr37" draw:text-style-name="P18" draw:layer="Paint" svg:x1="12.8cm" svg:y1="8.564cm" svg:x2="13.3cm" svg:y2="8.564cm">
              <text:p/>
            </draw:line>
            <draw:line draw:style-name="gr37" draw:text-style-name="P18" draw:layer="Paint" svg:x1="12.8cm" svg:y1="10.564cm" svg:x2="13.3cm" svg:y2="10.564cm">
              <text:p/>
            </draw:line>
            <draw:line draw:style-name="gr37" draw:text-style-name="P18" draw:layer="Paint" svg:x1="12.8cm" svg:y1="12.578cm" svg:x2="13.3cm" svg:y2="12.578cm">
              <text:p/>
            </draw:line>
            <draw:line draw:style-name="gr37" draw:text-style-name="P18" draw:layer="Paint" svg:x1="12.8cm" svg:y1="14.572cm" svg:x2="13.3cm" svg:y2="14.572cm">
              <text:p/>
            </draw:line>
          </draw:g>
          <draw:line draw:style-name="gr24" draw:text-style-name="P20" draw:layer="Paint" svg:x1="9.6cm" svg:y1="7.091cm" svg:x2="13.9cm" svg:y2="7.091cm">
            <text:p text:style-name="P43"><text:span text:style-name="T6">FLAPS</text:span></text:p>
          </draw:line>
          <draw:line draw:style-name="gr25" draw:text-style-name="P18" draw:layer="Paint" svg:x1="9.6cm" svg:y1="7.091cm" svg:x2="10.6cm" svg:y2="7.091cm">
            <text:p/>
          </draw:line>
          <draw:line draw:style-name="gr25" draw:text-style-name="P18" draw:layer="Paint" svg:x1="12.9cm" svg:y1="7.091cm" svg:x2="13.9cm" svg:y2="7.091cm">
            <text:p/>
          </draw:line>
          <draw:line draw:style-name="gr25" draw:text-style-name="P18" draw:layer="Paint" svg:x1="9.6cm" svg:y1="7.091cm" svg:x2="9.6cm" svg:y2="15.991cm">
            <text:p/>
          </draw:line>
          <draw:line draw:style-name="gr25" draw:text-style-name="P18" draw:layer="Paint" svg:x1="9.6cm" svg:y1="15.991cm" svg:x2="13.9cm" svg:y2="15.993cm">
            <text:p/>
          </draw:line>
          <draw:line draw:style-name="gr25" draw:text-style-name="P18" draw:layer="Paint" svg:x1="13.9cm" svg:y1="7.091cm" svg:x2="13.9cm" svg:y2="15.991cm">
            <text:p/>
          </draw:line>
        </draw:g>
        <draw:g>
          <draw:g>
            <draw:custom-shape draw:style-name="gr14" draw:text-style-name="P13" draw:layer="layout" svg:width="1.2cm" svg:height="1.2cm" svg:x="21.1cm" svg:y="11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6cm" svg:height="0.6cm" svg:x="21.4cm" svg:y="12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5" draw:layer="layout" svg:width="0.3cm" svg:height="0.61cm" svg:x="21.55cm" svg:y="12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0.3cm" svg:height="0.3cm" svg:x="21.55cm" svg:y="12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17" draw:layer="Paint" svg:x1="20.9cm" svg:y1="11.317cm" svg:x2="22.5cm" svg:y2="11.317cm">
            <text:p text:style-name="P43"><text:span text:style-name="T5">G</text:span></text:p>
          </draw:line>
          <draw:line draw:style-name="gr18" draw:text-style-name="P17" draw:layer="Paint" svg:x1="20.9cm" svg:y1="7.619cm" svg:x2="22.5cm" svg:y2="7.619cm">
            <text:p text:style-name="P43"><text:span text:style-name="T5">F</text:span></text:p>
          </draw:line>
          <draw:line draw:style-name="gr18" draw:text-style-name="P31" draw:layer="Paint" svg:x1="19.9cm" svg:y1="13.251cm" svg:x2="19.9cm" svg:y2="7.251cm">
            <text:p text:style-name="P43"><text:span text:style-name="T9">CUSTOM</text:span></text:p>
          </draw:line>
          <draw:line draw:style-name="gr56" draw:text-style-name="P32" draw:layer="Paint" svg:x1="19.9cm" svg:y1="11.743cm" svg:x2="19.9cm" svg:y2="13.393cm">
            <text:p/>
          </draw:line>
          <draw:line draw:style-name="gr56" draw:text-style-name="P32" draw:layer="Paint" svg:x1="19.9cm" svg:y1="7.091cm" svg:x2="19.9cm" svg:y2="8.741cm">
            <text:p/>
          </draw:line>
          <draw:line draw:style-name="gr56" draw:text-style-name="P32" draw:layer="Paint" svg:x1="20.3cm" svg:y1="13.391cm" svg:x2="19.9cm" svg:y2="13.391cm">
            <text:p/>
          </draw:line>
          <draw:line draw:style-name="gr56" draw:text-style-name="P32" draw:layer="Paint" svg:x1="19.9cm" svg:y1="7.091cm" svg:x2="20.3cm" svg:y2="7.091cm">
            <text:p/>
          </draw:line>
          <draw:line draw:style-name="gr56" draw:text-style-name="P32" draw:layer="Paint" svg:x1="23.5cm" svg:y1="7.091cm" svg:x2="23.5cm" svg:y2="13.391cm">
            <text:p/>
          </draw:line>
          <draw:line draw:style-name="gr56" draw:text-style-name="P32" draw:layer="Paint" svg:x1="23.5cm" svg:y1="13.391cm" svg:x2="23.1cm" svg:y2="13.391cm">
            <text:p/>
          </draw:line>
          <draw:line draw:style-name="gr56" draw:text-style-name="P32" draw:layer="Paint" svg:x1="23.1cm" svg:y1="7.091cm" svg:x2="23.5cm" svg:y2="7.091cm">
            <text:p/>
          </draw:line>
          <draw:g>
            <draw:custom-shape draw:style-name="gr44" draw:text-style-name="P33" draw:layer="layout" svg:width="2.3cm" svg:height="2.3cm" svg:x="20.55cm" svg:y="8.2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34" draw:layer="layout" svg:width="1.5cm" svg:height="1.5cm" svg:x="20.95cm" svg:y="8.651cm">
              <text:p/>
    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  <draw:custom-shape draw:style-name="gr46" draw:text-style-name="P35" draw:layer="layout" svg:width="1.4cm" svg:height="1.4cm" svg:x="21cm" svg:y="8.7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36" draw:layer="layout" svg:width="1.1cm" svg:height="1.1cm" svg:x="21.15cm" svg:y="8.8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37" draw:layer="layout" svg:x1="20.8cm" svg:y1="10.101cm" svg:x2="21.1cm" svg:y2="9.901cm">
              <text:p/>
            </draw:line>
          </draw:g>
        </draw:g>
      </draw:page>
      <draw:page draw:name="page5" draw:style-name="dp2" draw:master-page-name="Default">
        <draw:g>
          <draw:custom-shape draw:style-name="gr1" draw:text-style-name="P51" draw:layer="layout" svg:width="3.4cm" svg:height="1.8cm" svg:x="5.7cm" svg:y="1.818cm">
            <text:p text:style-name="P41"><text:span text:style-name="T1">Setting</text:span></text:p>
            <text:p text:style-name="P41"><text:span text:style-name="T2">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9" draw:text-style-name="P3" draw:layer="Paint" svg:width="4cm" svg:height="2.373cm" svg:x="5.4cm" svg:y="1.518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1422.130299896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60" draw:text-style-name="P4" draw:layer="layout" svg:width="1.9cm" svg:height="1.9cm" svg:x="38.45cm" svg:y="2.66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5" draw:layer="layout" svg:width="1.5cm" svg:height="1.5cm" svg:x="38.65cm" svg:y="2.86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2" draw:text-style-name="P6" draw:layer="Paint" svg:width="3.2cm" svg:height="4cm" svg:x="37.8cm" svg:y="1.018cm">
              <text:p/>
              <draw:enhanced-geometry svg:viewBox="0 0 21600 21600" draw:mirror-horizontal="true" draw:mirror-vertical="false" draw:path-stretchpoint-x="10800" draw:path-stretchpoint-y="10800" draw:text-areas="?f3 ?f4 ?f5 ?f6" draw:type="round-rectangle" draw:modifiers="1875.913776944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3" draw:text-style-name="P7" draw:layer="Paint" svg:width="3.2cm" svg:height="0.719cm" svg:x="37.8cm" svg:y="1.531cm">
              <text:p/>
              <draw:enhanced-geometry svg:viewBox="0 0 21600 21600" draw:mirror-horizontal="tru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4" draw:text-style-name="P9" draw:layer="Paint" svg:width="3.2cm" svg:height="1.231cm" svg:x="37.8cm" svg:y="1.018cm">
              <text:p text:style-name="P43"><text:span text:style-name="T3">PAUSE</text:span></text:p>
              <draw:enhanced-geometry svg:viewBox="0 0 21600 21600" draw:mirror-horizontal="true" draw:mirror-vertical="false" draw:path-stretchpoint-x="10800" draw:path-stretchpoint-y="10800" draw:text-areas="?f3 ?f4 ?f5 ?f6" draw:type="round-rectangle" draw:modifiers="5305.5786844296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8" draw:text-style-name="P4" draw:layer="layout" svg:width="0.7cm" svg:height="2.4cm" svg:x="2.2cm" svg:y="2.51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" draw:text-style-name="P10" draw:layer="layout" svg:width="0.7cm" svg:height="1.2cm" svg:x="2.2cm" svg:y="2.51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1" draw:layer="layout" svg:width="0.1cm" svg:height="0.1cm" svg:x="2.5cm" svg:y="2.7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3" draw:layer="Paint" svg:width="3.1cm" svg:height="4.8cm" svg:x="1cm" svg:y="0.718cm">
              <text:p/>
              <draw:enhanced-geometry svg:viewBox="0 0 21600 21600" draw:mirror-horizontal="true" draw:mirror-vertical="false" draw:path-stretchpoint-x="10800" draw:path-stretchpoint-y="10800" draw:text-areas="?f3 ?f4 ?f5 ?f6" draw:type="round-rectangle" draw:modifiers="1971.23508545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7" draw:layer="Paint" svg:width="3.1cm" svg:height="0.602cm" svg:x="0.999cm" svg:y="1.318cm">
              <text:p/>
              <draw:enhanced-geometry svg:viewBox="0 0 21600 21600" draw:mirror-horizontal="tru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7" draw:text-style-name="P12" draw:layer="Paint" svg:width="3.1cm" svg:height="1.2cm" svg:x="0.999cm" svg:y="0.719cm">
              <text:p text:style-name="P43"><text:span text:style-name="T4">MASTER</text:span></text:p>
              <draw:enhanced-geometry svg:viewBox="0 0 21600 21600" draw:mirror-horizontal="true" draw:mirror-vertical="false" draw:path-stretchpoint-x="10800" draw:path-stretchpoint-y="10800" draw:text-areas="?f3 ?f4 ?f5 ?f6" draw:type="round-rectangle" draw:modifiers="5323.563696919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68" draw:text-style-name="P13" draw:layer="layout" svg:width="1.2cm" svg:height="1.2cm" svg:x="7.3cm" svg:y="15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7.6cm" svg:y="15.5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7.75cm" svg:y="15.3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7.75cm" svg:y="15.3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17" draw:layer="Paint" svg:x1="8.7cm" svg:y1="14.418cm" svg:x2="7.1cm" svg:y2="14.418cm">
            <text:p text:style-name="P43"><text:span text:style-name="T5">PARKING</text:span></text:p>
            <text:p text:style-name="P43"><text:span text:style-name="T5">BRAKE</text:span></text:p>
          </draw:line>
        </draw:g>
        <draw:g>
          <draw:line draw:style-name="gr37" draw:text-style-name="P18" draw:layer="Paint" svg:x1="21.3cm" svg:y1="2.518cm" svg:x2="21.3cm" svg:y2="3.018cm">
            <text:p/>
          </draw:line>
          <draw:g>
            <draw:custom-shape draw:style-name="gr72" draw:text-style-name="P11" draw:layer="layout" svg:width="1.2cm" svg:height="1.2cm" svg:x="20.7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20.9cm" svg:y="3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4" draw:text-style-name="P19" draw:layer="layout" svg:width="0.3cm" svg:height="0.3cm" svg:x="21.15cm" svg:y="2.36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8" draw:layer="Paint" svg:x1="18.3cm" svg:y1="2.518cm" svg:x2="18.3cm" svg:y2="3.018cm">
            <text:p/>
          </draw:line>
          <draw:custom-shape draw:style-name="gr74" draw:text-style-name="P19" draw:layer="layout" svg:width="0.3cm" svg:height="0.3cm" svg:x="18.15cm" svg:y="2.36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5" draw:text-style-name="P18" draw:layer="Paint" svg:x1="22.8cm" svg:y1="5.018cm" svg:x2="10.8cm" svg:y2="5.018cm">
              <text:p/>
            </draw:line>
            <draw:line draw:style-name="gr24" draw:text-style-name="P20" draw:layer="Paint" svg:x1="22.8cm" svg:y1="1.02cm" svg:x2="10.8cm" svg:y2="1.02cm">
              <text:p text:style-name="P43"><text:span text:style-name="T6">CUSTOM</text:span></text:p>
            </draw:line>
            <draw:line draw:style-name="gr25" draw:text-style-name="P18" draw:layer="Paint" svg:x1="22.8cm" svg:y1="1.018cm" svg:x2="18.3cm" svg:y2="1.018cm">
              <text:p/>
            </draw:line>
            <draw:line draw:style-name="gr25" draw:text-style-name="P18" draw:layer="Paint" svg:x1="22.8cm" svg:y1="1.02cm" svg:x2="22.8cm" svg:y2="1.02cm">
              <text:p/>
            </draw:line>
            <draw:line draw:style-name="gr25" draw:text-style-name="P18" draw:layer="Paint" svg:x1="15.3cm" svg:y1="1.018cm" svg:x2="10.8cm" svg:y2="1.018cm">
              <text:p/>
            </draw:line>
            <draw:line draw:style-name="gr25" draw:text-style-name="P18" draw:layer="Paint" svg:x1="22.8cm" svg:y1="1.018cm" svg:x2="22.8cm" svg:y2="1.418cm">
              <text:p/>
            </draw:line>
            <draw:line draw:style-name="gr25" draw:text-style-name="P18" draw:layer="Paint" svg:x1="10.8cm" svg:y1="1.418cm" svg:x2="10.8cm" svg:y2="1.018cm">
              <text:p/>
            </draw:line>
            <draw:line draw:style-name="gr25" draw:text-style-name="P18" draw:layer="Paint" svg:x1="22.8cm" svg:y1="5.018cm" svg:x2="22.8cm" svg:y2="4.618cm">
              <text:p/>
            </draw:line>
            <draw:line draw:style-name="gr25" draw:text-style-name="P18" draw:layer="Paint" svg:x1="10.8cm" svg:y1="4.618cm" svg:x2="10.8cm" svg:y2="5.018cm">
              <text:p/>
            </draw:line>
          </draw:g>
          <draw:line draw:style-name="gr18" draw:text-style-name="P17" draw:layer="Paint" svg:x1="22.107cm" svg:y1="1.919cm" svg:x2="20.507cm" svg:y2="1.919cm">
            <text:p text:style-name="P43"><text:span text:style-name="T5">A</text:span></text:p>
          </draw:line>
          <draw:line draw:style-name="gr18" draw:text-style-name="P17" draw:layer="Paint" svg:x1="16.107cm" svg:y1="1.921cm" svg:x2="14.507cm" svg:y2="1.921cm">
            <text:p text:style-name="P43"><text:span text:style-name="T5">C</text:span></text:p>
          </draw:line>
          <draw:line draw:style-name="gr18" draw:text-style-name="P17" draw:layer="Paint" svg:x1="19.107cm" svg:y1="1.921cm" svg:x2="17.507cm" svg:y2="1.921cm">
            <text:p text:style-name="P43"><text:span text:style-name="T5">B</text:span></text:p>
          </draw:line>
          <draw:line draw:style-name="gr18" draw:text-style-name="P17" draw:layer="Paint" svg:x1="13.107cm" svg:y1="1.921cm" svg:x2="11.507cm" svg:y2="1.921cm">
            <text:p text:style-name="P43"><text:span text:style-name="T5">D</text:span></text:p>
          </draw:line>
          <draw:g>
            <draw:custom-shape draw:style-name="gr72" draw:text-style-name="P11" draw:layer="layout" svg:width="1.2cm" svg:height="1.2cm" svg:x="17.698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17.898cm" svg:y="3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14.698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14.898cm" svg:y="3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5" draw:text-style-name="P21" draw:layer="layout" svg:width="0.9cm" svg:height="0.9cm" svg:x="14.848cm" svg:y="3.07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14.697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14.897cm" svg:y="3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11.697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11.897cm" svg:y="3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0.699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20.899cm" svg:y="3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68" draw:text-style-name="P13" draw:layer="layout" svg:width="1.2cm" svg:height="1.2cm" svg:x="34.7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35cm" svg:y="3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35.1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35.1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32.7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33cm" svg:y="3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33.1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33.1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30.7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31cm" svg:y="3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31.1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31.1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28.7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29cm" svg:y="3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29.1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29.1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26.7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27cm" svg:y="3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27.1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27.1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24.7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25cm" svg:y="3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25.1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25.1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5" draw:text-style-name="P18" draw:layer="Paint" svg:x1="36.8cm" svg:y1="5.018cm" svg:x2="23.8cm" svg:y2="5.018cm">
              <text:p/>
            </draw:line>
            <draw:line draw:style-name="gr24" draw:text-style-name="P20" draw:layer="Paint" svg:x1="36.8cm" svg:y1="1.018cm" svg:x2="23.8cm" svg:y2="1.018cm">
              <text:p text:style-name="P43"><text:span text:style-name="T6">LIGHTS</text:span></text:p>
            </draw:line>
            <draw:line draw:style-name="gr25" draw:text-style-name="P18" draw:layer="Paint" svg:x1="36.8cm" svg:y1="1.018cm" svg:x2="31.6cm" svg:y2="1.018cm">
              <text:p/>
            </draw:line>
            <draw:line draw:style-name="gr25" draw:text-style-name="P18" draw:layer="Paint" svg:x1="36.8cm" svg:y1="1.018cm" svg:x2="36.8cm" svg:y2="1.018cm">
              <text:p/>
            </draw:line>
            <draw:line draw:style-name="gr25" draw:text-style-name="P18" draw:layer="Paint" svg:x1="29cm" svg:y1="1.018cm" svg:x2="23.8cm" svg:y2="1.018cm">
              <text:p/>
            </draw:line>
            <draw:line draw:style-name="gr25" draw:text-style-name="P18" draw:layer="Paint" svg:x1="36.8cm" svg:y1="1.018cm" svg:x2="36.8cm" svg:y2="1.418cm">
              <text:p/>
            </draw:line>
            <draw:line draw:style-name="gr25" draw:text-style-name="P18" draw:layer="Paint" svg:x1="23.8cm" svg:y1="1.418cm" svg:x2="23.8cm" svg:y2="1.018cm">
              <text:p/>
            </draw:line>
            <draw:line draw:style-name="gr25" draw:text-style-name="P18" draw:layer="Paint" svg:x1="36.8cm" svg:y1="5.018cm" svg:x2="36.8cm" svg:y2="4.618cm">
              <text:p/>
            </draw:line>
            <draw:line draw:style-name="gr25" draw:text-style-name="P18" draw:layer="Paint" svg:x1="23.8cm" svg:y1="4.618cm" svg:x2="23.8cm" svg:y2="5.018cm">
              <text:p/>
            </draw:line>
          </draw:g>
          <draw:line draw:style-name="gr18" draw:text-style-name="P17" draw:layer="Paint" svg:x1="36.107cm" svg:y1="1.921cm" svg:x2="34.507cm" svg:y2="1.921cm">
            <text:p text:style-name="P43"><text:span text:style-name="T5">BCN</text:span></text:p>
          </draw:line>
          <draw:line draw:style-name="gr18" draw:text-style-name="P17" draw:layer="Paint" svg:x1="34.107cm" svg:y1="1.935cm" svg:x2="32.507cm" svg:y2="1.935cm">
            <text:p text:style-name="P43"><text:span text:style-name="T5">LAND</text:span></text:p>
          </draw:line>
          <draw:line draw:style-name="gr18" draw:text-style-name="P17" draw:layer="Paint" svg:x1="32.107cm" svg:y1="1.935cm" svg:x2="30.507cm" svg:y2="1.935cm">
            <text:p text:style-name="P43"><text:span text:style-name="T5">TAXI</text:span></text:p>
          </draw:line>
          <draw:line draw:style-name="gr18" draw:text-style-name="P17" draw:layer="Paint" svg:x1="30.107cm" svg:y1="1.935cm" svg:x2="28.507cm" svg:y2="1.935cm">
            <text:p text:style-name="P43"><text:span text:style-name="T5">NAV</text:span></text:p>
          </draw:line>
          <draw:line draw:style-name="gr18" draw:text-style-name="P17" draw:layer="Paint" svg:x1="28.107cm" svg:y1="1.935cm" svg:x2="26.507cm" svg:y2="1.935cm">
            <text:p text:style-name="P43"><text:span text:style-name="T5">STROBE</text:span></text:p>
          </draw:line>
          <draw:line draw:style-name="gr18" draw:text-style-name="P17" draw:layer="Paint" svg:x1="26.107cm" svg:y1="1.935cm" svg:x2="24.507cm" svg:y2="1.935cm">
            <text:p text:style-name="P43"><text:span text:style-name="T5">CABIN</text:span></text:p>
          </draw:line>
        </draw:g>
        <draw:g>
          <draw:g>
            <draw:custom-shape draw:style-name="gr76" draw:text-style-name="P13" draw:layer="layout" svg:width="1.4cm" svg:height="1.4cm" svg:x="2.3cm" svg:y="10.5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8" draw:text-style-name="P13" draw:layer="layout" svg:width="1.2cm" svg:height="1.2cm" svg:x="2.4cm" svg:y="10.6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7" draw:text-style-name="P15" draw:layer="layout" svg:width="0.6cm" svg:height="0.6cm" svg:x="2.7cm" svg:y="10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8" draw:text-style-name="P14" draw:layer="layout" svg:width="0.5cm" svg:height="0.9cm" svg:x="2.75cm" svg:y="10.5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9" draw:text-style-name="P14" draw:layer="layout" svg:width="0.5cm" svg:height="0.5cm" svg:x="2.75cm" svg:y="10.5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0" draw:text-style-name="P5" draw:layer="layout" svg:width="0.3cm" svg:height="0.3cm" svg:x="2.85cm" svg:y="14.5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2.25cm" svg:y="14.5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2.85cm" svg:y="13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3.45cm" svg:y="14.5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1" draw:text-style-name="P3" draw:layer="Paint" svg:width="4cm" svg:height="8.6cm" svg:x="1cm" svg:y="7.118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1490.027493126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7" draw:layer="Paint" svg:width="3.999cm" svg:height="1.2cm" svg:x="0.987cm" svg:y="7.618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23" draw:layer="Paint" svg:width="4cm" svg:height="1.699cm" svg:x="1cm" svg:y="7.119cm">
            <text:p text:style-name="P43"><text:span text:style-name="T7">LANDING</text:span></text:p>
            <text:p text:style-name="P43"><text:span text:style-name="T7">GEAR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837.176470588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5" draw:layer="Paint" svg:x1="3.8cm" svg:y1="12.717cm" svg:x2="2.2cm" svg:y2="12.717cm">
            <text:p text:style-name="P43"><text:span text:style-name="T8">DOWN</text:span></text:p>
          </draw:line>
          <draw:line draw:style-name="gr18" draw:text-style-name="P25" draw:layer="Paint" svg:x1="3.8cm" svg:y1="9.719cm" svg:x2="2.2cm" svg:y2="9.719cm">
            <text:p text:style-name="P43"><text:span text:style-name="T8">UP</text:span></text:p>
          </draw:line>
        </draw:g>
        <draw:g>
          <draw:g>
            <draw:custom-shape draw:style-name="gr72" draw:text-style-name="P11" draw:layer="layout" svg:width="1.2cm" svg:height="1.2cm" svg:x="38.5cm" svg:y="6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38.7cm" svg:y="7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4" draw:text-style-name="P20" draw:layer="Paint" svg:x1="41cm" svg:y1="6.218cm" svg:x2="35.2cm" svg:y2="6.218cm">
              <text:p text:style-name="P43"><text:span text:style-name="T6">DISPLAY</text:span></text:p>
            </draw:line>
            <draw:line draw:style-name="gr25" draw:text-style-name="P18" draw:layer="Paint" svg:x1="41cm" svg:y1="16.718cm" svg:x2="35.2cm" svg:y2="16.718cm">
              <text:p/>
            </draw:line>
            <draw:line draw:style-name="gr25" draw:text-style-name="P18" draw:layer="Paint" svg:x1="41cm" svg:y1="6.218cm" svg:x2="39.5cm" svg:y2="6.218cm">
              <text:p/>
            </draw:line>
            <draw:line draw:style-name="gr25" draw:text-style-name="P18" draw:layer="Paint" svg:x1="36.7cm" svg:y1="6.218cm" svg:x2="35.2cm" svg:y2="6.218cm">
              <text:p/>
            </draw:line>
            <draw:line draw:style-name="gr25" draw:text-style-name="P18" draw:layer="Paint" svg:x1="41cm" svg:y1="6.218cm" svg:x2="41cm" svg:y2="6.618cm">
              <text:p/>
            </draw:line>
            <draw:line draw:style-name="gr25" draw:text-style-name="P18" draw:layer="Paint" svg:x1="35.2cm" svg:y1="6.618cm" svg:x2="35.2cm" svg:y2="6.218cm">
              <text:p/>
            </draw:line>
            <draw:line draw:style-name="gr25" draw:text-style-name="P18" draw:layer="Paint" svg:x1="41cm" svg:y1="16.718cm" svg:x2="41cm" svg:y2="16.318cm">
              <text:p/>
            </draw:line>
            <draw:line draw:style-name="gr25" draw:text-style-name="P18" draw:layer="Paint" svg:x1="35.2cm" svg:y1="16.318cm" svg:x2="35.2cm" svg:y2="16.718cm">
              <text:p/>
            </draw:line>
          </draw:g>
          <draw:line draw:style-name="gr18" draw:text-style-name="P17" draw:layer="Paint" svg:x1="35.907cm" svg:y1="7.523cm" svg:x2="35.407cm" svg:y2="7.523cm">
            <text:p text:style-name="P43"><text:span text:style-name="T5">1</text:span></text:p>
          </draw:line>
          <draw:line draw:style-name="gr18" draw:text-style-name="P17" draw:layer="Paint" svg:x1="40.707cm" svg:y1="9.521cm" svg:x2="40.207cm" svg:y2="9.521cm">
            <text:p text:style-name="P43"><text:span text:style-name="T5">2</text:span></text:p>
          </draw:line>
          <draw:line draw:style-name="gr18" draw:text-style-name="P17" draw:layer="Paint" svg:x1="35.907cm" svg:y1="9.523cm" svg:x2="35.407cm" svg:y2="9.523cm">
            <text:p text:style-name="P43"><text:span text:style-name="T5">3</text:span></text:p>
          </draw:line>
          <draw:line draw:style-name="gr18" draw:text-style-name="P17" draw:layer="Paint" svg:x1="40.707cm" svg:y1="11.521cm" svg:x2="40.207cm" svg:y2="11.521cm">
            <text:p text:style-name="P43"><text:span text:style-name="T5">4</text:span></text:p>
          </draw:line>
          <draw:line draw:style-name="gr18" draw:text-style-name="P17" draw:layer="Paint" svg:x1="35.907cm" svg:y1="11.523cm" svg:x2="35.407cm" svg:y2="11.523cm">
            <text:p text:style-name="P43"><text:span text:style-name="T5">5</text:span></text:p>
          </draw:line>
          <draw:line draw:style-name="gr18" draw:text-style-name="P17" draw:layer="Paint" svg:x1="40.707cm" svg:y1="13.521cm" svg:x2="40.207cm" svg:y2="13.521cm">
            <text:p text:style-name="P43"><text:span text:style-name="T5">6</text:span></text:p>
          </draw:line>
          <draw:line draw:style-name="gr18" draw:text-style-name="P17" draw:layer="Paint" svg:x1="35.907cm" svg:y1="13.523cm" svg:x2="35.407cm" svg:y2="13.523cm">
            <text:p text:style-name="P43"><text:span text:style-name="T5">7</text:span></text:p>
          </draw:line>
          <draw:line draw:style-name="gr18" draw:text-style-name="P17" draw:layer="Paint" svg:x1="40.707cm" svg:y1="15.521cm" svg:x2="40.207cm" svg:y2="15.521cm">
            <text:p text:style-name="P43"><text:span text:style-name="T5">8</text:span></text:p>
          </draw:line>
          <draw:line draw:style-name="gr18" draw:text-style-name="P17" draw:layer="Paint" svg:x1="35.907cm" svg:y1="15.523cm" svg:x2="35.407cm" svg:y2="15.523cm">
            <text:p text:style-name="P43"><text:span text:style-name="T5">9</text:span></text:p>
          </draw:line>
          <draw:polyline draw:style-name="gr36" draw:text-style-name="P18" draw:layer="Paint" svg:width="0.599cm" svg:height="0.399cm" draw:transform="rotate (-1.5707963267949) translate (40.7cm 7.191cm)" svg:viewBox="0 0 600 400" draw:points="600,200 0,200 0,0 300,200 0,400 0,200">
            <text:p/>
          </draw:polyline>
          <draw:g>
            <draw:custom-shape draw:style-name="gr72" draw:text-style-name="P11" draw:layer="layout" svg:width="1.2cm" svg:height="1.2cm" svg:x="36.5cm" svg:y="6.9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36.7cm" svg:y="7.1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5" draw:text-style-name="P21" draw:layer="layout" svg:width="0.9cm" svg:height="0.9cm" svg:x="36.65cm" svg:y="7.07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36.5cm" svg:y="6.9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36.7cm" svg:y="7.1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36.5cm" svg:y="8.9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36.7cm" svg:y="9.1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36.5cm" svg:y="10.9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36.7cm" svg:y="11.1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36.5cm" svg:y="12.9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36.7cm" svg:y="13.1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36.5cm" svg:y="14.9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36.7cm" svg:y="15.1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38.5cm" svg:y="8.9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38.7cm" svg:y="9.1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38.5cm" svg:y="10.9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38.7cm" svg:y="11.1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38.5cm" svg:y="12.9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38.7cm" svg:y="13.1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38.5cm" svg:y="14.9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38.7cm" svg:y="15.1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line draw:style-name="gr56" draw:text-style-name="P18" draw:layer="Paint" svg:x1="29cm" svg:y1="10.191cm" svg:x2="26.7cm" svg:y2="8.991cm">
              <text:p/>
            </draw:line>
            <draw:line draw:style-name="gr56" draw:text-style-name="P18" draw:layer="Paint" svg:x1="29.2cm" svg:y1="9.891cm" svg:x2="26.7cm" svg:y2="8.091cm">
              <text:p/>
            </draw:line>
            <draw:line draw:style-name="gr56" draw:text-style-name="P18" draw:layer="Paint" svg:x1="29.2cm" svg:y1="12.891cm" svg:x2="26.7cm" svg:y2="14.691cm">
              <text:p/>
            </draw:line>
            <draw:line draw:style-name="gr56" draw:text-style-name="P18" draw:layer="Paint" svg:x1="29cm" svg:y1="12.591cm" svg:x2="26.7cm" svg:y2="13.791cm">
              <text:p/>
            </draw:line>
            <draw:line draw:style-name="gr56" draw:text-style-name="P18" draw:layer="Paint" svg:x1="28.8cm" svg:y1="12.191cm" svg:x2="26.7cm" svg:y2="12.791cm">
              <text:p/>
            </draw:line>
            <draw:line draw:style-name="gr56" draw:text-style-name="P18" draw:layer="Paint" svg:x1="28.7cm" svg:y1="11.691cm" svg:x2="26.7cm" svg:y2="11.891cm">
              <text:p/>
            </draw:line>
            <draw:line draw:style-name="gr56" draw:text-style-name="P18" draw:layer="Paint" svg:x1="28.7cm" svg:y1="11.091cm" svg:x2="26.7cm" svg:y2="10.891cm">
              <text:p/>
            </draw:line>
            <draw:line draw:style-name="gr56" draw:text-style-name="P18" draw:layer="Paint" svg:x1="28.8cm" svg:y1="10.591cm" svg:x2="26.7cm" svg:y2="9.991cm">
              <text:p/>
            </draw:line>
          </draw:g>
          <draw:g>
            <draw:g>
              <draw:custom-shape draw:style-name="gr85" draw:text-style-name="P14" draw:layer="layout" svg:width="4.8cm" svg:height="4.8cm" svg:x="28.8cm" svg:y="8.99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6" draw:text-style-name="P13" draw:layer="layout" svg:width="4.6cm" svg:height="4.6cm" svg:x="28.9cm" svg:y="9.09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2" draw:text-style-name="P11" draw:layer="layout" svg:width="1.2cm" svg:height="1.2cm" svg:x="28.8cm" svg:y="7.39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3" draw:text-style-name="P5" draw:layer="layout" svg:width="0.8cm" svg:height="0.8cm" svg:x="29cm" svg:y="7.59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2" draw:text-style-name="P11" draw:layer="layout" svg:width="1.2cm" svg:height="1.2cm" svg:x="27.3cm" svg:y="8.69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3" draw:text-style-name="P5" draw:layer="layout" svg:width="0.8cm" svg:height="0.8cm" svg:x="27.5cm" svg:y="8.89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74" draw:text-style-name="P19" draw:layer="layout" svg:width="0.3cm" svg:height="0.3cm" svg:x="26.199cm" svg:y="7.74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26.198cm" svg:y="8.74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26.198cm" svg:y="9.74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26.198cm" svg:y="10.74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26.198cm" svg:y="11.74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26.197cm" svg:y="12.74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26.197cm" svg:y="13.74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26.197cm" svg:y="14.74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28" draw:layer="Paint" svg:x1="25.8cm" svg:y1="7.891cm" svg:x2="21.5cm" svg:y2="7.891cm">
            <text:p text:style-name="P48"><text:span text:style-name="T5">ELEVATOR TRIM</text:span></text:p>
          </draw:line>
          <draw:line draw:style-name="gr18" draw:text-style-name="P28" draw:layer="Paint" svg:x1="25.8cm" svg:y1="8.893cm" svg:x2="21.5cm" svg:y2="8.893cm">
            <text:p text:style-name="P48"><text:span text:style-name="T5">AILERON TRIM</text:span></text:p>
          </draw:line>
          <draw:line draw:style-name="gr18" draw:text-style-name="P28" draw:layer="Paint" svg:x1="25.8cm" svg:y1="9.893cm" svg:x2="21.5cm" svg:y2="9.893cm">
            <text:p text:style-name="P48"><text:span text:style-name="T5">RUDDER TRIM</text:span></text:p>
          </draw:line>
          <draw:line draw:style-name="gr18" draw:text-style-name="P28" draw:layer="Paint" svg:x1="25.8cm" svg:y1="10.893cm" svg:x2="21.5cm" svg:y2="10.893cm">
            <text:p text:style-name="P48"><text:span text:style-name="T5">AP SPEED</text:span></text:p>
          </draw:line>
          <draw:line draw:style-name="gr18" draw:text-style-name="P28" draw:layer="Paint" svg:x1="25.8cm" svg:y1="11.893cm" svg:x2="21.5cm" svg:y2="11.893cm">
            <text:p text:style-name="P48"><text:span text:style-name="T5">AP HEADING</text:span></text:p>
          </draw:line>
          <draw:line draw:style-name="gr18" draw:text-style-name="P28" draw:layer="Paint" svg:x1="25.8cm" svg:y1="12.895cm" svg:x2="21.5cm" svg:y2="12.895cm">
            <text:p text:style-name="P48"><text:span text:style-name="T5">AP ALTITUDE</text:span></text:p>
          </draw:line>
          <draw:line draw:style-name="gr18" draw:text-style-name="P28" draw:layer="Paint" svg:x1="25.8cm" svg:y1="13.895cm" svg:x2="21.5cm" svg:y2="13.895cm">
            <text:p text:style-name="P48"><text:span text:style-name="T5">AP V. SPEED</text:span></text:p>
          </draw:line>
          <draw:line draw:style-name="gr18" draw:text-style-name="P28" draw:layer="Paint" svg:x1="25.8cm" svg:y1="14.895cm" svg:x2="21.5cm" svg:y2="14.895cm">
            <text:p text:style-name="P48"><text:span text:style-name="T5">E</text:span></text:p>
          </draw:line>
        </draw:g>
        <draw:g>
          <draw:line draw:style-name="gr24" draw:text-style-name="P20" draw:layer="Paint" svg:x1="15.1cm" svg:y1="7.093cm" svg:x2="11cm" svg:y2="7.093cm">
            <text:p text:style-name="P43"><text:span text:style-name="T6">SPOILERS</text:span></text:p>
          </draw:line>
          <draw:line draw:style-name="gr25" draw:text-style-name="P18" draw:layer="Paint" svg:x1="15.3cm" svg:y1="7.091cm" svg:x2="14.7cm" svg:y2="7.093cm">
            <text:p/>
          </draw:line>
          <draw:line draw:style-name="gr25" draw:text-style-name="P18" draw:layer="Paint" svg:x1="11.4cm" svg:y1="7.091cm" svg:x2="10.8cm" svg:y2="7.093cm">
            <text:p/>
          </draw:line>
          <draw:line draw:style-name="gr25" draw:text-style-name="P18" draw:layer="Paint" svg:x1="15.3cm" svg:y1="7.091cm" svg:x2="15.3cm" svg:y2="15.991cm">
            <text:p/>
          </draw:line>
          <draw:line draw:style-name="gr25" draw:text-style-name="P18" draw:layer="Paint" svg:x1="10.8cm" svg:y1="7.091cm" svg:x2="10.8cm" svg:y2="15.991cm">
            <text:p/>
          </draw:line>
          <draw:g>
            <draw:g>
              <draw:custom-shape draw:style-name="gr40" draw:text-style-name="P29" draw:layer="layout" svg:width="0.2cm" svg:height="6.3cm" svg:x="12.5cm" svg:y="8.39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41" draw:text-style-name="P14" draw:layer="layout" svg:width="1.6cm" svg:height="0.7cm" svg:x="11.8cm" svg:y="8.818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42" draw:text-style-name="P4" draw:layer="layout" svg:width="0.8cm" svg:height="0.1cm" svg:x="11.8cm" svg:y="9.118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line draw:style-name="gr18" draw:text-style-name="P25" draw:layer="Paint" svg:x1="14.898cm" svg:y1="14.577cm" svg:x2="13.698cm" svg:y2="14.577cm">
              <text:p text:style-name="P43"><text:span text:style-name="T8">MAX</text:span></text:p>
            </draw:line>
            <draw:line draw:style-name="gr37" draw:text-style-name="P18" draw:layer="Paint" svg:x1="13.5cm" svg:y1="14.545cm" svg:x2="11.7cm" svg:y2="14.545cm">
              <text:p/>
            </draw:line>
            <draw:line draw:style-name="gr37" draw:text-style-name="P18" draw:layer="Paint" svg:x1="13.5cm" svg:y1="11.541cm" svg:x2="11.7cm" svg:y2="11.541cm">
              <text:p/>
            </draw:line>
            <draw:line draw:style-name="gr37" draw:text-style-name="P18" draw:layer="Paint" svg:x1="13.5cm" svg:y1="8.537cm" svg:x2="11.7cm" svg:y2="8.537cm">
              <text:p/>
            </draw:line>
            <draw:line draw:style-name="gr18" draw:text-style-name="P25" draw:layer="Paint" svg:x1="14.898cm" svg:y1="11.577cm" svg:x2="13.698cm" svg:y2="11.577cm">
              <text:p text:style-name="P43"><text:span text:style-name="T8">1/2</text:span></text:p>
            </draw:line>
            <draw:line draw:style-name="gr18" draw:text-style-name="P25" draw:layer="Paint" svg:x1="14.898cm" svg:y1="8.573cm" svg:x2="13.698cm" svg:y2="8.573cm">
              <text:p text:style-name="P43"><text:span text:style-name="T8">0</text:span></text:p>
            </draw:line>
          </draw:g>
          <draw:line draw:style-name="gr25" draw:text-style-name="P18" draw:layer="Paint" svg:x1="15.3cm" svg:y1="15.991cm" svg:x2="10.8cm" svg:y2="15.993cm">
            <text:p/>
          </draw:line>
        </draw:g>
        <draw:g>
          <draw:g>
            <draw:g>
              <draw:custom-shape draw:style-name="gr40" draw:text-style-name="P29" draw:layer="layout" svg:width="0.2cm" svg:height="6.3cm" svg:x="17.3cm" svg:y="8.39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41" draw:text-style-name="P14" draw:layer="layout" svg:width="1.6cm" svg:height="0.7cm" svg:x="16.6cm" svg:y="8.818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42" draw:text-style-name="P4" draw:layer="layout" svg:width="0.8cm" svg:height="0.1cm" svg:x="16.6cm" svg:y="9.118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87" draw:text-style-name="P30" draw:layer="layout" svg:width="0.3cm" svg:height="0.3cm" svg:x="19.1cm" svg:y="8.414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18.6cm" svg:y="9.0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18.6cm" svg:y="9.75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19.1cm" svg:y="14.42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19.1cm" svg:y="10.4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19.1cm" svg:y="12.4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18.6cm" svg:y="11.08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18.6cm" svg:y="11.73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18.6cm" svg:y="13.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18.6cm" svg:y="13.75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18" draw:layer="Paint" svg:x1="19.3cm" svg:y1="9.236cm" svg:x2="19cm" svg:y2="9.236cm">
              <text:p/>
            </draw:line>
            <draw:line draw:style-name="gr57" draw:text-style-name="P18" draw:layer="Paint" svg:x1="19.3cm" svg:y1="9.895cm" svg:x2="19cm" svg:y2="9.895cm">
              <text:p/>
            </draw:line>
            <draw:line draw:style-name="gr57" draw:text-style-name="P18" draw:layer="Paint" svg:x1="19.3cm" svg:y1="11.233cm" svg:x2="19cm" svg:y2="11.233cm">
              <text:p/>
            </draw:line>
            <draw:line draw:style-name="gr57" draw:text-style-name="P18" draw:layer="Paint" svg:x1="19.3cm" svg:y1="11.892cm" svg:x2="19cm" svg:y2="11.892cm">
              <text:p/>
            </draw:line>
            <draw:line draw:style-name="gr57" draw:text-style-name="P18" draw:layer="Paint" svg:x1="19.3cm" svg:y1="13.247cm" svg:x2="19cm" svg:y2="13.247cm">
              <text:p/>
            </draw:line>
            <draw:line draw:style-name="gr57" draw:text-style-name="P18" draw:layer="Paint" svg:x1="19.3cm" svg:y1="13.906cm" svg:x2="19cm" svg:y2="13.906cm">
              <text:p/>
            </draw:line>
            <draw:line draw:style-name="gr37" draw:text-style-name="P18" draw:layer="Paint" svg:x1="19cm" svg:y1="8.564cm" svg:x2="18cm" svg:y2="8.564cm">
              <text:p/>
            </draw:line>
            <draw:line draw:style-name="gr37" draw:text-style-name="P18" draw:layer="Paint" svg:x1="19cm" svg:y1="10.564cm" svg:x2="18cm" svg:y2="10.564cm">
              <text:p/>
            </draw:line>
            <draw:line draw:style-name="gr37" draw:text-style-name="P18" draw:layer="Paint" svg:x1="19cm" svg:y1="12.578cm" svg:x2="18cm" svg:y2="12.578cm">
              <text:p/>
            </draw:line>
            <draw:line draw:style-name="gr37" draw:text-style-name="P18" draw:layer="Paint" svg:x1="19cm" svg:y1="14.572cm" svg:x2="18cm" svg:y2="14.572cm">
              <text:p/>
            </draw:line>
            <draw:line draw:style-name="gr37" draw:text-style-name="P18" draw:layer="Paint" svg:x1="16.8cm" svg:y1="8.564cm" svg:x2="16.3cm" svg:y2="8.564cm">
              <text:p/>
            </draw:line>
            <draw:line draw:style-name="gr37" draw:text-style-name="P18" draw:layer="Paint" svg:x1="16.8cm" svg:y1="10.564cm" svg:x2="16.3cm" svg:y2="10.564cm">
              <text:p/>
            </draw:line>
            <draw:line draw:style-name="gr37" draw:text-style-name="P18" draw:layer="Paint" svg:x1="16.8cm" svg:y1="12.578cm" svg:x2="16.3cm" svg:y2="12.578cm">
              <text:p/>
            </draw:line>
            <draw:line draw:style-name="gr37" draw:text-style-name="P18" draw:layer="Paint" svg:x1="16.8cm" svg:y1="14.572cm" svg:x2="16.3cm" svg:y2="14.572cm">
              <text:p/>
            </draw:line>
          </draw:g>
          <draw:line draw:style-name="gr24" draw:text-style-name="P20" draw:layer="Paint" svg:x1="20cm" svg:y1="7.091cm" svg:x2="15.7cm" svg:y2="7.091cm">
            <text:p text:style-name="P43"><text:span text:style-name="T6">FLAPS</text:span></text:p>
          </draw:line>
          <draw:line draw:style-name="gr25" draw:text-style-name="P18" draw:layer="Paint" svg:x1="20cm" svg:y1="7.091cm" svg:x2="19cm" svg:y2="7.091cm">
            <text:p/>
          </draw:line>
          <draw:line draw:style-name="gr25" draw:text-style-name="P18" draw:layer="Paint" svg:x1="16.7cm" svg:y1="7.091cm" svg:x2="15.7cm" svg:y2="7.091cm">
            <text:p/>
          </draw:line>
          <draw:line draw:style-name="gr25" draw:text-style-name="P18" draw:layer="Paint" svg:x1="20cm" svg:y1="7.091cm" svg:x2="20cm" svg:y2="15.991cm">
            <text:p/>
          </draw:line>
          <draw:line draw:style-name="gr25" draw:text-style-name="P18" draw:layer="Paint" svg:x1="20cm" svg:y1="15.991cm" svg:x2="15.7cm" svg:y2="15.993cm">
            <text:p/>
          </draw:line>
          <draw:line draw:style-name="gr25" draw:text-style-name="P18" draw:layer="Paint" svg:x1="15.7cm" svg:y1="7.091cm" svg:x2="15.7cm" svg:y2="15.991cm">
            <text:p/>
          </draw:line>
        </draw:g>
        <draw:g>
          <draw:g>
            <draw:custom-shape draw:style-name="gr68" draw:text-style-name="P13" draw:layer="layout" svg:width="1.2cm" svg:height="1.2cm" svg:x="7.3cm" svg:y="11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7.6cm" svg:y="12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7.75cm" svg:y="12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7.75cm" svg:y="12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17" draw:layer="Paint" svg:x1="8.7cm" svg:y1="11.317cm" svg:x2="7.1cm" svg:y2="11.317cm">
            <text:p text:style-name="P43"><text:span text:style-name="T5">G</text:span></text:p>
          </draw:line>
          <draw:line draw:style-name="gr18" draw:text-style-name="P17" draw:layer="Paint" svg:x1="8.7cm" svg:y1="7.619cm" svg:x2="7.1cm" svg:y2="7.619cm">
            <text:p text:style-name="P43"><text:span text:style-name="T5">F</text:span></text:p>
          </draw:line>
          <draw:line draw:style-name="gr18" draw:text-style-name="P31" draw:layer="Paint" svg:x1="9.7cm" svg:y1="13.251cm" svg:x2="9.7cm" svg:y2="7.251cm">
            <text:p text:style-name="P43"><text:span text:style-name="T9">CUSTOM</text:span></text:p>
          </draw:line>
          <draw:line draw:style-name="gr56" draw:text-style-name="P32" draw:layer="Paint" svg:x1="9.7cm" svg:y1="11.743cm" svg:x2="9.7cm" svg:y2="13.393cm">
            <text:p/>
          </draw:line>
          <draw:line draw:style-name="gr56" draw:text-style-name="P32" draw:layer="Paint" svg:x1="9.7cm" svg:y1="7.091cm" svg:x2="9.7cm" svg:y2="8.741cm">
            <text:p/>
          </draw:line>
          <draw:line draw:style-name="gr56" draw:text-style-name="P32" draw:layer="Paint" svg:x1="9.3cm" svg:y1="13.391cm" svg:x2="9.7cm" svg:y2="13.391cm">
            <text:p/>
          </draw:line>
          <draw:line draw:style-name="gr56" draw:text-style-name="P32" draw:layer="Paint" svg:x1="9.7cm" svg:y1="7.091cm" svg:x2="9.3cm" svg:y2="7.091cm">
            <text:p/>
          </draw:line>
          <draw:line draw:style-name="gr56" draw:text-style-name="P32" draw:layer="Paint" svg:x1="6.1cm" svg:y1="7.091cm" svg:x2="6.1cm" svg:y2="13.391cm">
            <text:p/>
          </draw:line>
          <draw:line draw:style-name="gr56" draw:text-style-name="P32" draw:layer="Paint" svg:x1="6.1cm" svg:y1="13.391cm" svg:x2="6.5cm" svg:y2="13.391cm">
            <text:p/>
          </draw:line>
          <draw:line draw:style-name="gr56" draw:text-style-name="P32" draw:layer="Paint" svg:x1="6.5cm" svg:y1="7.091cm" svg:x2="6.1cm" svg:y2="7.091cm">
            <text:p/>
          </draw:line>
          <draw:g>
            <draw:custom-shape draw:style-name="gr88" draw:text-style-name="P33" draw:layer="layout" svg:width="2.3cm" svg:height="2.3cm" svg:x="6.75cm" svg:y="8.25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4" draw:layer="layout" svg:width="1.5cm" svg:height="1.5cm" svg:x="7.15cm" svg:y="8.651cm">
              <text:p/>
              <draw:enhanced-geometry svg:viewBox="0 0 21600 21600" draw:mirror-horizontal="tru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  <draw:custom-shape draw:style-name="gr90" draw:text-style-name="P35" draw:layer="layout" svg:width="1.4cm" svg:height="1.4cm" svg:x="7.2cm" svg:y="8.70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36" draw:layer="layout" svg:width="1.1cm" svg:height="1.1cm" svg:x="7.35cm" svg:y="8.85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37" draw:layer="layout" svg:x1="8.8cm" svg:y1="10.101cm" svg:x2="8.5cm" svg:y2="9.901cm">
              <text:p/>
            </draw:line>
          </draw:g>
        </draw:g>
      </draw:page>
      <draw:page draw:name="page6" draw:style-name="dp2" draw:master-page-name="Default">
        <draw:g>
          <draw:custom-shape draw:style-name="gr1" draw:text-style-name="P51" draw:layer="layout" svg:width="3.4cm" svg:height="1.8cm" svg:x="-6.7cm" svg:y="1.818cm">
            <text:p text:style-name="P41"><text:span text:style-name="T1">Setting</text:span></text:p>
            <text:p text:style-name="P41"><text:span text:style-name="T2">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9" draw:text-style-name="P3" draw:layer="Paint" svg:width="4cm" svg:height="2.373cm" svg:x="-7cm" svg:y="1.518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1422.130299896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60" draw:text-style-name="P4" draw:layer="layout" svg:width="1.9cm" svg:height="1.9cm" svg:x="26.05cm" svg:y="2.66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5" draw:layer="layout" svg:width="1.5cm" svg:height="1.5cm" svg:x="26.25cm" svg:y="2.86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2" draw:text-style-name="P6" draw:layer="Paint" svg:width="3.2cm" svg:height="4cm" svg:x="25.4cm" svg:y="1.018cm">
              <text:p/>
              <draw:enhanced-geometry svg:viewBox="0 0 21600 21600" draw:mirror-horizontal="true" draw:mirror-vertical="false" draw:path-stretchpoint-x="10800" draw:path-stretchpoint-y="10800" draw:text-areas="?f3 ?f4 ?f5 ?f6" draw:type="round-rectangle" draw:modifiers="1875.913776944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3" draw:text-style-name="P7" draw:layer="Paint" svg:width="3.2cm" svg:height="0.719cm" svg:x="25.4cm" svg:y="1.531cm">
              <text:p/>
              <draw:enhanced-geometry svg:viewBox="0 0 21600 21600" draw:mirror-horizontal="tru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4" draw:text-style-name="P9" draw:layer="Paint" svg:width="3.2cm" svg:height="1.231cm" svg:x="25.4cm" svg:y="1.018cm">
              <text:p text:style-name="P43"><text:span text:style-name="T3">PAUSE</text:span></text:p>
              <draw:enhanced-geometry svg:viewBox="0 0 21600 21600" draw:mirror-horizontal="true" draw:mirror-vertical="false" draw:path-stretchpoint-x="10800" draw:path-stretchpoint-y="10800" draw:text-areas="?f3 ?f4 ?f5 ?f6" draw:type="round-rectangle" draw:modifiers="5305.5786844296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8" draw:text-style-name="P4" draw:layer="layout" svg:width="0.7cm" svg:height="2.4cm" svg:x="-10.2cm" svg:y="2.51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" draw:text-style-name="P10" draw:layer="layout" svg:width="0.7cm" svg:height="1.2cm" svg:x="-10.2cm" svg:y="2.51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1" draw:layer="layout" svg:width="0.1cm" svg:height="0.1cm" svg:x="-9.9cm" svg:y="2.7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3" draw:layer="Paint" svg:width="3.1cm" svg:height="4.8cm" svg:x="-11.4cm" svg:y="0.718cm">
              <text:p/>
              <draw:enhanced-geometry svg:viewBox="0 0 21600 21600" draw:mirror-horizontal="true" draw:mirror-vertical="false" draw:path-stretchpoint-x="10800" draw:path-stretchpoint-y="10800" draw:text-areas="?f3 ?f4 ?f5 ?f6" draw:type="round-rectangle" draw:modifiers="1971.23508545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7" draw:layer="Paint" svg:width="3.1cm" svg:height="0.602cm" svg:x="-11.401cm" svg:y="1.318cm">
              <text:p/>
              <draw:enhanced-geometry svg:viewBox="0 0 21600 21600" draw:mirror-horizontal="tru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7" draw:text-style-name="P12" draw:layer="Paint" svg:width="3.1cm" svg:height="1.2cm" svg:x="-11.401cm" svg:y="0.719cm">
              <text:p text:style-name="P43"><text:span text:style-name="T4">MASTER</text:span></text:p>
              <draw:enhanced-geometry svg:viewBox="0 0 21600 21600" draw:mirror-horizontal="true" draw:mirror-vertical="false" draw:path-stretchpoint-x="10800" draw:path-stretchpoint-y="10800" draw:text-areas="?f3 ?f4 ?f5 ?f6" draw:type="round-rectangle" draw:modifiers="5323.563696919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68" draw:text-style-name="P13" draw:layer="layout" svg:width="1.2cm" svg:height="1.2cm" svg:x="-5.1cm" svg:y="15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-4.8cm" svg:y="15.5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-4.65cm" svg:y="15.3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-4.65cm" svg:y="15.3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17" draw:layer="Paint" svg:x1="-3.7cm" svg:y1="14.418cm" svg:x2="-5.3cm" svg:y2="14.418cm">
            <text:p text:style-name="P43"><text:span text:style-name="T5">PARKING</text:span></text:p>
            <text:p text:style-name="P43"><text:span text:style-name="T5">BRAKE</text:span></text:p>
          </draw:line>
        </draw:g>
        <draw:g>
          <draw:line draw:style-name="gr37" draw:text-style-name="P18" draw:layer="Paint" svg:x1="8.9cm" svg:y1="2.518cm" svg:x2="8.9cm" svg:y2="3.018cm">
            <text:p/>
          </draw:line>
          <draw:g>
            <draw:custom-shape draw:style-name="gr72" draw:text-style-name="P11" draw:layer="layout" svg:width="1.2cm" svg:height="1.2cm" svg:x="8.3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8.5cm" svg:y="3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4" draw:text-style-name="P19" draw:layer="layout" svg:width="0.3cm" svg:height="0.3cm" svg:x="8.75cm" svg:y="2.36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8" draw:layer="Paint" svg:x1="5.9cm" svg:y1="2.518cm" svg:x2="5.9cm" svg:y2="3.018cm">
            <text:p/>
          </draw:line>
          <draw:custom-shape draw:style-name="gr74" draw:text-style-name="P19" draw:layer="layout" svg:width="0.3cm" svg:height="0.3cm" svg:x="5.75cm" svg:y="2.36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5" draw:text-style-name="P18" draw:layer="Paint" svg:x1="10.4cm" svg:y1="5.018cm" svg:x2="-1.6cm" svg:y2="5.018cm">
              <text:p/>
            </draw:line>
            <draw:line draw:style-name="gr24" draw:text-style-name="P20" draw:layer="Paint" svg:x1="10.4cm" svg:y1="1.02cm" svg:x2="-1.6cm" svg:y2="1.02cm">
              <text:p text:style-name="P43"><text:span text:style-name="T6">CUSTOM</text:span></text:p>
            </draw:line>
            <draw:line draw:style-name="gr25" draw:text-style-name="P18" draw:layer="Paint" svg:x1="10.4cm" svg:y1="1.018cm" svg:x2="5.9cm" svg:y2="1.018cm">
              <text:p/>
            </draw:line>
            <draw:line draw:style-name="gr25" draw:text-style-name="P18" draw:layer="Paint" svg:x1="10.4cm" svg:y1="1.02cm" svg:x2="10.4cm" svg:y2="1.02cm">
              <text:p/>
            </draw:line>
            <draw:line draw:style-name="gr25" draw:text-style-name="P18" draw:layer="Paint" svg:x1="2.9cm" svg:y1="1.018cm" svg:x2="-1.6cm" svg:y2="1.018cm">
              <text:p/>
            </draw:line>
            <draw:line draw:style-name="gr25" draw:text-style-name="P18" draw:layer="Paint" svg:x1="10.4cm" svg:y1="1.018cm" svg:x2="10.4cm" svg:y2="1.418cm">
              <text:p/>
            </draw:line>
            <draw:line draw:style-name="gr25" draw:text-style-name="P18" draw:layer="Paint" svg:x1="-1.6cm" svg:y1="1.418cm" svg:x2="-1.6cm" svg:y2="1.018cm">
              <text:p/>
            </draw:line>
            <draw:line draw:style-name="gr25" draw:text-style-name="P18" draw:layer="Paint" svg:x1="10.4cm" svg:y1="5.018cm" svg:x2="10.4cm" svg:y2="4.618cm">
              <text:p/>
            </draw:line>
            <draw:line draw:style-name="gr25" draw:text-style-name="P18" draw:layer="Paint" svg:x1="-1.6cm" svg:y1="4.618cm" svg:x2="-1.6cm" svg:y2="5.018cm">
              <text:p/>
            </draw:line>
          </draw:g>
          <draw:line draw:style-name="gr18" draw:text-style-name="P17" draw:layer="Paint" svg:x1="9.707cm" svg:y1="1.919cm" svg:x2="8.107cm" svg:y2="1.919cm">
            <text:p text:style-name="P43"><text:span text:style-name="T5">A</text:span></text:p>
          </draw:line>
          <draw:line draw:style-name="gr18" draw:text-style-name="P17" draw:layer="Paint" svg:x1="3.707cm" svg:y1="1.921cm" svg:x2="2.107cm" svg:y2="1.921cm">
            <text:p text:style-name="P43"><text:span text:style-name="T5">C</text:span></text:p>
          </draw:line>
          <draw:line draw:style-name="gr18" draw:text-style-name="P17" draw:layer="Paint" svg:x1="6.707cm" svg:y1="1.921cm" svg:x2="5.107cm" svg:y2="1.921cm">
            <text:p text:style-name="P43"><text:span text:style-name="T5">B</text:span></text:p>
          </draw:line>
          <draw:line draw:style-name="gr18" draw:text-style-name="P17" draw:layer="Paint" svg:x1="0.707cm" svg:y1="1.921cm" svg:x2="-0.893cm" svg:y2="1.921cm">
            <text:p text:style-name="P43"><text:span text:style-name="T5">D</text:span></text:p>
          </draw:line>
          <draw:g>
            <draw:custom-shape draw:style-name="gr72" draw:text-style-name="P11" draw:layer="layout" svg:width="1.2cm" svg:height="1.2cm" svg:x="5.298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5.498cm" svg:y="3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.298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2.498cm" svg:y="3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5" draw:text-style-name="P21" draw:layer="layout" svg:width="0.9cm" svg:height="0.9cm" svg:x="2.448cm" svg:y="3.07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.297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2.497cm" svg:y="3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-0.703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-0.503cm" svg:y="3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8.299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5" draw:layer="layout" svg:width="0.8cm" svg:height="0.8cm" svg:x="8.499cm" svg:y="3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68" draw:text-style-name="P13" draw:layer="layout" svg:width="1.2cm" svg:height="1.2cm" svg:x="22.3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22.6cm" svg:y="3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22.7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22.7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20.3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20.6cm" svg:y="3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20.7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20.7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18.3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18.6cm" svg:y="3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18.7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18.7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16.3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16.6cm" svg:y="3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16.7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16.7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14.3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14.6cm" svg:y="3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14.7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14.7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8" draw:text-style-name="P13" draw:layer="layout" svg:width="1.2cm" svg:height="1.2cm" svg:x="12.3cm" svg:y="2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12.6cm" svg:y="3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12.7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12.75cm" svg:y="3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5" draw:text-style-name="P18" draw:layer="Paint" svg:x1="24.4cm" svg:y1="5.018cm" svg:x2="11.4cm" svg:y2="5.018cm">
              <text:p/>
            </draw:line>
            <draw:line draw:style-name="gr24" draw:text-style-name="P20" draw:layer="Paint" svg:x1="24.4cm" svg:y1="1.018cm" svg:x2="11.4cm" svg:y2="1.018cm">
              <text:p text:style-name="P43"><text:span text:style-name="T6">LIGHTS</text:span></text:p>
            </draw:line>
            <draw:line draw:style-name="gr25" draw:text-style-name="P18" draw:layer="Paint" svg:x1="24.4cm" svg:y1="1.018cm" svg:x2="19.2cm" svg:y2="1.018cm">
              <text:p/>
            </draw:line>
            <draw:line draw:style-name="gr25" draw:text-style-name="P18" draw:layer="Paint" svg:x1="24.4cm" svg:y1="1.018cm" svg:x2="24.4cm" svg:y2="1.018cm">
              <text:p/>
            </draw:line>
            <draw:line draw:style-name="gr25" draw:text-style-name="P18" draw:layer="Paint" svg:x1="16.6cm" svg:y1="1.018cm" svg:x2="11.4cm" svg:y2="1.018cm">
              <text:p/>
            </draw:line>
            <draw:line draw:style-name="gr25" draw:text-style-name="P18" draw:layer="Paint" svg:x1="24.4cm" svg:y1="1.018cm" svg:x2="24.4cm" svg:y2="1.418cm">
              <text:p/>
            </draw:line>
            <draw:line draw:style-name="gr25" draw:text-style-name="P18" draw:layer="Paint" svg:x1="11.4cm" svg:y1="1.418cm" svg:x2="11.4cm" svg:y2="1.018cm">
              <text:p/>
            </draw:line>
            <draw:line draw:style-name="gr25" draw:text-style-name="P18" draw:layer="Paint" svg:x1="24.4cm" svg:y1="5.018cm" svg:x2="24.4cm" svg:y2="4.618cm">
              <text:p/>
            </draw:line>
            <draw:line draw:style-name="gr25" draw:text-style-name="P18" draw:layer="Paint" svg:x1="11.4cm" svg:y1="4.618cm" svg:x2="11.4cm" svg:y2="5.018cm">
              <text:p/>
            </draw:line>
          </draw:g>
          <draw:line draw:style-name="gr18" draw:text-style-name="P17" draw:layer="Paint" svg:x1="23.707cm" svg:y1="1.921cm" svg:x2="22.107cm" svg:y2="1.921cm">
            <text:p text:style-name="P43"><text:span text:style-name="T5">BCN</text:span></text:p>
          </draw:line>
          <draw:line draw:style-name="gr18" draw:text-style-name="P17" draw:layer="Paint" svg:x1="21.707cm" svg:y1="1.935cm" svg:x2="20.107cm" svg:y2="1.935cm">
            <text:p text:style-name="P43"><text:span text:style-name="T5">LAND</text:span></text:p>
          </draw:line>
          <draw:line draw:style-name="gr18" draw:text-style-name="P17" draw:layer="Paint" svg:x1="19.707cm" svg:y1="1.935cm" svg:x2="18.107cm" svg:y2="1.935cm">
            <text:p text:style-name="P43"><text:span text:style-name="T5">TAXI</text:span></text:p>
          </draw:line>
          <draw:line draw:style-name="gr18" draw:text-style-name="P17" draw:layer="Paint" svg:x1="17.707cm" svg:y1="1.935cm" svg:x2="16.107cm" svg:y2="1.935cm">
            <text:p text:style-name="P43"><text:span text:style-name="T5">NAV</text:span></text:p>
          </draw:line>
          <draw:line draw:style-name="gr18" draw:text-style-name="P17" draw:layer="Paint" svg:x1="15.707cm" svg:y1="1.935cm" svg:x2="14.107cm" svg:y2="1.935cm">
            <text:p text:style-name="P43"><text:span text:style-name="T5">STROBE</text:span></text:p>
          </draw:line>
          <draw:line draw:style-name="gr18" draw:text-style-name="P17" draw:layer="Paint" svg:x1="13.707cm" svg:y1="1.935cm" svg:x2="12.107cm" svg:y2="1.935cm">
            <text:p text:style-name="P43"><text:span text:style-name="T5">CABIN</text:span></text:p>
          </draw:line>
        </draw:g>
        <draw:g>
          <draw:g>
            <draw:custom-shape draw:style-name="gr76" draw:text-style-name="P13" draw:layer="layout" svg:width="1.4cm" svg:height="1.4cm" svg:x="-10.1cm" svg:y="10.5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8" draw:text-style-name="P13" draw:layer="layout" svg:width="1.2cm" svg:height="1.2cm" svg:x="-10cm" svg:y="10.6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7" draw:text-style-name="P15" draw:layer="layout" svg:width="0.6cm" svg:height="0.6cm" svg:x="-9.7cm" svg:y="10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8" draw:text-style-name="P14" draw:layer="layout" svg:width="0.5cm" svg:height="0.9cm" svg:x="-9.65cm" svg:y="10.5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9" draw:text-style-name="P14" draw:layer="layout" svg:width="0.5cm" svg:height="0.5cm" svg:x="-9.65cm" svg:y="10.5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0" draw:text-style-name="P5" draw:layer="layout" svg:width="0.3cm" svg:height="0.3cm" svg:x="-9.55cm" svg:y="14.5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-10.15cm" svg:y="14.5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-9.55cm" svg:y="13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-8.95cm" svg:y="14.5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1" draw:text-style-name="P3" draw:layer="Paint" svg:width="4cm" svg:height="8.6cm" svg:x="-11.4cm" svg:y="7.118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1490.027493126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7" draw:layer="Paint" svg:width="3.999cm" svg:height="1.2cm" svg:x="-11.413cm" svg:y="7.618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23" draw:layer="Paint" svg:width="4cm" svg:height="1.699cm" svg:x="-11.4cm" svg:y="7.119cm">
            <text:p text:style-name="P43"><text:span text:style-name="T7">LANDING</text:span></text:p>
            <text:p text:style-name="P43"><text:span text:style-name="T7">GEAR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837.176470588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5" draw:layer="Paint" svg:x1="-8.6cm" svg:y1="12.717cm" svg:x2="-10.2cm" svg:y2="12.717cm">
            <text:p text:style-name="P43"><text:span text:style-name="T8">DOWN</text:span></text:p>
          </draw:line>
          <draw:line draw:style-name="gr18" draw:text-style-name="P25" draw:layer="Paint" svg:x1="-8.6cm" svg:y1="9.719cm" svg:x2="-10.2cm" svg:y2="9.719cm">
            <text:p text:style-name="P43"><text:span text:style-name="T8">UP</text:span></text:p>
          </draw:line>
        </draw:g>
        <draw:g>
          <draw:g>
            <draw:custom-shape draw:style-name="gr72" draw:text-style-name="P11" draw:layer="layout" svg:width="1.2cm" svg:height="1.2cm" svg:x="26.1cm" svg:y="6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6.3cm" svg:y="7.1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4" draw:text-style-name="P20" draw:layer="Paint" svg:x1="28.6cm" svg:y1="6.218cm" svg:x2="22.8cm" svg:y2="6.218cm">
              <text:p text:style-name="P43"><text:span text:style-name="T6">DISPLAY</text:span></text:p>
            </draw:line>
            <draw:line draw:style-name="gr25" draw:text-style-name="P18" draw:layer="Paint" svg:x1="28.6cm" svg:y1="16.718cm" svg:x2="22.8cm" svg:y2="16.718cm">
              <text:p/>
            </draw:line>
            <draw:line draw:style-name="gr25" draw:text-style-name="P18" draw:layer="Paint" svg:x1="28.6cm" svg:y1="6.218cm" svg:x2="27.1cm" svg:y2="6.218cm">
              <text:p/>
            </draw:line>
            <draw:line draw:style-name="gr25" draw:text-style-name="P18" draw:layer="Paint" svg:x1="24.3cm" svg:y1="6.218cm" svg:x2="22.8cm" svg:y2="6.218cm">
              <text:p/>
            </draw:line>
            <draw:line draw:style-name="gr25" draw:text-style-name="P18" draw:layer="Paint" svg:x1="28.6cm" svg:y1="6.218cm" svg:x2="28.6cm" svg:y2="6.618cm">
              <text:p/>
            </draw:line>
            <draw:line draw:style-name="gr25" draw:text-style-name="P18" draw:layer="Paint" svg:x1="22.8cm" svg:y1="6.618cm" svg:x2="22.8cm" svg:y2="6.218cm">
              <text:p/>
            </draw:line>
            <draw:line draw:style-name="gr25" draw:text-style-name="P18" draw:layer="Paint" svg:x1="28.6cm" svg:y1="16.718cm" svg:x2="28.6cm" svg:y2="16.318cm">
              <text:p/>
            </draw:line>
            <draw:line draw:style-name="gr25" draw:text-style-name="P18" draw:layer="Paint" svg:x1="22.8cm" svg:y1="16.318cm" svg:x2="22.8cm" svg:y2="16.718cm">
              <text:p/>
            </draw:line>
          </draw:g>
          <draw:line draw:style-name="gr18" draw:text-style-name="P17" draw:layer="Paint" svg:x1="23.507cm" svg:y1="7.523cm" svg:x2="23.007cm" svg:y2="7.523cm">
            <text:p text:style-name="P43"><text:span text:style-name="T5">1</text:span></text:p>
          </draw:line>
          <draw:line draw:style-name="gr18" draw:text-style-name="P17" draw:layer="Paint" svg:x1="28.307cm" svg:y1="9.521cm" svg:x2="27.807cm" svg:y2="9.521cm">
            <text:p text:style-name="P43"><text:span text:style-name="T5">2</text:span></text:p>
          </draw:line>
          <draw:line draw:style-name="gr18" draw:text-style-name="P17" draw:layer="Paint" svg:x1="23.507cm" svg:y1="9.523cm" svg:x2="23.007cm" svg:y2="9.523cm">
            <text:p text:style-name="P43"><text:span text:style-name="T5">3</text:span></text:p>
          </draw:line>
          <draw:line draw:style-name="gr18" draw:text-style-name="P17" draw:layer="Paint" svg:x1="28.307cm" svg:y1="11.521cm" svg:x2="27.807cm" svg:y2="11.521cm">
            <text:p text:style-name="P43"><text:span text:style-name="T5">4</text:span></text:p>
          </draw:line>
          <draw:line draw:style-name="gr18" draw:text-style-name="P17" draw:layer="Paint" svg:x1="23.507cm" svg:y1="11.523cm" svg:x2="23.007cm" svg:y2="11.523cm">
            <text:p text:style-name="P43"><text:span text:style-name="T5">5</text:span></text:p>
          </draw:line>
          <draw:line draw:style-name="gr18" draw:text-style-name="P17" draw:layer="Paint" svg:x1="28.307cm" svg:y1="13.521cm" svg:x2="27.807cm" svg:y2="13.521cm">
            <text:p text:style-name="P43"><text:span text:style-name="T5">6</text:span></text:p>
          </draw:line>
          <draw:line draw:style-name="gr18" draw:text-style-name="P17" draw:layer="Paint" svg:x1="23.507cm" svg:y1="13.523cm" svg:x2="23.007cm" svg:y2="13.523cm">
            <text:p text:style-name="P43"><text:span text:style-name="T5">7</text:span></text:p>
          </draw:line>
          <draw:line draw:style-name="gr18" draw:text-style-name="P17" draw:layer="Paint" svg:x1="28.307cm" svg:y1="15.521cm" svg:x2="27.807cm" svg:y2="15.521cm">
            <text:p text:style-name="P43"><text:span text:style-name="T5">8</text:span></text:p>
          </draw:line>
          <draw:line draw:style-name="gr18" draw:text-style-name="P17" draw:layer="Paint" svg:x1="23.507cm" svg:y1="15.523cm" svg:x2="23.007cm" svg:y2="15.523cm">
            <text:p text:style-name="P43"><text:span text:style-name="T5">9</text:span></text:p>
          </draw:line>
          <draw:polyline draw:style-name="gr36" draw:text-style-name="P18" draw:layer="Paint" svg:width="0.599cm" svg:height="0.399cm" draw:transform="rotate (-1.5707963267949) translate (28.3cm 7.191cm)" svg:viewBox="0 0 600 400" draw:points="600,200 0,200 0,0 300,200 0,400 0,200">
            <text:p/>
          </draw:polyline>
          <draw:g>
            <draw:custom-shape draw:style-name="gr72" draw:text-style-name="P11" draw:layer="layout" svg:width="1.2cm" svg:height="1.2cm" svg:x="24.1cm" svg:y="6.9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4.3cm" svg:y="7.1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5" draw:text-style-name="P21" draw:layer="layout" svg:width="0.9cm" svg:height="0.9cm" svg:x="24.25cm" svg:y="7.07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4.1cm" svg:y="6.9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4.3cm" svg:y="7.1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4.1cm" svg:y="8.9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4.3cm" svg:y="9.1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4.1cm" svg:y="10.9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4.3cm" svg:y="11.1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4.1cm" svg:y="12.9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4.3cm" svg:y="13.1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4.1cm" svg:y="14.9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4.3cm" svg:y="15.12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6.1cm" svg:y="8.9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6.3cm" svg:y="9.1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6.1cm" svg:y="10.9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6.3cm" svg:y="11.1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6.1cm" svg:y="12.9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6.3cm" svg:y="13.1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2" draw:text-style-name="P11" draw:layer="layout" svg:width="1.2cm" svg:height="1.2cm" svg:x="26.1cm" svg:y="14.9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26" draw:layer="layout" svg:width="0.8cm" svg:height="0.8cm" svg:x="26.3cm" svg:y="15.11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line draw:style-name="gr56" draw:text-style-name="P18" draw:layer="Paint" svg:x1="16.6cm" svg:y1="10.191cm" svg:x2="14.3cm" svg:y2="8.991cm">
              <text:p/>
            </draw:line>
            <draw:line draw:style-name="gr56" draw:text-style-name="P18" draw:layer="Paint" svg:x1="16.8cm" svg:y1="9.891cm" svg:x2="14.3cm" svg:y2="8.091cm">
              <text:p/>
            </draw:line>
            <draw:line draw:style-name="gr56" draw:text-style-name="P18" draw:layer="Paint" svg:x1="16.8cm" svg:y1="12.891cm" svg:x2="14.3cm" svg:y2="14.691cm">
              <text:p/>
            </draw:line>
            <draw:line draw:style-name="gr56" draw:text-style-name="P18" draw:layer="Paint" svg:x1="16.6cm" svg:y1="12.591cm" svg:x2="14.3cm" svg:y2="13.791cm">
              <text:p/>
            </draw:line>
            <draw:line draw:style-name="gr56" draw:text-style-name="P18" draw:layer="Paint" svg:x1="16.4cm" svg:y1="12.191cm" svg:x2="14.3cm" svg:y2="12.791cm">
              <text:p/>
            </draw:line>
            <draw:line draw:style-name="gr56" draw:text-style-name="P18" draw:layer="Paint" svg:x1="16.3cm" svg:y1="11.691cm" svg:x2="14.3cm" svg:y2="11.891cm">
              <text:p/>
            </draw:line>
            <draw:line draw:style-name="gr56" draw:text-style-name="P18" draw:layer="Paint" svg:x1="16.3cm" svg:y1="11.091cm" svg:x2="14.3cm" svg:y2="10.891cm">
              <text:p/>
            </draw:line>
            <draw:line draw:style-name="gr56" draw:text-style-name="P18" draw:layer="Paint" svg:x1="16.4cm" svg:y1="10.591cm" svg:x2="14.3cm" svg:y2="9.991cm">
              <text:p/>
            </draw:line>
          </draw:g>
          <draw:g>
            <draw:g>
              <draw:custom-shape draw:style-name="gr85" draw:text-style-name="P14" draw:layer="layout" svg:width="4.8cm" svg:height="4.8cm" svg:x="16.4cm" svg:y="8.99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6" draw:text-style-name="P13" draw:layer="layout" svg:width="4.6cm" svg:height="4.6cm" svg:x="16.5cm" svg:y="9.09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2" draw:text-style-name="P11" draw:layer="layout" svg:width="1.2cm" svg:height="1.2cm" svg:x="16.4cm" svg:y="7.39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3" draw:text-style-name="P5" draw:layer="layout" svg:width="0.8cm" svg:height="0.8cm" svg:x="16.6cm" svg:y="7.59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2" draw:text-style-name="P11" draw:layer="layout" svg:width="1.2cm" svg:height="1.2cm" svg:x="14.9cm" svg:y="8.69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3" draw:text-style-name="P5" draw:layer="layout" svg:width="0.8cm" svg:height="0.8cm" svg:x="15.1cm" svg:y="8.89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74" draw:text-style-name="P19" draw:layer="layout" svg:width="0.3cm" svg:height="0.3cm" svg:x="13.799cm" svg:y="7.74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3.798cm" svg:y="8.74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3.798cm" svg:y="9.74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3.798cm" svg:y="10.74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3.798cm" svg:y="11.74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3.797cm" svg:y="12.74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3.797cm" svg:y="13.74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9" draw:layer="layout" svg:width="0.3cm" svg:height="0.3cm" svg:x="13.797cm" svg:y="14.74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28" draw:layer="Paint" svg:x1="13.4cm" svg:y1="7.891cm" svg:x2="9.1cm" svg:y2="7.891cm">
            <text:p text:style-name="P48"><text:span text:style-name="T5">ELEVATOR TRIM</text:span></text:p>
          </draw:line>
          <draw:line draw:style-name="gr18" draw:text-style-name="P28" draw:layer="Paint" svg:x1="13.4cm" svg:y1="8.893cm" svg:x2="9.1cm" svg:y2="8.893cm">
            <text:p text:style-name="P48"><text:span text:style-name="T5">AILERON TRIM</text:span></text:p>
          </draw:line>
          <draw:line draw:style-name="gr18" draw:text-style-name="P28" draw:layer="Paint" svg:x1="13.4cm" svg:y1="9.893cm" svg:x2="9.1cm" svg:y2="9.893cm">
            <text:p text:style-name="P48"><text:span text:style-name="T5">RUDDER TRIM</text:span></text:p>
          </draw:line>
          <draw:line draw:style-name="gr18" draw:text-style-name="P28" draw:layer="Paint" svg:x1="13.4cm" svg:y1="10.893cm" svg:x2="9.1cm" svg:y2="10.893cm">
            <text:p text:style-name="P48"><text:span text:style-name="T5">AP SPEED</text:span></text:p>
          </draw:line>
          <draw:line draw:style-name="gr18" draw:text-style-name="P28" draw:layer="Paint" svg:x1="13.4cm" svg:y1="11.893cm" svg:x2="9.1cm" svg:y2="11.893cm">
            <text:p text:style-name="P48"><text:span text:style-name="T5">AP HEADING</text:span></text:p>
          </draw:line>
          <draw:line draw:style-name="gr18" draw:text-style-name="P28" draw:layer="Paint" svg:x1="13.4cm" svg:y1="12.895cm" svg:x2="9.1cm" svg:y2="12.895cm">
            <text:p text:style-name="P48"><text:span text:style-name="T5">AP ALTITUDE</text:span></text:p>
          </draw:line>
          <draw:line draw:style-name="gr18" draw:text-style-name="P28" draw:layer="Paint" svg:x1="13.4cm" svg:y1="13.895cm" svg:x2="9.1cm" svg:y2="13.895cm">
            <text:p text:style-name="P48"><text:span text:style-name="T5">AP V. SPEED</text:span></text:p>
          </draw:line>
          <draw:line draw:style-name="gr18" draw:text-style-name="P28" draw:layer="Paint" svg:x1="13.4cm" svg:y1="14.895cm" svg:x2="9.1cm" svg:y2="14.895cm">
            <text:p text:style-name="P48"><text:span text:style-name="T5">E</text:span></text:p>
          </draw:line>
        </draw:g>
        <draw:g>
          <draw:line draw:style-name="gr24" draw:text-style-name="P20" draw:layer="Paint" svg:x1="2.7cm" svg:y1="7.093cm" svg:x2="-1.4cm" svg:y2="7.093cm">
            <text:p text:style-name="P43"><text:span text:style-name="T6">SPOILERS</text:span></text:p>
          </draw:line>
          <draw:line draw:style-name="gr25" draw:text-style-name="P18" draw:layer="Paint" svg:x1="2.9cm" svg:y1="7.091cm" svg:x2="2.3cm" svg:y2="7.093cm">
            <text:p/>
          </draw:line>
          <draw:line draw:style-name="gr25" draw:text-style-name="P18" draw:layer="Paint" svg:x1="-1cm" svg:y1="7.091cm" svg:x2="-1.6cm" svg:y2="7.093cm">
            <text:p/>
          </draw:line>
          <draw:line draw:style-name="gr25" draw:text-style-name="P18" draw:layer="Paint" svg:x1="2.9cm" svg:y1="7.091cm" svg:x2="2.9cm" svg:y2="15.991cm">
            <text:p/>
          </draw:line>
          <draw:line draw:style-name="gr25" draw:text-style-name="P18" draw:layer="Paint" svg:x1="-1.6cm" svg:y1="7.091cm" svg:x2="-1.6cm" svg:y2="15.991cm">
            <text:p/>
          </draw:line>
          <draw:g>
            <draw:g>
              <draw:custom-shape draw:style-name="gr40" draw:text-style-name="P29" draw:layer="layout" svg:width="0.2cm" svg:height="6.3cm" svg:x="0.1cm" svg:y="8.39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41" draw:text-style-name="P14" draw:layer="layout" svg:width="1.6cm" svg:height="0.7cm" svg:x="-0.6cm" svg:y="8.818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42" draw:text-style-name="P4" draw:layer="layout" svg:width="0.8cm" svg:height="0.1cm" svg:x="-0.6cm" svg:y="9.118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line draw:style-name="gr18" draw:text-style-name="P25" draw:layer="Paint" svg:x1="2.498cm" svg:y1="14.577cm" svg:x2="1.298cm" svg:y2="14.577cm">
              <text:p text:style-name="P43"><text:span text:style-name="T8">MAX</text:span></text:p>
            </draw:line>
            <draw:line draw:style-name="gr37" draw:text-style-name="P18" draw:layer="Paint" svg:x1="1.1cm" svg:y1="14.545cm" svg:x2="-0.7cm" svg:y2="14.545cm">
              <text:p/>
            </draw:line>
            <draw:line draw:style-name="gr37" draw:text-style-name="P18" draw:layer="Paint" svg:x1="1.1cm" svg:y1="11.541cm" svg:x2="-0.7cm" svg:y2="11.541cm">
              <text:p/>
            </draw:line>
            <draw:line draw:style-name="gr37" draw:text-style-name="P18" draw:layer="Paint" svg:x1="1.1cm" svg:y1="8.537cm" svg:x2="-0.7cm" svg:y2="8.537cm">
              <text:p/>
            </draw:line>
            <draw:line draw:style-name="gr18" draw:text-style-name="P25" draw:layer="Paint" svg:x1="2.498cm" svg:y1="11.577cm" svg:x2="1.298cm" svg:y2="11.577cm">
              <text:p text:style-name="P43"><text:span text:style-name="T8">1/2</text:span></text:p>
            </draw:line>
            <draw:line draw:style-name="gr18" draw:text-style-name="P25" draw:layer="Paint" svg:x1="2.498cm" svg:y1="8.573cm" svg:x2="1.298cm" svg:y2="8.573cm">
              <text:p text:style-name="P43"><text:span text:style-name="T8">0</text:span></text:p>
            </draw:line>
          </draw:g>
          <draw:line draw:style-name="gr25" draw:text-style-name="P18" draw:layer="Paint" svg:x1="2.9cm" svg:y1="15.991cm" svg:x2="-1.6cm" svg:y2="15.993cm">
            <text:p/>
          </draw:line>
        </draw:g>
        <draw:g>
          <draw:g>
            <draw:g>
              <draw:custom-shape draw:style-name="gr40" draw:text-style-name="P29" draw:layer="layout" svg:width="0.2cm" svg:height="6.3cm" svg:x="4.9cm" svg:y="8.39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41" draw:text-style-name="P14" draw:layer="layout" svg:width="1.6cm" svg:height="0.7cm" svg:x="4.2cm" svg:y="8.818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42" draw:text-style-name="P4" draw:layer="layout" svg:width="0.8cm" svg:height="0.1cm" svg:x="4.2cm" svg:y="9.118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87" draw:text-style-name="P30" draw:layer="layout" svg:width="0.3cm" svg:height="0.3cm" svg:x="6.7cm" svg:y="8.414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6.2cm" svg:y="9.0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6.2cm" svg:y="9.75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6.7cm" svg:y="14.42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6.7cm" svg:y="10.4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6.7cm" svg:y="12.4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6.2cm" svg:y="11.08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6.2cm" svg:y="11.73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6.2cm" svg:y="13.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30" draw:layer="layout" svg:width="0.3cm" svg:height="0.3cm" svg:x="6.2cm" svg:y="13.75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18" draw:layer="Paint" svg:x1="6.9cm" svg:y1="9.236cm" svg:x2="6.6cm" svg:y2="9.236cm">
              <text:p/>
            </draw:line>
            <draw:line draw:style-name="gr57" draw:text-style-name="P18" draw:layer="Paint" svg:x1="6.9cm" svg:y1="9.895cm" svg:x2="6.6cm" svg:y2="9.895cm">
              <text:p/>
            </draw:line>
            <draw:line draw:style-name="gr57" draw:text-style-name="P18" draw:layer="Paint" svg:x1="6.9cm" svg:y1="11.233cm" svg:x2="6.6cm" svg:y2="11.233cm">
              <text:p/>
            </draw:line>
            <draw:line draw:style-name="gr57" draw:text-style-name="P18" draw:layer="Paint" svg:x1="6.9cm" svg:y1="11.892cm" svg:x2="6.6cm" svg:y2="11.892cm">
              <text:p/>
            </draw:line>
            <draw:line draw:style-name="gr57" draw:text-style-name="P18" draw:layer="Paint" svg:x1="6.9cm" svg:y1="13.247cm" svg:x2="6.6cm" svg:y2="13.247cm">
              <text:p/>
            </draw:line>
            <draw:line draw:style-name="gr57" draw:text-style-name="P18" draw:layer="Paint" svg:x1="6.9cm" svg:y1="13.906cm" svg:x2="6.6cm" svg:y2="13.906cm">
              <text:p/>
            </draw:line>
            <draw:line draw:style-name="gr37" draw:text-style-name="P18" draw:layer="Paint" svg:x1="6.6cm" svg:y1="8.564cm" svg:x2="5.6cm" svg:y2="8.564cm">
              <text:p/>
            </draw:line>
            <draw:line draw:style-name="gr37" draw:text-style-name="P18" draw:layer="Paint" svg:x1="6.6cm" svg:y1="10.564cm" svg:x2="5.6cm" svg:y2="10.564cm">
              <text:p/>
            </draw:line>
            <draw:line draw:style-name="gr37" draw:text-style-name="P18" draw:layer="Paint" svg:x1="6.6cm" svg:y1="12.578cm" svg:x2="5.6cm" svg:y2="12.578cm">
              <text:p/>
            </draw:line>
            <draw:line draw:style-name="gr37" draw:text-style-name="P18" draw:layer="Paint" svg:x1="6.6cm" svg:y1="14.572cm" svg:x2="5.6cm" svg:y2="14.572cm">
              <text:p/>
            </draw:line>
            <draw:line draw:style-name="gr37" draw:text-style-name="P18" draw:layer="Paint" svg:x1="4.4cm" svg:y1="8.564cm" svg:x2="3.9cm" svg:y2="8.564cm">
              <text:p/>
            </draw:line>
            <draw:line draw:style-name="gr37" draw:text-style-name="P18" draw:layer="Paint" svg:x1="4.4cm" svg:y1="10.564cm" svg:x2="3.9cm" svg:y2="10.564cm">
              <text:p/>
            </draw:line>
            <draw:line draw:style-name="gr37" draw:text-style-name="P18" draw:layer="Paint" svg:x1="4.4cm" svg:y1="12.578cm" svg:x2="3.9cm" svg:y2="12.578cm">
              <text:p/>
            </draw:line>
            <draw:line draw:style-name="gr37" draw:text-style-name="P18" draw:layer="Paint" svg:x1="4.4cm" svg:y1="14.572cm" svg:x2="3.9cm" svg:y2="14.572cm">
              <text:p/>
            </draw:line>
          </draw:g>
          <draw:line draw:style-name="gr24" draw:text-style-name="P20" draw:layer="Paint" svg:x1="7.6cm" svg:y1="7.091cm" svg:x2="3.3cm" svg:y2="7.091cm">
            <text:p text:style-name="P43"><text:span text:style-name="T6">FLAPS</text:span></text:p>
          </draw:line>
          <draw:line draw:style-name="gr25" draw:text-style-name="P18" draw:layer="Paint" svg:x1="7.6cm" svg:y1="7.091cm" svg:x2="6.6cm" svg:y2="7.091cm">
            <text:p/>
          </draw:line>
          <draw:line draw:style-name="gr25" draw:text-style-name="P18" draw:layer="Paint" svg:x1="4.3cm" svg:y1="7.091cm" svg:x2="3.3cm" svg:y2="7.091cm">
            <text:p/>
          </draw:line>
          <draw:line draw:style-name="gr25" draw:text-style-name="P18" draw:layer="Paint" svg:x1="7.6cm" svg:y1="7.091cm" svg:x2="7.6cm" svg:y2="15.991cm">
            <text:p/>
          </draw:line>
          <draw:line draw:style-name="gr25" draw:text-style-name="P18" draw:layer="Paint" svg:x1="7.6cm" svg:y1="15.991cm" svg:x2="3.3cm" svg:y2="15.993cm">
            <text:p/>
          </draw:line>
          <draw:line draw:style-name="gr25" draw:text-style-name="P18" draw:layer="Paint" svg:x1="3.3cm" svg:y1="7.091cm" svg:x2="3.3cm" svg:y2="15.991cm">
            <text:p/>
          </draw:line>
        </draw:g>
        <draw:g>
          <draw:g>
            <draw:custom-shape draw:style-name="gr68" draw:text-style-name="P13" draw:layer="layout" svg:width="1.2cm" svg:height="1.2cm" svg:x="-5.1cm" svg:y="11.9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4" draw:layer="layout" svg:width="0.6cm" svg:height="0.6cm" svg:x="-4.8cm" svg:y="12.2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5" draw:layer="layout" svg:width="0.3cm" svg:height="0.61cm" svg:x="-4.65cm" svg:y="12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5" draw:layer="layout" svg:width="0.3cm" svg:height="0.3cm" svg:x="-4.65cm" svg:y="12.01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8" draw:text-style-name="P17" draw:layer="Paint" svg:x1="-3.7cm" svg:y1="11.317cm" svg:x2="-5.3cm" svg:y2="11.317cm">
            <text:p text:style-name="P43"><text:span text:style-name="T5">G</text:span></text:p>
          </draw:line>
          <draw:line draw:style-name="gr18" draw:text-style-name="P17" draw:layer="Paint" svg:x1="-3.7cm" svg:y1="7.619cm" svg:x2="-5.3cm" svg:y2="7.619cm">
            <text:p text:style-name="P43"><text:span text:style-name="T5">F</text:span></text:p>
          </draw:line>
          <draw:line draw:style-name="gr18" draw:text-style-name="P31" draw:layer="Paint" svg:x1="-2.7cm" svg:y1="13.251cm" svg:x2="-2.7cm" svg:y2="7.251cm">
            <text:p text:style-name="P43"><text:span text:style-name="T9">CUSTOM</text:span></text:p>
          </draw:line>
          <draw:line draw:style-name="gr56" draw:text-style-name="P32" draw:layer="Paint" svg:x1="-2.7cm" svg:y1="11.743cm" svg:x2="-2.7cm" svg:y2="13.393cm">
            <text:p/>
          </draw:line>
          <draw:line draw:style-name="gr56" draw:text-style-name="P32" draw:layer="Paint" svg:x1="-2.7cm" svg:y1="7.091cm" svg:x2="-2.7cm" svg:y2="8.741cm">
            <text:p/>
          </draw:line>
          <draw:line draw:style-name="gr56" draw:text-style-name="P32" draw:layer="Paint" svg:x1="-3.1cm" svg:y1="13.391cm" svg:x2="-2.7cm" svg:y2="13.391cm">
            <text:p/>
          </draw:line>
          <draw:line draw:style-name="gr56" draw:text-style-name="P32" draw:layer="Paint" svg:x1="-2.7cm" svg:y1="7.091cm" svg:x2="-3.1cm" svg:y2="7.091cm">
            <text:p/>
          </draw:line>
          <draw:line draw:style-name="gr56" draw:text-style-name="P32" draw:layer="Paint" svg:x1="-6.3cm" svg:y1="7.091cm" svg:x2="-6.3cm" svg:y2="13.391cm">
            <text:p/>
          </draw:line>
          <draw:line draw:style-name="gr56" draw:text-style-name="P32" draw:layer="Paint" svg:x1="-6.3cm" svg:y1="13.391cm" svg:x2="-5.9cm" svg:y2="13.391cm">
            <text:p/>
          </draw:line>
          <draw:line draw:style-name="gr56" draw:text-style-name="P32" draw:layer="Paint" svg:x1="-5.9cm" svg:y1="7.091cm" svg:x2="-6.3cm" svg:y2="7.091cm">
            <text:p/>
          </draw:line>
          <draw:g>
            <draw:custom-shape draw:style-name="gr88" draw:text-style-name="P33" draw:layer="layout" svg:width="2.3cm" svg:height="2.3cm" svg:x="-5.65cm" svg:y="8.25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4" draw:layer="layout" svg:width="1.5cm" svg:height="1.5cm" svg:x="-5.25cm" svg:y="8.651cm">
              <text:p/>
              <draw:enhanced-geometry svg:viewBox="0 0 21600 21600" draw:mirror-horizontal="tru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  <draw:custom-shape draw:style-name="gr90" draw:text-style-name="P35" draw:layer="layout" svg:width="1.4cm" svg:height="1.4cm" svg:x="-5.2cm" svg:y="8.70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36" draw:layer="layout" svg:width="1.1cm" svg:height="1.1cm" svg:x="-5.05cm" svg:y="8.85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37" draw:layer="layout" svg:x1="-3.6cm" svg:y1="10.101cm" svg:x2="-3.9cm" svg:y2="9.901cm">
              <text:p/>
            </draw:line>
          </draw:g>
        </draw:g>
      </draw:page>
      <draw:page draw:name="page7" draw:style-name="dp2" draw:master-page-name="Default">
        <draw:custom-shape draw:style-name="gr93" draw:text-style-name="P52" draw:layer="Backlight" svg:width="4.9cm" svg:height="7.2cm" svg:x="16cm" svg:y="7.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draw:layer="Backlight" svg:width="1cm" svg:height="1cm" svg:x="33.6cm" svg:y="7.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2" draw:layer="Backlight" svg:width="1.4cm" svg:height="0.9cm" svg:x="27cm" svg:y="14.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2" draw:layer="Backlight" svg:width="1.2cm" svg:height="0.9cm" svg:x="27.1cm" svg:y="11.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2" draw:layer="Backlight" svg:width="3.1cm" svg:height="1.1cm" svg:x="27.4cm" svg:y="6.51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2" draw:layer="Backlight" svg:width="1.1cm" svg:height="1.1cm" svg:x="1cm" svg:y="9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2" draw:layer="Backlight" svg:width="1.1cm" svg:height="1.1cm" svg:x="1cm" svg:y="1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2" draw:layer="Backlight" svg:width="1.1cm" svg:height="1.1cm" svg:x="1cm" svg:y="1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2" draw:layer="Backlight" svg:width="1.1cm" svg:height="1.1cm" svg:x="5.8cm" svg:y="1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2" draw:layer="Backlight" svg:width="1.1cm" svg:height="1.1cm" svg:x="5.8cm" svg:y="1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2" draw:layer="Backlight" svg:width="1.1cm" svg:height="1.1cm" svg:x="5.8cm" svg:y="1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2" draw:layer="Backlight" svg:width="1.1cm" svg:height="1.1cm" svg:x="5.8cm" svg:y="9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2" draw:layer="Backlight" svg:width="1.1cm" svg:height="1.1cm" svg:x="5.8cm" svg:y="7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2" draw:layer="Backlight" svg:width="1.2cm" svg:height="1.3cm" svg:x="0.9cm" svg:y="6.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2" draw:layer="Backlight" svg:width="1.2cm" svg:height="1cm" svg:x="29.1cm" svg:y="1.4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2" draw:layer="Backlight" svg:width="1.2cm" svg:height="1cm" svg:x="26.1cm" svg:y="1.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2" draw:layer="Backlight" svg:width="12.4cm" svg:height="0.99cm" svg:x="5.5cm" svg:y="1.4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2" draw:layer="Backlight" svg:width="2.4cm" svg:height="1cm" svg:x="10.5cm" svg:y="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1" draw:layer="layout" svg:width="3.4cm" svg:height="1.8cm" svg:x="32.9cm" svg:y="1.818cm">
          <text:p text:style-name="P41"><text:span text:style-name="T1">Setting</text:span></text:p>
          <text:p text:style-name="P41"><text:span text:style-name="T2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Paint" svg:width="4cm" svg:height="2.373cm" svg:x="32.6cm" svg:y="1.5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22.13029989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9cm" svg:height="1.9cm" svg:x="1.65cm" svg:y="2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cm" svg:height="1.5cm" svg:x="1.85cm" svg:y="2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Paint" svg:width="3.2cm" svg:height="4cm" svg:x="1cm" svg:y="1.0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75.913776944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Paint" svg:width="3.2cm" svg:height="0.719cm" svg:x="1cm" svg:y="1.5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Paint" svg:width="3.2cm" svg:height="1.231cm" svg:x="1cm" svg:y="1.018cm">
          <text:p text:style-name="P43"><text:span text:style-name="T3">PA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05.57868442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0.7cm" svg:height="2.4cm" svg:x="39.1cm" svg:y="2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7cm" svg:height="1.2cm" svg:x="39.1cm" svg:y="2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0.1cm" svg:height="0.1cm" svg:x="39.4cm" svg:y="2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Paint" svg:width="3.1cm" svg:height="4.8cm" svg:x="37.9cm" svg:y="0.7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71.23508545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Paint" svg:width="3.1cm" svg:height="0.602cm" svg:x="37.901cm" svg:y="1.3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Paint" svg:width="3.1cm" svg:height="1.2cm" svg:x="37.901cm" svg:y="0.719cm">
          <text:p text:style-name="P43"><text:span text:style-name="T4">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23.56369691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2cm" svg:height="1.2cm" svg:x="33.5cm" svg:y="15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33.8cm" svg:y="15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33.95cm" svg:y="1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33.95cm" svg:y="1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Backlight" svg:width="3cm" svg:height="1.6cm" svg:x="32.6cm" svg:y="13.6cm">
          <text:p/>
          <draw:enhanced-geometry svg:viewBox="0 0 21600 21600" draw:type="rectangle" draw:enhanced-path="M 0 0 L 21600 0 21600 21600 0 21600 0 0 Z N"/>
        </draw:custom-shape>
        <draw:line draw:style-name="gr18" draw:text-style-name="P17" draw:layer="Paint" svg:x1="33.3cm" svg:y1="14.418cm" svg:x2="34.9cm" svg:y2="14.418cm">
          <text:p text:style-name="P43"><text:span text:style-name="T5">PARKING</text:span></text:p>
          <text:p text:style-name="P43"><text:span text:style-name="T5">BRAKE</text:span></text:p>
        </draw:line>
        <draw:line draw:style-name="gr19" draw:text-style-name="P18" draw:layer="Paint" svg:x1="20.7cm" svg:y1="2.518cm" svg:x2="20.7cm" svg:y2="3.018cm">
          <text:p/>
        </draw:line>
        <draw:custom-shape draw:style-name="gr20" draw:text-style-name="P11" draw:layer="layout" svg:width="1.2cm" svg:height="1.2cm" svg:x="20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8cm" svg:height="0.8cm" svg:x="20.3cm" svg:y="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20.55cm" svg:y="2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8" draw:layer="Paint" svg:x1="23.7cm" svg:y1="2.518cm" svg:x2="23.7cm" svg:y2="3.018cm">
          <text:p/>
        </draw:line>
        <draw:custom-shape draw:style-name="gr22" draw:text-style-name="P19" draw:layer="layout" svg:width="0.3cm" svg:height="0.3cm" svg:x="23.55cm" svg:y="2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8" draw:layer="Paint" svg:x1="19.2cm" svg:y1="5.018cm" svg:x2="31.2cm" svg:y2="5.018cm">
          <text:p/>
        </draw:line>
        <draw:custom-shape draw:style-name="gr100" draw:text-style-name="P52" draw:layer="Backlight" svg:width="1.2cm" svg:height="1cm" svg:x="23.1cm" svg:y="1.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3" draw:layer="Backlight" svg:width="2.7cm" svg:height="1cm" svg:x="23.836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4" draw:layer="Paint" svg:x1="19.2cm" svg:y1="1.02cm" svg:x2="31.2cm" svg:y2="1.02cm">
          <text:p text:style-name="P43"><text:span text:style-name="T6">CUSTOM</text:span></text:p>
        </draw:line>
        <draw:line draw:style-name="gr23" draw:text-style-name="P18" draw:layer="Paint" svg:x1="19.2cm" svg:y1="1.018cm" svg:x2="23.7cm" svg:y2="1.018cm">
          <text:p/>
        </draw:line>
        <draw:line draw:style-name="gr25" draw:text-style-name="P18" draw:layer="Paint" svg:x1="19.2cm" svg:y1="1.02cm" svg:x2="19.2cm" svg:y2="1.02cm">
          <text:p/>
        </draw:line>
        <draw:line draw:style-name="gr23" draw:text-style-name="P18" draw:layer="Paint" svg:x1="26.7cm" svg:y1="1.018cm" svg:x2="31.2cm" svg:y2="1.018cm">
          <text:p/>
        </draw:line>
        <draw:line draw:style-name="gr23" draw:text-style-name="P18" draw:layer="Paint" svg:x1="19.2cm" svg:y1="1.018cm" svg:x2="19.2cm" svg:y2="1.418cm">
          <text:p/>
        </draw:line>
        <draw:line draw:style-name="gr23" draw:text-style-name="P18" draw:layer="Paint" svg:x1="31.2cm" svg:y1="1.418cm" svg:x2="31.2cm" svg:y2="1.018cm">
          <text:p/>
        </draw:line>
        <draw:line draw:style-name="gr23" draw:text-style-name="P18" draw:layer="Paint" svg:x1="19.2cm" svg:y1="5.018cm" svg:x2="19.2cm" svg:y2="4.618cm">
          <text:p/>
        </draw:line>
        <draw:line draw:style-name="gr23" draw:text-style-name="P18" draw:layer="Paint" svg:x1="31.2cm" svg:y1="4.618cm" svg:x2="31.2cm" svg:y2="5.018cm">
          <text:p/>
        </draw:line>
        <draw:custom-shape draw:style-name="gr100" draw:text-style-name="P52" draw:layer="Backlight" svg:width="1.2cm" svg:height="1cm" svg:x="20.1cm" svg:y="1.4cm">
          <text:p/>
          <draw:enhanced-geometry svg:viewBox="0 0 21600 21600" draw:type="rectangle" draw:enhanced-path="M 0 0 L 21600 0 21600 21600 0 21600 0 0 Z N"/>
        </draw:custom-shape>
        <draw:line draw:style-name="gr18" draw:text-style-name="P17" draw:layer="Paint" svg:x1="19.893cm" svg:y1="1.919cm" svg:x2="21.493cm" svg:y2="1.919cm">
          <text:p text:style-name="P43"><text:span text:style-name="T5">A</text:span></text:p>
        </draw:line>
        <draw:line draw:style-name="gr18" draw:text-style-name="P17" draw:layer="Paint" svg:x1="25.893cm" svg:y1="1.921cm" svg:x2="27.493cm" svg:y2="1.921cm">
          <text:p text:style-name="P43"><text:span text:style-name="T5">C</text:span></text:p>
        </draw:line>
        <draw:line draw:style-name="gr18" draw:text-style-name="P17" draw:layer="Paint" svg:x1="22.893cm" svg:y1="1.921cm" svg:x2="24.493cm" svg:y2="1.921cm">
          <text:p text:style-name="P43"><text:span text:style-name="T5">B</text:span></text:p>
        </draw:line>
        <draw:line draw:style-name="gr18" draw:text-style-name="P17" draw:layer="Paint" svg:x1="28.893cm" svg:y1="1.921cm" svg:x2="30.493cm" svg:y2="1.921cm">
          <text:p text:style-name="P43"><text:span text:style-name="T5">D</text:span></text:p>
        </draw:line>
        <draw:custom-shape draw:style-name="gr20" draw:text-style-name="P11" draw:layer="layout" svg:width="1.2cm" svg:height="1.2cm" svg:x="23.102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8cm" svg:height="0.8cm" svg:x="23.302cm" svg:y="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6.102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8cm" svg:height="0.8cm" svg:x="26.302cm" svg:y="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0.9cm" svg:height="0.9cm" svg:x="26.252cm" svg:y="3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6.103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8cm" svg:height="0.8cm" svg:x="26.303cm" svg:y="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9.103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8cm" svg:height="0.8cm" svg:x="29.303cm" svg:y="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0.10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8cm" svg:height="0.8cm" svg:x="20.301cm" svg:y="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6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6.4cm" svg:y="3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6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6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8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8.4cm" svg:y="3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8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8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10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10.4cm" svg:y="3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10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10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12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12.4cm" svg:y="3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12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12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14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14.4cm" svg:y="3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14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14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16.1cm" svg:y="2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16.4cm" svg:y="3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16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16.55cm" svg:y="3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8" draw:layer="Paint" svg:x1="5.2cm" svg:y1="5.018cm" svg:x2="18.2cm" svg:y2="5.018cm">
          <text:p/>
        </draw:line>
        <draw:line draw:style-name="gr24" draw:text-style-name="P20" draw:layer="Paint" svg:x1="5.2cm" svg:y1="1.018cm" svg:x2="18.2cm" svg:y2="1.018cm">
          <text:p text:style-name="P43"><text:span text:style-name="T6">LIGHTS</text:span></text:p>
        </draw:line>
        <draw:line draw:style-name="gr23" draw:text-style-name="P18" draw:layer="Paint" svg:x1="5.2cm" svg:y1="1.018cm" svg:x2="10.4cm" svg:y2="1.018cm">
          <text:p/>
        </draw:line>
        <draw:line draw:style-name="gr25" draw:text-style-name="P18" draw:layer="Paint" svg:x1="5.2cm" svg:y1="1.018cm" svg:x2="5.2cm" svg:y2="1.018cm">
          <text:p/>
        </draw:line>
        <draw:line draw:style-name="gr23" draw:text-style-name="P18" draw:layer="Paint" svg:x1="13cm" svg:y1="1.018cm" svg:x2="18.2cm" svg:y2="1.018cm">
          <text:p/>
        </draw:line>
        <draw:line draw:style-name="gr23" draw:text-style-name="P18" draw:layer="Paint" svg:x1="5.2cm" svg:y1="1.018cm" svg:x2="5.2cm" svg:y2="1.418cm">
          <text:p/>
        </draw:line>
        <draw:line draw:style-name="gr23" draw:text-style-name="P18" draw:layer="Paint" svg:x1="18.2cm" svg:y1="1.418cm" svg:x2="18.2cm" svg:y2="1.018cm">
          <text:p/>
        </draw:line>
        <draw:line draw:style-name="gr23" draw:text-style-name="P18" draw:layer="Paint" svg:x1="5.2cm" svg:y1="5.018cm" svg:x2="5.2cm" svg:y2="4.618cm">
          <text:p/>
        </draw:line>
        <draw:line draw:style-name="gr23" draw:text-style-name="P18" draw:layer="Paint" svg:x1="18.2cm" svg:y1="4.618cm" svg:x2="18.2cm" svg:y2="5.018cm">
          <text:p/>
        </draw:line>
        <draw:line draw:style-name="gr18" draw:text-style-name="P17" draw:layer="Paint" svg:x1="5.893cm" svg:y1="1.921cm" svg:x2="7.493cm" svg:y2="1.921cm">
          <text:p text:style-name="P43"><text:span text:style-name="T5">BCN</text:span></text:p>
        </draw:line>
        <draw:line draw:style-name="gr18" draw:text-style-name="P17" draw:layer="Paint" svg:x1="7.893cm" svg:y1="1.935cm" svg:x2="9.493cm" svg:y2="1.935cm">
          <text:p text:style-name="P43"><text:span text:style-name="T5">LAND</text:span></text:p>
        </draw:line>
        <draw:line draw:style-name="gr18" draw:text-style-name="P17" draw:layer="Paint" svg:x1="9.893cm" svg:y1="1.935cm" svg:x2="11.493cm" svg:y2="1.935cm">
          <text:p text:style-name="P43"><text:span text:style-name="T5">TAXI</text:span></text:p>
        </draw:line>
        <draw:line draw:style-name="gr18" draw:text-style-name="P17" draw:layer="Paint" svg:x1="11.893cm" svg:y1="1.935cm" svg:x2="13.493cm" svg:y2="1.935cm">
          <text:p text:style-name="P43"><text:span text:style-name="T5">NAV</text:span></text:p>
        </draw:line>
        <draw:line draw:style-name="gr18" draw:text-style-name="P17" draw:layer="Paint" svg:x1="13.893cm" svg:y1="1.935cm" svg:x2="15.493cm" svg:y2="1.935cm">
          <text:p text:style-name="P43"><text:span text:style-name="T5">STROBE</text:span></text:p>
        </draw:line>
        <draw:line draw:style-name="gr18" draw:text-style-name="P17" draw:layer="Paint" svg:x1="15.893cm" svg:y1="1.935cm" svg:x2="17.493cm" svg:y2="1.935cm">
          <text:p text:style-name="P43"><text:span text:style-name="T5">CABIN</text:span></text:p>
        </draw:line>
        <draw:custom-shape draw:style-name="gr27" draw:text-style-name="P13" draw:layer="layout" svg:width="1.4cm" svg:height="1.4cm" svg:x="38.3cm" svg:y="10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cm" svg:height="1.2cm" svg:x="38.4cm" svg:y="10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6cm" svg:height="0.6cm" svg:x="38.7cm" svg:y="10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0.5cm" svg:height="0.9cm" svg:x="38.75cm" svg:y="10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0.5cm" svg:height="0.5cm" svg:x="38.75cm" svg:y="10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3cm" svg:height="0.3cm" svg:x="38.85cm" svg:y="14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39.45cm" svg:y="14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38.85cm" svg:y="13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38.25cm" svg:y="14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Backlight" svg:width="1.4cm" svg:height="1cm" svg:x="38.3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draw:layer="Paint" svg:width="4cm" svg:height="8.6cm" svg:x="37cm" svg:y="7.1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90.02749312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draw:layer="Paint" svg:width="3.999cm" svg:height="1.2cm" svg:x="37.001cm" svg:y="7.6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Paint" svg:width="4cm" svg:height="1.699cm" svg:x="37cm" svg:y="7.119cm">
          <text:p text:style-name="P43"><text:span text:style-name="T7">LANDING</text:span></text:p>
          <text:p text:style-name="P43"><text:span text:style-name="T7">GE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37.17647058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2" draw:layer="Backlight" svg:width="2cm" svg:height="1cm" svg:x="38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5" draw:layer="Paint" svg:x1="38.2cm" svg:y1="12.717cm" svg:x2="39.8cm" svg:y2="12.717cm">
          <text:p text:style-name="P43"><text:span text:style-name="T8">DOWN</text:span></text:p>
        </draw:line>
        <draw:line draw:style-name="gr18" draw:text-style-name="P25" draw:layer="Paint" svg:x1="38.2cm" svg:y1="9.719cm" svg:x2="39.8cm" svg:y2="9.719cm">
          <text:p text:style-name="P43"><text:span text:style-name="T8">UP</text:span></text:p>
        </draw:line>
        <draw:custom-shape draw:style-name="gr20" draw:text-style-name="P11" draw:layer="layout" svg:width="1.2cm" svg:height="1.2cm" svg:x="2.3cm" svg:y="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2.5cm" svg:y="7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2" draw:layer="Backlight" svg:width="2.5cm" svg:height="1.1cm" svg:x="2.649cm" svg:y="5.7cm">
          <text:p/>
          <draw:enhanced-geometry svg:viewBox="0 0 21600 21600" draw:type="rectangle" draw:enhanced-path="M 0 0 L 21600 0 21600 21600 0 21600 0 0 Z N"/>
        </draw:custom-shape>
        <draw:line draw:style-name="gr24" draw:text-style-name="P20" draw:layer="Paint" svg:x1="1cm" svg:y1="6.218cm" svg:x2="6.8cm" svg:y2="6.218cm">
          <text:p text:style-name="P43"><text:span text:style-name="T6">DISPLAY</text:span></text:p>
        </draw:line>
        <draw:line draw:style-name="gr19" draw:text-style-name="P18" draw:layer="Paint" svg:x1="1cm" svg:y1="16.718cm" svg:x2="6.8cm" svg:y2="16.718cm">
          <text:p/>
        </draw:line>
        <draw:line draw:style-name="gr23" draw:text-style-name="P18" draw:layer="Paint" svg:x1="1cm" svg:y1="6.218cm" svg:x2="2.5cm" svg:y2="6.218cm">
          <text:p/>
        </draw:line>
        <draw:line draw:style-name="gr19" draw:text-style-name="P18" draw:layer="Paint" svg:x1="5.3cm" svg:y1="6.218cm" svg:x2="6.8cm" svg:y2="6.218cm">
          <text:p/>
        </draw:line>
        <draw:line draw:style-name="gr23" draw:text-style-name="P18" draw:layer="Paint" svg:x1="1cm" svg:y1="6.218cm" svg:x2="1cm" svg:y2="6.618cm">
          <text:p/>
        </draw:line>
        <draw:line draw:style-name="gr19" draw:text-style-name="P18" draw:layer="Paint" svg:x1="6.8cm" svg:y1="6.618cm" svg:x2="6.8cm" svg:y2="6.218cm">
          <text:p/>
        </draw:line>
        <draw:line draw:style-name="gr19" draw:text-style-name="P18" draw:layer="Paint" svg:x1="1cm" svg:y1="16.718cm" svg:x2="1cm" svg:y2="16.318cm">
          <text:p/>
        </draw:line>
        <draw:line draw:style-name="gr19" draw:text-style-name="P18" draw:layer="Paint" svg:x1="6.8cm" svg:y1="16.318cm" svg:x2="6.8cm" svg:y2="16.718cm">
          <text:p/>
        </draw:line>
        <draw:line draw:style-name="gr18" draw:text-style-name="P17" draw:layer="Paint" svg:x1="6.093cm" svg:y1="7.523cm" svg:x2="6.593cm" svg:y2="7.523cm">
          <text:p text:style-name="P43"><text:span text:style-name="T5">1</text:span></text:p>
        </draw:line>
        <draw:line draw:style-name="gr18" draw:text-style-name="P17" draw:layer="Paint" svg:x1="1.293cm" svg:y1="9.521cm" svg:x2="1.793cm" svg:y2="9.521cm">
          <text:p text:style-name="P43"><text:span text:style-name="T5">2</text:span></text:p>
        </draw:line>
        <draw:line draw:style-name="gr18" draw:text-style-name="P17" draw:layer="Paint" svg:x1="6.093cm" svg:y1="9.523cm" svg:x2="6.593cm" svg:y2="9.523cm">
          <text:p text:style-name="P43"><text:span text:style-name="T5">3</text:span></text:p>
        </draw:line>
        <draw:line draw:style-name="gr18" draw:text-style-name="P17" draw:layer="Paint" svg:x1="1.293cm" svg:y1="11.521cm" svg:x2="1.793cm" svg:y2="11.521cm">
          <text:p text:style-name="P43"><text:span text:style-name="T5">4</text:span></text:p>
        </draw:line>
        <draw:line draw:style-name="gr18" draw:text-style-name="P17" draw:layer="Paint" svg:x1="6.093cm" svg:y1="11.523cm" svg:x2="6.593cm" svg:y2="11.523cm">
          <text:p text:style-name="P43"><text:span text:style-name="T5">5</text:span></text:p>
        </draw:line>
        <draw:line draw:style-name="gr18" draw:text-style-name="P17" draw:layer="Paint" svg:x1="1.293cm" svg:y1="13.521cm" svg:x2="1.793cm" svg:y2="13.521cm">
          <text:p text:style-name="P43"><text:span text:style-name="T5">6</text:span></text:p>
        </draw:line>
        <draw:line draw:style-name="gr18" draw:text-style-name="P17" draw:layer="Paint" svg:x1="6.093cm" svg:y1="13.523cm" svg:x2="6.593cm" svg:y2="13.523cm">
          <text:p text:style-name="P43"><text:span text:style-name="T5">7</text:span></text:p>
        </draw:line>
        <draw:custom-shape draw:style-name="gr98" draw:text-style-name="P52" draw:layer="Backlight" svg:width="1.1cm" svg:height="1.1cm" svg:x="1cm" svg:y="15cm">
          <text:p/>
          <draw:enhanced-geometry svg:viewBox="0 0 21600 21600" draw:type="rectangle" draw:enhanced-path="M 0 0 L 21600 0 21600 21600 0 21600 0 0 Z N"/>
        </draw:custom-shape>
        <draw:line draw:style-name="gr18" draw:text-style-name="P17" draw:layer="Paint" svg:x1="1.293cm" svg:y1="15.521cm" svg:x2="1.793cm" svg:y2="15.521cm">
          <text:p text:style-name="P43"><text:span text:style-name="T5">8</text:span></text:p>
        </draw:line>
        <draw:line draw:style-name="gr18" draw:text-style-name="P17" draw:layer="Paint" svg:x1="6.093cm" svg:y1="15.523cm" svg:x2="6.593cm" svg:y2="15.523cm">
          <text:p text:style-name="P43"><text:span text:style-name="T5">9</text:span></text:p>
        </draw:line>
        <draw:polyline draw:style-name="gr36" draw:text-style-name="P18" draw:layer="Paint" svg:width="0.599cm" svg:height="0.399cm" draw:transform="rotate (1.5707963267949) translate (1.3cm 7.791cm)" svg:viewBox="0 0 600 400" draw:points="0,200 600,200 600,0 300,200 600,400 600,200">
          <text:p/>
        </draw:polyline>
        <draw:custom-shape draw:style-name="gr20" draw:text-style-name="P11" draw:layer="layout" svg:width="1.2cm" svg:height="1.2cm" svg:x="4.3cm" svg:y="6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4.5cm" svg:y="7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0.9cm" svg:height="0.9cm" svg:x="4.45cm" svg:y="7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4.3cm" svg:y="6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4.5cm" svg:y="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4.3cm" svg:y="8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4.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4.3cm" svg:y="10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4.5cm" svg:y="11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4.3cm" svg:y="12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4.5cm" svg:y="13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4.3cm" svg:y="14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4.5cm" svg:y="15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.3cm" svg:y="8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2.5cm" svg:y="9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.3cm" svg:y="10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2.5cm" svg:y="11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.3cm" svg:y="12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2.5cm" svg:y="13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2cm" svg:height="1.2cm" svg:x="2.3cm" svg:y="14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8cm" svg:height="0.8cm" svg:x="2.5cm" svg:y="15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8" draw:layer="Paint" svg:x1="13cm" svg:y1="10.191cm" svg:x2="15.3cm" svg:y2="8.991cm">
          <text:p/>
        </draw:line>
        <draw:line draw:style-name="gr37" draw:text-style-name="P18" draw:layer="Paint" svg:x1="12.8cm" svg:y1="9.891cm" svg:x2="15.3cm" svg:y2="8.091cm">
          <text:p/>
        </draw:line>
        <draw:line draw:style-name="gr37" draw:text-style-name="P18" draw:layer="Paint" svg:x1="12.8cm" svg:y1="12.891cm" svg:x2="15.3cm" svg:y2="14.691cm">
          <text:p/>
        </draw:line>
        <draw:line draw:style-name="gr37" draw:text-style-name="P18" draw:layer="Paint" svg:x1="13cm" svg:y1="12.591cm" svg:x2="15.3cm" svg:y2="13.791cm">
          <text:p/>
        </draw:line>
        <draw:line draw:style-name="gr37" draw:text-style-name="P18" draw:layer="Paint" svg:x1="13.2cm" svg:y1="12.191cm" svg:x2="15.3cm" svg:y2="12.791cm">
          <text:p/>
        </draw:line>
        <draw:line draw:style-name="gr37" draw:text-style-name="P18" draw:layer="Paint" svg:x1="13.3cm" svg:y1="11.691cm" svg:x2="15.3cm" svg:y2="11.891cm">
          <text:p/>
        </draw:line>
        <draw:line draw:style-name="gr37" draw:text-style-name="P18" draw:layer="Paint" svg:x1="13.3cm" svg:y1="11.091cm" svg:x2="15.3cm" svg:y2="10.891cm">
          <text:p/>
        </draw:line>
        <draw:line draw:style-name="gr37" draw:text-style-name="P18" draw:layer="Paint" svg:x1="13.2cm" svg:y1="10.591cm" svg:x2="15.3cm" svg:y2="9.991cm">
          <text:p/>
        </draw:line>
        <draw:g>
          <draw:custom-shape draw:style-name="gr38" draw:text-style-name="P14" draw:layer="layout" svg:width="4.8cm" svg:height="4.8cm" svg:x="8.4cm" svg:y="8.9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3" draw:layer="layout" svg:width="4.6cm" svg:height="4.6cm" svg:x="8.5cm" svg:y="9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1" draw:layer="layout" svg:width="1.2cm" svg:height="1.2cm" svg:x="12cm" svg:y="7.3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layout" svg:width="0.8cm" svg:height="0.8cm" svg:x="12.2cm" svg:y="7.5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1" draw:layer="layout" svg:width="1.2cm" svg:height="1.2cm" svg:x="13.5cm" svg:y="8.6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layout" svg:width="0.8cm" svg:height="0.8cm" svg:x="13.7cm" svg:y="8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19" draw:layer="layout" svg:width="0.3cm" svg:height="0.3cm" svg:x="15.501cm" svg:y="7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2cm" svg:y="8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2cm" svg:y="9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2cm" svg:y="10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2cm" svg:y="11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3cm" svg:y="12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3cm" svg:y="13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3cm" svg:height="0.3cm" svg:x="15.503cm" svg:y="14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8" draw:layer="Paint" svg:x1="16.2cm" svg:y1="7.891cm" svg:x2="20.5cm" svg:y2="7.891cm">
          <text:p text:style-name="P48"><text:span text:style-name="T5">ELEVATOR TRIM</text:span></text:p>
        </draw:line>
        <draw:line draw:style-name="gr18" draw:text-style-name="P28" draw:layer="Paint" svg:x1="16.2cm" svg:y1="8.893cm" svg:x2="20.5cm" svg:y2="8.893cm">
          <text:p text:style-name="P48"><text:span text:style-name="T5">AILERON TRIM</text:span></text:p>
        </draw:line>
        <draw:line draw:style-name="gr18" draw:text-style-name="P28" draw:layer="Paint" svg:x1="16.2cm" svg:y1="9.893cm" svg:x2="20.5cm" svg:y2="9.893cm">
          <text:p text:style-name="P48"><text:span text:style-name="T5">RUDDER TRIM</text:span></text:p>
        </draw:line>
        <draw:line draw:style-name="gr18" draw:text-style-name="P28" draw:layer="Paint" svg:x1="16.2cm" svg:y1="10.893cm" svg:x2="20.5cm" svg:y2="10.893cm">
          <text:p text:style-name="P48"><text:span text:style-name="T5">AP SPEED</text:span></text:p>
        </draw:line>
        <draw:line draw:style-name="gr18" draw:text-style-name="P28" draw:layer="Paint" svg:x1="16.2cm" svg:y1="11.893cm" svg:x2="20.5cm" svg:y2="11.893cm">
          <text:p text:style-name="P48"><text:span text:style-name="T5">AP HEADING</text:span></text:p>
        </draw:line>
        <draw:line draw:style-name="gr18" draw:text-style-name="P28" draw:layer="Paint" svg:x1="16.2cm" svg:y1="12.895cm" svg:x2="20.5cm" svg:y2="12.895cm">
          <text:p text:style-name="P48"><text:span text:style-name="T5">AP ALTITUDE</text:span></text:p>
        </draw:line>
        <draw:line draw:style-name="gr18" draw:text-style-name="P28" draw:layer="Paint" svg:x1="16.2cm" svg:y1="13.895cm" svg:x2="20.5cm" svg:y2="13.895cm">
          <text:p text:style-name="P48"><text:span text:style-name="T5">AP V. SPEED</text:span></text:p>
        </draw:line>
        <draw:custom-shape draw:style-name="gr108" draw:text-style-name="P52" draw:layer="Backlight" svg:width="1.5cm" svg:height="1.2cm" svg:x="16cm" svg:y="14.3cm">
          <text:p/>
          <draw:enhanced-geometry svg:viewBox="0 0 21600 21600" draw:type="rectangle" draw:enhanced-path="M 0 0 L 21600 0 21600 21600 0 21600 0 0 Z N"/>
        </draw:custom-shape>
        <draw:line draw:style-name="gr18" draw:text-style-name="P28" draw:layer="Paint" svg:x1="16.2cm" svg:y1="14.895cm" svg:x2="20.5cm" svg:y2="14.895cm">
          <text:p text:style-name="P48"><text:span text:style-name="T5">E</text:span></text:p>
        </draw:line>
        <draw:line draw:style-name="gr24" draw:text-style-name="P20" draw:layer="Paint" svg:x1="26.9cm" svg:y1="7.093cm" svg:x2="31cm" svg:y2="7.093cm">
          <text:p text:style-name="P43"><text:span text:style-name="T6">SPOILERS</text:span></text:p>
        </draw:line>
        <draw:line draw:style-name="gr19" draw:text-style-name="P18" draw:layer="Paint" svg:x1="26.7cm" svg:y1="7.091cm" svg:x2="27.3cm" svg:y2="7.093cm">
          <text:p/>
        </draw:line>
        <draw:line draw:style-name="gr19" draw:text-style-name="P18" draw:layer="Paint" svg:x1="30.6cm" svg:y1="7.091cm" svg:x2="31.2cm" svg:y2="7.093cm">
          <text:p/>
        </draw:line>
        <draw:line draw:style-name="gr19" draw:text-style-name="P18" draw:layer="Paint" svg:x1="26.7cm" svg:y1="7.091cm" svg:x2="26.7cm" svg:y2="15.991cm">
          <text:p/>
        </draw:line>
        <draw:line draw:style-name="gr19" draw:text-style-name="P18" draw:layer="Paint" svg:x1="31.2cm" svg:y1="7.091cm" svg:x2="31.2cm" svg:y2="15.991cm">
          <text:p/>
        </draw:line>
        <draw:g>
          <draw:custom-shape draw:style-name="gr40" draw:text-style-name="P29" draw:layer="layout" svg:width="0.2cm" svg:height="6.3cm" svg:x="29.3cm" svg:y="8.3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4" draw:layer="layout" svg:width="1.6cm" svg:height="0.7cm" svg:x="28.6cm" svg:y="8.8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0.8cm" svg:height="0.1cm" svg:x="29.4cm" svg:y="9.1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8" draw:text-style-name="P25" draw:layer="Paint" svg:x1="27.102cm" svg:y1="14.577cm" svg:x2="28.302cm" svg:y2="14.577cm">
          <text:p text:style-name="P43"><text:span text:style-name="T8">MAX</text:span></text:p>
        </draw:line>
        <draw:line draw:style-name="gr19" draw:text-style-name="P18" draw:layer="Paint" svg:x1="28.5cm" svg:y1="14.545cm" svg:x2="30.3cm" svg:y2="14.545cm">
          <text:p/>
        </draw:line>
        <draw:line draw:style-name="gr19" draw:text-style-name="P18" draw:layer="Paint" svg:x1="28.5cm" svg:y1="11.541cm" svg:x2="30.3cm" svg:y2="11.541cm">
          <text:p/>
        </draw:line>
        <draw:line draw:style-name="gr19" draw:text-style-name="P18" draw:layer="Paint" svg:x1="28.5cm" svg:y1="8.537cm" svg:x2="30.3cm" svg:y2="8.537cm">
          <text:p/>
        </draw:line>
        <draw:line draw:style-name="gr18" draw:text-style-name="P25" draw:layer="Paint" svg:x1="27.102cm" svg:y1="11.577cm" svg:x2="28.302cm" svg:y2="11.577cm">
          <text:p text:style-name="P43"><text:span text:style-name="T8">1/2</text:span></text:p>
        </draw:line>
        <draw:custom-shape draw:style-name="gr109" draw:text-style-name="P52" draw:layer="Backlight" svg:width="1cm" svg:height="0.9cm" svg:x="27.2cm" svg:y="8.1cm">
          <text:p/>
          <draw:enhanced-geometry svg:viewBox="0 0 21600 21600" draw:type="rectangle" draw:enhanced-path="M 0 0 L 21600 0 21600 21600 0 21600 0 0 Z N"/>
        </draw:custom-shape>
        <draw:line draw:style-name="gr18" draw:text-style-name="P25" draw:layer="Paint" svg:x1="27.102cm" svg:y1="8.573cm" svg:x2="28.302cm" svg:y2="8.573cm">
          <text:p text:style-name="P43"><text:span text:style-name="T8">0</text:span></text:p>
        </draw:line>
        <draw:line draw:style-name="gr19" draw:text-style-name="P18" draw:layer="Paint" svg:x1="26.7cm" svg:y1="15.991cm" svg:x2="31.2cm" svg:y2="15.993cm">
          <text:p/>
        </draw:line>
        <draw:custom-shape draw:style-name="gr110" draw:text-style-name="P52" draw:layer="Backlight" svg:width="2.1cm" svg:height="1.1cm" svg:x="23.1cm" svg:y="6.515cm">
          <text:p/>
          <draw:enhanced-geometry svg:viewBox="0 0 21600 21600" draw:type="rectangle" draw:enhanced-path="M 0 0 L 21600 0 21600 21600 0 21600 0 0 Z N"/>
        </draw:custom-shape>
        <draw:g>
          <draw:custom-shape draw:style-name="gr40" draw:text-style-name="P29" draw:layer="layout" svg:width="0.2cm" svg:height="6.3cm" svg:x="24.5cm" svg:y="8.3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4" draw:layer="layout" svg:width="1.6cm" svg:height="0.7cm" svg:x="23.8cm" svg:y="8.8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0.8cm" svg:height="0.1cm" svg:x="24.6cm" svg:y="9.1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3" draw:text-style-name="P30" draw:layer="layout" svg:width="0.3cm" svg:height="0.3cm" svg:x="22.6cm" svg:y="8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3.1cm" svg:y="9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3.1cm" svg:y="9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2.6cm" svg:y="14.4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2.6cm" svg:y="10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2.6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3.1cm" svg:y="11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3.1cm" svg:y="11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3.1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draw:layer="layout" svg:width="0.3cm" svg:height="0.3cm" svg:x="23.1cm" svg:y="13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8" draw:layer="Paint" svg:x1="22.7cm" svg:y1="9.236cm" svg:x2="23cm" svg:y2="9.236cm">
          <text:p/>
        </draw:line>
        <draw:line draw:style-name="gr37" draw:text-style-name="P18" draw:layer="Paint" svg:x1="22.7cm" svg:y1="9.895cm" svg:x2="23cm" svg:y2="9.895cm">
          <text:p/>
        </draw:line>
        <draw:line draw:style-name="gr37" draw:text-style-name="P18" draw:layer="Paint" svg:x1="22.7cm" svg:y1="11.233cm" svg:x2="23cm" svg:y2="11.233cm">
          <text:p/>
        </draw:line>
        <draw:line draw:style-name="gr37" draw:text-style-name="P18" draw:layer="Paint" svg:x1="22.7cm" svg:y1="11.892cm" svg:x2="23cm" svg:y2="11.892cm">
          <text:p/>
        </draw:line>
        <draw:line draw:style-name="gr37" draw:text-style-name="P18" draw:layer="Paint" svg:x1="22.7cm" svg:y1="13.247cm" svg:x2="23cm" svg:y2="13.247cm">
          <text:p/>
        </draw:line>
        <draw:line draw:style-name="gr37" draw:text-style-name="P18" draw:layer="Paint" svg:x1="22.7cm" svg:y1="13.906cm" svg:x2="23cm" svg:y2="13.906cm">
          <text:p/>
        </draw:line>
        <draw:line draw:style-name="gr19" draw:text-style-name="P18" draw:layer="Paint" svg:x1="23cm" svg:y1="8.564cm" svg:x2="24cm" svg:y2="8.564cm">
          <text:p/>
        </draw:line>
        <draw:line draw:style-name="gr19" draw:text-style-name="P18" draw:layer="Paint" svg:x1="23cm" svg:y1="10.564cm" svg:x2="24cm" svg:y2="10.564cm">
          <text:p/>
        </draw:line>
        <draw:line draw:style-name="gr19" draw:text-style-name="P18" draw:layer="Paint" svg:x1="23cm" svg:y1="12.578cm" svg:x2="24cm" svg:y2="12.578cm">
          <text:p/>
        </draw:line>
        <draw:line draw:style-name="gr19" draw:text-style-name="P18" draw:layer="Paint" svg:x1="23cm" svg:y1="14.572cm" svg:x2="24cm" svg:y2="14.572cm">
          <text:p/>
        </draw:line>
        <draw:line draw:style-name="gr19" draw:text-style-name="P18" draw:layer="Paint" svg:x1="25.2cm" svg:y1="8.564cm" svg:x2="25.7cm" svg:y2="8.564cm">
          <text:p/>
        </draw:line>
        <draw:line draw:style-name="gr19" draw:text-style-name="P18" draw:layer="Paint" svg:x1="25.2cm" svg:y1="10.564cm" svg:x2="25.7cm" svg:y2="10.564cm">
          <text:p/>
        </draw:line>
        <draw:line draw:style-name="gr19" draw:text-style-name="P18" draw:layer="Paint" svg:x1="25.2cm" svg:y1="12.578cm" svg:x2="25.7cm" svg:y2="12.578cm">
          <text:p/>
        </draw:line>
        <draw:line draw:style-name="gr19" draw:text-style-name="P18" draw:layer="Paint" svg:x1="25.2cm" svg:y1="14.572cm" svg:x2="25.7cm" svg:y2="14.572cm">
          <text:p/>
        </draw:line>
        <draw:line draw:style-name="gr24" draw:text-style-name="P20" draw:layer="Paint" svg:x1="22cm" svg:y1="7.091cm" svg:x2="26.3cm" svg:y2="7.091cm">
          <text:p text:style-name="P43"><text:span text:style-name="T6">FLAPS</text:span></text:p>
        </draw:line>
        <draw:line draw:style-name="gr19" draw:text-style-name="P18" draw:layer="Paint" svg:x1="22cm" svg:y1="7.091cm" svg:x2="23cm" svg:y2="7.091cm">
          <text:p/>
        </draw:line>
        <draw:line draw:style-name="gr19" draw:text-style-name="P18" draw:layer="Paint" svg:x1="25.3cm" svg:y1="7.091cm" svg:x2="26.3cm" svg:y2="7.091cm">
          <text:p/>
        </draw:line>
        <draw:line draw:style-name="gr19" draw:text-style-name="P18" draw:layer="Paint" svg:x1="22cm" svg:y1="7.091cm" svg:x2="22cm" svg:y2="15.991cm">
          <text:p/>
        </draw:line>
        <draw:line draw:style-name="gr19" draw:text-style-name="P18" draw:layer="Paint" svg:x1="22cm" svg:y1="15.991cm" svg:x2="26.3cm" svg:y2="15.993cm">
          <text:p/>
        </draw:line>
        <draw:line draw:style-name="gr19" draw:text-style-name="P18" draw:layer="Paint" svg:x1="26.3cm" svg:y1="7.091cm" svg:x2="26.3cm" svg:y2="15.991cm">
          <text:p/>
        </draw:line>
        <draw:custom-shape draw:style-name="gr14" draw:text-style-name="P13" draw:layer="layout" svg:width="1.2cm" svg:height="1.2cm" svg:x="33.5cm" svg:y="11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6cm" svg:height="0.6cm" svg:x="33.8cm" svg:y="12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3cm" svg:height="0.61cm" svg:x="33.95cm" svg:y="12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3cm" svg:height="0.3cm" svg:x="33.95cm" svg:y="12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2" draw:layer="Backlight" svg:width="1cm" svg:height="1cm" svg:x="33.6cm" svg:y="10.8cm">
          <text:p/>
          <draw:enhanced-geometry svg:viewBox="0 0 21600 21600" draw:type="rectangle" draw:enhanced-path="M 0 0 L 21600 0 21600 21600 0 21600 0 0 Z N"/>
        </draw:custom-shape>
        <draw:line draw:style-name="gr18" draw:text-style-name="P17" draw:layer="Paint" svg:x1="33.3cm" svg:y1="11.317cm" svg:x2="34.9cm" svg:y2="11.317cm">
          <text:p text:style-name="P43"><text:span text:style-name="T5">G</text:span></text:p>
        </draw:line>
        <draw:line draw:style-name="gr18" draw:text-style-name="P17" draw:layer="Paint" svg:x1="33.3cm" svg:y1="7.619cm" svg:x2="34.9cm" svg:y2="7.619cm">
          <text:p text:style-name="P43"><text:span text:style-name="T5">F</text:span></text:p>
        </draw:line>
        <draw:custom-shape draw:style-name="gr111" draw:text-style-name="P52" draw:layer="Backlight" svg:width="1.2cm" svg:height="2.7cm" svg:x="31.7cm" svg:y="8.9cm">
          <text:p/>
          <draw:enhanced-geometry svg:viewBox="0 0 21600 21600" draw:type="rectangle" draw:enhanced-path="M 0 0 L 21600 0 21600 21600 0 21600 0 0 Z N"/>
        </draw:custom-shape>
        <draw:line draw:style-name="gr18" draw:text-style-name="P31" draw:layer="Paint" svg:x1="32.3cm" svg:y1="13.251cm" svg:x2="32.3cm" svg:y2="7.251cm">
          <text:p text:style-name="P43"><text:span text:style-name="T9">CUSTOM</text:span></text:p>
        </draw:line>
        <draw:line draw:style-name="gr19" draw:text-style-name="P32" draw:layer="Paint" svg:x1="32.3cm" svg:y1="11.743cm" svg:x2="32.3cm" svg:y2="13.393cm">
          <text:p/>
        </draw:line>
        <draw:line draw:style-name="gr19" draw:text-style-name="P32" draw:layer="Paint" svg:x1="32.3cm" svg:y1="7.091cm" svg:x2="32.3cm" svg:y2="8.741cm">
          <text:p/>
        </draw:line>
        <draw:line draw:style-name="gr19" draw:text-style-name="P32" draw:layer="Paint" svg:x1="32.7cm" svg:y1="13.391cm" svg:x2="32.3cm" svg:y2="13.391cm">
          <text:p/>
        </draw:line>
        <draw:line draw:style-name="gr19" draw:text-style-name="P32" draw:layer="Paint" svg:x1="32.3cm" svg:y1="7.091cm" svg:x2="32.7cm" svg:y2="7.091cm">
          <text:p/>
        </draw:line>
        <draw:line draw:style-name="gr19" draw:text-style-name="P32" draw:layer="Paint" svg:x1="35.9cm" svg:y1="7.091cm" svg:x2="35.9cm" svg:y2="13.391cm">
          <text:p/>
        </draw:line>
        <draw:line draw:style-name="gr19" draw:text-style-name="P32" draw:layer="Paint" svg:x1="35.9cm" svg:y1="13.391cm" svg:x2="35.5cm" svg:y2="13.391cm">
          <text:p/>
        </draw:line>
        <draw:line draw:style-name="gr19" draw:text-style-name="P32" draw:layer="Paint" svg:x1="35.5cm" svg:y1="7.091cm" svg:x2="35.9cm" svg:y2="7.091cm">
          <text:p/>
        </draw:line>
        <draw:custom-shape draw:style-name="gr44" draw:text-style-name="P33" draw:layer="layout" svg:width="2.3cm" svg:height="2.3cm" svg:x="32.95cm" svg:y="8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4" draw:layer="layout" svg:width="1.5cm" svg:height="1.5cm" svg:x="33.35cm" svg:y="8.651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6" draw:text-style-name="P35" draw:layer="layout" svg:width="1.4cm" svg:height="1.4cm" svg:x="33.4cm" svg:y="8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6" draw:layer="layout" svg:width="1.1cm" svg:height="1.1cm" svg:x="33.55cm" svg:y="8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37" draw:layer="layout" svg:x1="33.2cm" svg:y1="10.101cm" svg:x2="33.5cm" svg:y2="9.901cm">
          <text:p/>
        </draw:line>
        <draw:line draw:style-name="gr24" draw:text-style-name="P20" draw:layer="Backlight" svg:x1="5.2cm" svg:y1="1.02cm" svg:x2="18.2cm" svg:y2="1.02cm">
          <text:p text:style-name="P43"><text:span text:style-name="T6">LIGHTS</text:span></text:p>
        </draw:line>
      </draw:page>
      <draw:page draw:name="page8" draw:style-name="dp3" draw:master-page-name="Default">
        <draw:custom-shape draw:style-name="gr112" draw:text-style-name="P55" draw:layer="Backlight" svg:width="2.5cm" svg:height="0.7cm" svg:x="10cm" svg:y="3.5cm">
          <text:p text:style-name="P43"><text:span text:style-name="T15">acacac</text:span></text:p>
          <draw:enhanced-geometry svg:viewBox="0 0 21600 21600" draw:type="rectangle" draw:enhanced-path="M 0 0 L 21600 0 21600 21600 0 21600 0 0 Z N"/>
        </draw:custom-shape>
        <draw:custom-shape draw:style-name="gr113" draw:text-style-name="P56" draw:layer="Backlight" svg:width="2.5cm" svg:height="0.7cm" svg:x="10cm" svg:y="4.5cm">
          <text:p text:style-name="P43"><text:span text:style-name="T15">a1a1a1</text:span></text:p>
          <draw:enhanced-geometry svg:viewBox="0 0 21600 21600" draw:type="rectangle" draw:enhanced-path="M 0 0 L 21600 0 21600 21600 0 21600 0 0 Z N"/>
        </draw:custom-shape>
        <draw:custom-shape draw:style-name="gr114" draw:text-style-name="P57" draw:layer="Backlight" svg:width="2.5cm" svg:height="0.7cm" svg:x="10cm" svg:y="5.5cm">
          <text:p text:style-name="P43"><text:span text:style-name="T15">93939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aint"/>
      <draw:layer draw:name="Backligh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14:32:15.575000000</meta:creation-date>
    <dc:date>2020-08-24T13:18:43.334228008</dc:date>
    <meta:editing-duration>PT11H12M11S</meta:editing-duration>
    <meta:editing-cycles>209</meta:editing-cycles>
    <meta:generator>LibreOffice/6.0.7.3$Linux_X86_64 LibreOffice_project/00m0$Build-3</meta:generator>
    <meta:print-date>2019-12-11T09:11:49.196000000</meta:print-date>
    <dc:creator>S. Jansen</dc:creator>
    <meta:document-statistic meta:object-count="2046"/>
  </office:meta>
</office:document-meta>
</file>